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0.8752in"/>
    </style:style>
    <style:style style:name="co2" style:family="table-column">
      <style:table-column-properties fo:break-before="auto" style:column-width="1.8543in"/>
    </style:style>
    <style:style style:name="co3" style:family="table-column">
      <style:table-column-properties fo:break-before="auto" style:column-width="2.0575in"/>
    </style:style>
    <style:style style:name="co4" style:family="table-column">
      <style:table-column-properties fo:break-before="auto" style:column-width="2.1929in"/>
    </style:style>
    <style:style style:name="co5" style:family="table-column">
      <style:table-column-properties fo:break-before="auto" style:column-width="1.2772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8429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1.289in"/>
    </style:style>
    <style:style style:name="co10" style:family="table-column">
      <style:table-column-properties fo:break-before="auto" style:column-width="0.8472in"/>
    </style:style>
    <style:style style:name="co11" style:family="table-column">
      <style:table-column-properties fo:break-before="auto" style:column-width="1.3681in"/>
    </style:style>
    <style:style style:name="ro1" style:family="table-row">
      <style:table-row-properties style:row-height="0.222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ta1" style:family="table" style:master-page-name="PageStyle_5f_Measurements_20__28_Shot_20_Comparisons_29_">
      <style:table-properties table:display="true" style:writing-mode="lr-tb"/>
    </style:style>
    <style:style style:name="ta2" style:family="table" style:master-page-name="PageStyle_5f_Measurements_20__28_Seed_20_Comparisons_29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fo:padding="0.028in" style:rotation-align="none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0.74pt solid #000000"/>
    </style:style>
    <style:style style:name="ce9" style:family="table-cell" style:parent-style-name="Default">
      <style:table-cell-properties fo:border-bottom="0.74pt solid #000000" style:diagonal-bl-tr="none" style:diagonal-tl-br="none" fo:border-left="none" fo:padding="0.028in" fo:border-right="0.74pt solid #000000" style:rotation-align="none" fo:border-top="0.74pt solid #000000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2">
      <style:table-cell-properties fo:padding="0.028in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Measurements (Shot Comparisons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" table:number-columns-repeated="2" table:default-cell-style-name="Default"/>
        <table:table-column table:style-name="co1" table:number-columns-repeated="16370"/>
        <table:table-row table:style-name="ro1">
          <table:table-cell table:style-name="ce1" office:value-type="string" calcext:value-type="string">
            <text:p>Measurement Data: Comparison with Morton (1849) Shot-Based Capacities</text:p>
          </table:table-cell>
          <table:table-cell table:number-columns-repeated="13"/>
          <table:table-cell table:style-name="Default" table:number-columns-repeated="16370"/>
        </table:table-row>
        <table:table-row table:style-name="ro1">
          <table:table-cell table:style-name="ce1"/>
          <table:table-cell table:number-columns-repeated="13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ee key to columns below table.</text:p>
          </table:table-cell>
          <table:table-cell table:number-columns-repeated="13"/>
          <table:table-cell table:style-name="Default" table:number-columns-repeated="16370"/>
        </table:table-row>
        <table:table-row table:style-name="ro2">
          <table:table-cell table:number-columns-repeated="14"/>
          <table:table-cell table:style-name="Default" table:number-columns-repeated="16370"/>
        </table:table-row>
        <table:table-row table:style-name="ro2">
          <table:table-cell/>
          <table:table-cell table:style-name="ce7" office:value-type="string" calcext:value-type="string">
            <text:p>Population Groupings</text:p>
          </table:table-cell>
          <table:table-cell table:style-name="ce8"/>
          <table:table-cell table:style-name="ce9"/>
          <table:table-cell table:style-name="ce11" office:value-type="string" calcext:value-type="string">
            <text:p>Cranial Capacities</text:p>
          </table:table-cell>
          <table:table-cell table:style-name="ce14" table:number-columns-repeated="2"/>
          <table:table-cell table:style-name="ce16"/>
          <table:table-cell/>
          <table:table-cell table:style-name="ce11" office:value-type="string" calcext:value-type="string">
            <text:p>Quantile Assignments</text:p>
          </table:table-cell>
          <table:table-cell table:style-name="ce16"/>
          <table:table-cell table:number-columns-repeated="3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Specimen #</text:p>
          </table:table-cell>
          <table:table-cell table:style-name="ce3" office:value-type="string" calcext:value-type="string">
            <text:p>Morton (1849) Affiliation</text:p>
          </table:table-cell>
          <table:table-cell table:style-name="ce3" office:value-type="string" calcext:value-type="string">
            <text:p>Morton-Based (8 Populations)</text:p>
          </table:table-cell>
          <table:table-cell table:style-name="ce3" office:value-type="string" calcext:value-type="string">
            <text:p>Continent-Based (6 Populations)</text:p>
          </table:table-cell>
          <table:table-cell table:style-name="ce12" office:value-type="string" calcext:value-type="string">
            <text:p>Current (cm3)</text:p>
          </table:table-cell>
          <table:table-cell table:style-name="ce12" office:value-type="string" calcext:value-type="string">
            <text:p>Current (in3)</text:p>
          </table:table-cell>
          <table:table-cell table:style-name="ce12" office:value-type="string" calcext:value-type="string">
            <text:p>Current Shot Adjusted (in3)</text:p>
          </table:table-cell>
          <table:table-cell table:style-name="ce12" office:value-type="string" calcext:value-type="string">
            <text:p>Morton Shot (in3)</text:p>
          </table:table-cell>
          <table:table-cell table:style-name="ce12" office:value-type="string" calcext:value-type="string">
            <text:p>Percent Difference</text:p>
          </table:table-cell>
          <table:table-cell table:style-name="ce12" office:value-type="string" calcext:value-type="string">
            <text:p>3 Divisions</text:p>
          </table:table-cell>
          <table:table-cell table:style-name="ce12" office:value-type="string" calcext:value-type="string">
            <text:p>5 Divisions</text:p>
          </table:table-cell>
          <table:table-cell table:style-name="ce12" office:value-type="string" calcext:value-type="string">
            <text:p>Measurement Error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egro born in the US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97.22" calcext:value-type="float">
            <text:p>1297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7]-[.G7])/[.G7]" office:value-type="percentage" office:value="0.0121951219512195" calcext:value-type="percentage">
            <text:p>1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38468725380795" calcext:value-type="percentage">
            <text:p>0.1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hinese</text:p>
          </table:table-cell>
          <table:table-cell table:style-name="ce4" office:value-type="string" calcext:value-type="string">
            <text:p>"Mongolian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81.26" calcext:value-type="float">
            <text:p>1381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9" calcext:value-type="float">
            <text:p>89</text:p>
          </table:table-cell>
          <table:table-cell table:style-name="ce17" table:formula="of:=([.H8]-[.G8])/[.G8]" office:value-type="percentage" office:value="0.0229885057471264" calcext:value-type="percentage">
            <text:p>2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92600092331569" calcext:value-type="percentage">
            <text:p>0.2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Hindu of Bengal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165.45" calcext:value-type="float">
            <text:p>1165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3" calcext:value-type="float">
            <text:p>73</text:p>
          </table:table-cell>
          <table:table-cell table:style-name="ce17" table:formula="of:=([.H9]-[.G9])/[.G9]" office:value-type="percentage" office:value="-0.0135135135135135" calcext:value-type="percentage">
            <text:p>-1.4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51466006257433" calcext:value-type="percentage">
            <text:p>0.2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nglo-American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347.26" calcext:value-type="float">
            <text:p>1347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2" table:style-name="ce15" office:value-type="float" office:value="85" calcext:value-type="float">
            <text:p>85</text:p>
          </table:table-cell>
          <table:table-cell table:style-name="ce17" table:formula="of:=([.H10]-[.G10])/[.G10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105257544159048" calcext:value-type="percentage">
            <text:p>0.1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Huron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29.18" calcext:value-type="float">
            <text:p>1229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5" calcext:value-type="float">
            <text:p>75</text:p>
          </table:table-cell>
          <table:table-cell table:style-name="ce17" table:formula="of:=([.H11]-[.G11])/[.G11]" office:value-type="percentage" office:value="-0.0384615384615385" calcext:value-type="percentage">
            <text:p>-3.8%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0769126641316247" calcext:value-type="percentage">
            <text:p>0.0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roquois?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640.37" calcext:value-type="float">
            <text:p>164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office:value-type="float" office:value="103" calcext:value-type="float">
            <text:p>103</text:p>
          </table:table-cell>
          <table:table-cell table:style-name="ce17" table:formula="of:=([.H12]-[.G12])/[.G12]" office:value-type="percentage" office:value="-0.00961538461538462" calcext:value-type="percentage">
            <text:p>-1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33688958279131" calcext:value-type="percentage">
            <text:p>0.4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eltic Irish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167.56" calcext:value-type="float">
            <text:p>1168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8" calcext:value-type="float">
            <text:p>78</text:p>
          </table:table-cell>
          <table:table-cell table:style-name="ce17" table:formula="of:=([.H13]-[.G13])/[.G13]" office:value-type="percentage" office:value="0.0540540540540541" calcext:value-type="percentage">
            <text:p>5.4%</text:p>
          </table:table-cell>
          <table:table-cell table:number-columns-repeated="2" table:style-name="ce15" office:value-type="string" calcext:value-type="string">
            <text:p>I</text:p>
          </table:table-cell>
          <table:table-cell table:style-name="ce18" office:value-type="percentage" office:value="0.009959506105663" calcext:value-type="percentage">
            <text:p>1.0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Hindu of Bengal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236.65" calcext:value-type="float">
            <text:p>1237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78" calcext:value-type="float">
            <text:p>78</text:p>
          </table:table-cell>
          <table:table-cell table:style-name="ce17" table:formula="of:=([.H14]-[.G14])/[.G14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149073907020698" calcext:value-type="percentage">
            <text:p>0.1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Anglo-American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283.92" calcext:value-type="float">
            <text:p>1284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2" calcext:value-type="float">
            <text:p>82</text:p>
          </table:table-cell>
          <table:table-cell table:style-name="ce17" table:formula="of:=([.H15]-[.G15])/[.G15]" office:value-type="percentage" office:value="0.0123456790123457" calcext:value-type="percentage">
            <text:p>1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0662702234632049" calcext:value-type="percentage">
            <text:p>0.0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Hindu of Bengal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149.64" calcext:value-type="float">
            <text:p>115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7" table:formula="of:=([.H16]-[.G16])/[.G16]" office:value-type="percentage" office:value="0.0136986301369863" calcext:value-type="percentage">
            <text:p>1.4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421450472168439" calcext:value-type="percentage">
            <text:p>0.4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assasauga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50.97" calcext:value-type="float">
            <text:p>1251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0" calcext:value-type="float">
            <text:p>80</text:p>
          </table:table-cell>
          <table:table-cell table:style-name="ce17" table:formula="of:=([.H17]-[.G17])/[.G17]" office:value-type="percentage" office:value="0.0126582278481013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8893220054624" calcext:value-type="percentage">
            <text:p>0.1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Ancient Peruvian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265.95" calcext:value-type="float">
            <text:p>126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78" calcext:value-type="float">
            <text:p>78</text:p>
          </table:table-cell>
          <table:table-cell table:style-name="ce17" table:formula="of:=([.H18]-[.G18])/[.G18]" office:value-type="percentage" office:value="-0.025" calcext:value-type="percentage">
            <text:p>-2.5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24782703829737" calcext:value-type="percentage">
            <text:p>0.2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Oneida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520.29" calcext:value-type="float">
            <text:p>1520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97" calcext:value-type="float">
            <text:p>97</text:p>
          </table:table-cell>
          <table:table-cell table:style-name="ce15" office:value-type="float" office:value="95" calcext:value-type="float">
            <text:p>95</text:p>
          </table:table-cell>
          <table:table-cell table:style-name="ce17" table:formula="of:=([.H19]-[.G19])/[.G19]" office:value-type="percentage" office:value="-0.0206185567010309" calcext:value-type="percentage">
            <text:p>-2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0684036637002173" calcext:value-type="percentage">
            <text:p>0.0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Mexican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55.93" calcext:value-type="float">
            <text:p>125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1" calcext:value-type="float">
            <text:p>81</text:p>
          </table:table-cell>
          <table:table-cell table:style-name="ce17" table:formula="of:=([.H20]-[.G20])/[.G20]" office:value-type="percentage" office:value="0.0125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624776059183602" calcext:value-type="percentage">
            <text:p>0.6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Menomin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143.2" calcext:value-type="float">
            <text:p>1143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7" table:formula="of:=([.H21]-[.G21])/[.G21]" office:value-type="percentage" office:value="0.0136986301369863" calcext:value-type="percentage">
            <text:p>1.4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81171592407042" calcext:value-type="percentage">
            <text:p>0.2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German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400.79" calcext:value-type="float">
            <text:p>1401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90" calcext:value-type="float">
            <text:p>90</text:p>
          </table:table-cell>
          <table:table-cell table:style-name="ce17" table:formula="of:=([.H22]-[.G22])/[.G22]" office:value-type="percentage" office:value="0.0227272727272727" calcext:value-type="percentage">
            <text:p>2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80083498627605" calcext:value-type="percentage">
            <text:p>0.2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Tagelos Malay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063.76" calcext:value-type="float">
            <text:p>1064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2" table:style-name="ce15" office:value-type="float" office:value="68" calcext:value-type="float">
            <text:p>68</text:p>
          </table:table-cell>
          <table:table-cell table:style-name="ce17" table:formula="of:=([.H23]-[.G23])/[.G23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119978563829921" calcext:value-type="percentage">
            <text:p>0.1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eltic Irish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514.59" calcext:value-type="float">
            <text:p>1515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97" calcext:value-type="float">
            <text:p>97</text:p>
          </table:table-cell>
          <table:table-cell table:style-name="ce17" table:formula="of:=([.H24]-[.G24])/[.G24]" office:value-type="percentage" office:value="0.0104166666666667" calcext:value-type="percentage">
            <text:p>1.0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48115570047889" calcext:value-type="percentage">
            <text:p>0.2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Menomin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196.95" calcext:value-type="float">
            <text:p>1197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7" table:formula="of:=([.H25]-[.G25])/[.G25]" office:value-type="percentage" office:value="0.0131578947368421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401236566868283" calcext:value-type="percentage">
            <text:p>0.4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Anglo-American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461.79" calcext:value-type="float">
            <text:p>1462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91" calcext:value-type="float">
            <text:p>91</text:p>
          </table:table-cell>
          <table:table-cell table:style-name="ce17" table:formula="of:=([.H26]-[.G26])/[.G26]" office:value-type="percentage" office:value="-0.021505376344086" calcext:value-type="percentage">
            <text:p>-2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510921430631752" calcext:value-type="percentage">
            <text:p>0.5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Javanese Malay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481.98" calcext:value-type="float">
            <text:p>1482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93" calcext:value-type="float">
            <text:p>93</text:p>
          </table:table-cell>
          <table:table-cell table:style-name="ce17" table:formula="of:=([.H27]-[.G27])/[.G27]" office:value-type="percentage" office:value="-0.0106382978723404" calcext:value-type="percentage">
            <text:p>-1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309394887393012" calcext:value-type="percentage">
            <text:p>0.3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Hindu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424.62" calcext:value-type="float">
            <text:p>1425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7" table:formula="of:=([.H28]-[.G28])/[.G28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05262256777328" calcext:value-type="percentage">
            <text:p>0.3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Osag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85.24" calcext:value-type="float">
            <text:p>1285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2" table:style-name="ce15" office:value-type="float" office:value="81" calcext:value-type="float">
            <text:p>81</text:p>
          </table:table-cell>
          <table:table-cell table:style-name="ce17" table:formula="of:=([.H29]-[.G29])/[.G29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53077215044618" calcext:value-type="percentage">
            <text:p>0.3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Irishman (Celt)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345.94" calcext:value-type="float">
            <text:p>1346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2" calcext:value-type="float">
            <text:p>82</text:p>
          </table:table-cell>
          <table:table-cell table:style-name="ce17" table:formula="of:=([.H30]-[.G30])/[.G30]" office:value-type="percentage" office:value="-0.0352941176470588" calcext:value-type="percentage">
            <text:p>-3.5%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533829326335483" calcext:value-type="percentage">
            <text:p>0.5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German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348.25" calcext:value-type="float">
            <text:p>1348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7" calcext:value-type="float">
            <text:p>87</text:p>
          </table:table-cell>
          <table:table-cell table:style-name="ce17" table:formula="of:=([.H31]-[.G31])/[.G31]" office:value-type="percentage" office:value="0.0235294117647059" calcext:value-type="percentage">
            <text:p>2.4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525900236024034" calcext:value-type="percentage">
            <text:p>0.5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Anglo-Saxon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542.66" calcext:value-type="float">
            <text:p>1543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99" calcext:value-type="float">
            <text:p>99</text:p>
          </table:table-cell>
          <table:table-cell table:style-name="ce17" table:formula="of:=([.H32]-[.G32])/[.G32]" office:value-type="percentage" office:value="0.0102040816326531" calcext:value-type="percentage">
            <text:p>1.0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0674117297022511" calcext:value-type="percentage">
            <text:p>0.0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Negro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36.48" calcext:value-type="float">
            <text:p>1336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4" calcext:value-type="float">
            <text:p>84</text:p>
          </table:table-cell>
          <table:table-cell table:style-name="ce17" table:formula="of:=([.H33]-[.G33])/[.G33]" office:value-type="percentage" office:value="-0.0117647058823529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88089208559819" calcext:value-type="percentage">
            <text:p>0.4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Ancient Peruvian (Arica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344.14" calcext:value-type="float">
            <text:p>1344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7" table:formula="of:=([.H34]-[.G34])/[.G34]" office:value-type="percentage" office:value="0.0117647058823529" calcext:value-type="percentage">
            <text:p>1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654111477476076" calcext:value-type="percentage">
            <text:p>0.6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Peruvian from Tumulus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406.46" calcext:value-type="float">
            <text:p>1406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0" calcext:value-type="float">
            <text:p>90</text:p>
          </table:table-cell>
          <table:table-cell table:style-name="ce17" table:formula="of:=([.H35]-[.G35])/[.G35]" office:value-type="percentage" office:value="0.0112359550561798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413389518458349" calcext:value-type="percentage">
            <text:p>0.4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Negress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38.59" calcext:value-type="float">
            <text:p>1239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0" calcext:value-type="float">
            <text:p>80</text:p>
          </table:table-cell>
          <table:table-cell table:style-name="ce17" table:formula="of:=([.H36]-[.G36])/[.G36]" office:value-type="percentage" office:value="0.0126582278481013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435072657133751" calcext:value-type="percentage">
            <text:p>0.4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Chetimaches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19.35" calcext:value-type="float">
            <text:p>1319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75" calcext:value-type="float">
            <text:p>75</text:p>
          </table:table-cell>
          <table:table-cell table:style-name="ce17" table:formula="of:=([.H37]-[.G37])/[.G37]" office:value-type="percentage" office:value="-0.107142857142857" calcext:value-type="percentage">
            <text:p>-10.7%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V</text:p>
          </table:table-cell>
          <table:table-cell table:style-name="ce18" office:value-type="percentage" office:value="0.00469348665867463" calcext:value-type="percentage">
            <text:p>0.4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Ancient 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325.99" calcext:value-type="float">
            <text:p>1326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38]-[.G38])/[.G38]" office:value-type="percentage" office:value="-0.0119047619047619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131900160846892" calcext:value-type="percentage">
            <text:p>0.1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Negro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182.69" calcext:value-type="float">
            <text:p>1183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7" table:formula="of:=([.H39]-[.G39])/[.G39]" office:value-type="percentage" office:value="0.0133333333333333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367705541402455" calcext:value-type="percentage">
            <text:p>0.3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985.16" calcext:value-type="float">
            <text:p>985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2" table:style-name="ce15" office:value-type="float" office:value="62" calcext:value-type="float">
            <text:p>62</text:p>
          </table:table-cell>
          <table:table-cell table:style-name="ce17" table:formula="of:=([.H40]-[.G40])/[.G40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40669400978462" calcext:value-type="percentage">
            <text:p>0.3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Menomin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86" calcext:value-type="float">
            <text:p>1386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2" table:style-name="ce15" office:value-type="float" office:value="88" calcext:value-type="float">
            <text:p>88</text:p>
          </table:table-cell>
          <table:table-cell table:style-name="ce17" table:formula="of:=([.H41]-[.G41])/[.G41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491115247696029" calcext:value-type="percentage">
            <text:p>0.4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Englishman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453.8" calcext:value-type="float">
            <text:p>1454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91" calcext:value-type="float">
            <text:p>91</text:p>
          </table:table-cell>
          <table:table-cell table:style-name="ce17" table:formula="of:=([.H42]-[.G42])/[.G42]" office:value-type="percentage" office:value="-0.021505376344086" calcext:value-type="percentage">
            <text:p>-2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780347722945339" calcext:value-type="percentage">
            <text:p>0.7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Peruvian (Santa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79.51" calcext:value-type="float">
            <text:p>1180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7" table:formula="of:=([.H43]-[.G43])/[.G43]" office:value-type="percentage" office:value="0.0133333333333333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875251775150044" calcext:value-type="percentage">
            <text:p>0.8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87.96" calcext:value-type="float">
            <text:p>1188</text:p>
          </table:table-cell>
          <table:table-cell table:style-name="ce15" office:value-type="float" office:value="72" calcext:value-type="float">
            <text:p>72</text:p>
          </table:table-cell>
          <table:table-cell table:number-columns-repeated="2" table:style-name="ce15" office:value-type="float" office:value="75" calcext:value-type="float">
            <text:p>75</text:p>
          </table:table-cell>
          <table:table-cell table:style-name="ce17" table:formula="of:=([.H44]-[.G44])/[.G44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692357644901684" calcext:value-type="percentage">
            <text:p>0.6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380.47" calcext:value-type="float">
            <text:p>1380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7" table:formula="of:=([.H45]-[.G45])/[.G45]" office:value-type="percentage" office:value="0.0114942528735632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06149769791972" calcext:value-type="percentage">
            <text:p>0.1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Gepepscot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49.36" calcext:value-type="float">
            <text:p>1249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0" calcext:value-type="float">
            <text:p>80</text:p>
          </table:table-cell>
          <table:table-cell table:style-name="ce17" table:formula="of:=([.H46]-[.G46])/[.G46]" office:value-type="percentage" office:value="0.0126582278481013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147556688252823" calcext:value-type="percentage">
            <text:p>1.4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10.77" calcext:value-type="float">
            <text:p>1111</text:p>
          </table:table-cell>
          <table:table-cell table:style-name="ce15" office:value-type="float" office:value="68" calcext:value-type="float">
            <text:p>68</text:p>
          </table:table-cell>
          <table:table-cell table:number-columns-repeated="2" table:style-name="ce15" office:value-type="float" office:value="71" calcext:value-type="float">
            <text:p>71</text:p>
          </table:table-cell>
          <table:table-cell table:style-name="ce17" table:formula="of:=([.H47]-[.G47])/[.G47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204268183698376" calcext:value-type="percentage">
            <text:p>0.2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79.22" calcext:value-type="float">
            <text:p>1179</text:p>
          </table:table-cell>
          <table:table-cell table:style-name="ce15" office:value-type="float" office:value="72" calcext:value-type="float">
            <text:p>72</text:p>
          </table:table-cell>
          <table:table-cell table:number-columns-repeated="2" table:style-name="ce15" office:value-type="float" office:value="75" calcext:value-type="float">
            <text:p>75</text:p>
          </table:table-cell>
          <table:table-cell table:style-name="ce17" table:formula="of:=([.H48]-[.G48])/[.G48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134287267322252" calcext:value-type="percentage">
            <text:p>0.1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Chinese</text:p>
          </table:table-cell>
          <table:table-cell table:style-name="ce4" office:value-type="string" calcext:value-type="string">
            <text:p>"Mongolian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110.13" calcext:value-type="float">
            <text:p>1110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0" calcext:value-type="float">
            <text:p>70</text:p>
          </table:table-cell>
          <table:table-cell table:style-name="ce17" table:formula="of:=([.H49]-[.G49])/[.G49]" office:value-type="percentage" office:value="-0.0140845070422535" calcext:value-type="percentage">
            <text:p>-1.4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987863753149873" calcext:value-type="percentage">
            <text:p>0.9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245.44" calcext:value-type="float">
            <text:p>124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0" calcext:value-type="float">
            <text:p>80</text:p>
          </table:table-cell>
          <table:table-cell table:style-name="ce17" table:formula="of:=([.H50]-[.G50])/[.G50]" office:value-type="percentage" office:value="0.0126582278481013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387133210260382" calcext:value-type="percentage">
            <text:p>0.3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050.93" calcext:value-type="float">
            <text:p>1051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67" calcext:value-type="float">
            <text:p>67</text:p>
          </table:table-cell>
          <table:table-cell table:style-name="ce17" table:formula="of:=([.H51]-[.G51])/[.G51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27887077128457" calcext:value-type="percentage">
            <text:p>0.2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66.85" calcext:value-type="float">
            <text:p>1167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7" table:formula="of:=([.H52]-[.G52])/[.G52]" office:value-type="percentage" office:value="0.0135135135135135" calcext:value-type="percentage">
            <text:p>1.4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664370537273221" calcext:value-type="percentage">
            <text:p>0.6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02" calcext:value-type="float">
            <text:p>402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235.45" calcext:value-type="float">
            <text:p>123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78" calcext:value-type="float">
            <text:p>78</text:p>
          </table:table-cell>
          <table:table-cell table:style-name="ce17" table:formula="of:=([.H53]-[.G53])/[.G53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264000945812076" calcext:value-type="percentage">
            <text:p>0.2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06" calcext:value-type="float">
            <text:p>406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95.81" calcext:value-type="float">
            <text:p>1196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2" table:style-name="ce15" office:value-type="float" office:value="76" calcext:value-type="float">
            <text:p>76</text:p>
          </table:table-cell>
          <table:table-cell table:style-name="ce17" table:formula="of:=([.H54]-[.G54])/[.G54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71577925425111" calcext:value-type="percentage">
            <text:p>0.3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07" calcext:value-type="float">
            <text:p>407</text:p>
          </table:table-cell>
          <table:table-cell table:style-name="ce4" office:value-type="string" calcext:value-type="string">
            <text:p>Miami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51.32" calcext:value-type="float">
            <text:p>1351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7" calcext:value-type="float">
            <text:p>87</text:p>
          </table:table-cell>
          <table:table-cell table:style-name="ce17" table:formula="of:=([.H55]-[.G55])/[.G55]" office:value-type="percentage" office:value="0.0235294117647059" calcext:value-type="percentage">
            <text:p>2.4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74901495477746" calcext:value-type="percentage">
            <text:p>0.1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10" calcext:value-type="float">
            <text:p>410</text:p>
          </table:table-cell>
          <table:table-cell table:style-name="ce4" office:value-type="string" calcext:value-type="string">
            <text:p>Hindu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45.12" calcext:value-type="float">
            <text:p>1345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4" calcext:value-type="float">
            <text:p>84</text:p>
          </table:table-cell>
          <table:table-cell table:style-name="ce17" table:formula="of:=([.H56]-[.G56])/[.G56]" office:value-type="percentage" office:value="-0.0117647058823529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96946859163212" calcext:value-type="percentage">
            <text:p>0.3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11" calcext:value-type="float">
            <text:p>411</text:p>
          </table:table-cell>
          <table:table-cell table:style-name="ce4" office:value-type="string" calcext:value-type="string">
            <text:p>Hindu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71.89" calcext:value-type="float">
            <text:p>1372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6" calcext:value-type="float">
            <text:p>86</text:p>
          </table:table-cell>
          <table:table-cell table:style-name="ce17" table:formula="of:=([.H57]-[.G57])/[.G57]" office:value-type="percentage" office:value="-0.0114942528735632" calcext:value-type="percentage">
            <text:p>-1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96166425244955" calcext:value-type="percentage">
            <text:p>0.5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12" calcext:value-type="float">
            <text:p>412</text:p>
          </table:table-cell>
          <table:table-cell table:style-name="ce4" office:value-type="string" calcext:value-type="string">
            <text:p>Peruvian from Tumulus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225.92" calcext:value-type="float">
            <text:p>1226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9" calcext:value-type="float">
            <text:p>79</text:p>
          </table:table-cell>
          <table:table-cell table:style-name="ce17" table:formula="of:=([.H58]-[.G58])/[.G58]" office:value-type="percentage" office:value="0.0128205128205128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840578503091639" calcext:value-type="percentage">
            <text:p>0.8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13" calcext:value-type="float">
            <text:p>413</text:p>
          </table:table-cell>
          <table:table-cell table:style-name="ce4" office:value-type="string" calcext:value-type="string">
            <text:p>Hindu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234.36" calcext:value-type="float">
            <text:p>123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9" calcext:value-type="float">
            <text:p>79</text:p>
          </table:table-cell>
          <table:table-cell table:style-name="ce17" table:formula="of:=([.H59]-[.G59])/[.G59]" office:value-type="percentage" office:value="0.0128205128205128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06793392721318" calcext:value-type="percentage">
            <text:p>0.2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18" calcext:value-type="float">
            <text:p>418</text:p>
          </table:table-cell>
          <table:table-cell table:style-name="ce4" office:value-type="string" calcext:value-type="string">
            <text:p>Manta?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168.12" calcext:value-type="float">
            <text:p>1168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7" table:formula="of:=([.H60]-[.G60])/[.G60]" office:value-type="percentage" office:value="0.0135135135135135" calcext:value-type="percentage">
            <text:p>1.4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52915918204161" calcext:value-type="percentage">
            <text:p>0.2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21" calcext:value-type="float">
            <text:p>421</text:p>
          </table:table-cell>
          <table:table-cell table:style-name="ce4" office:value-type="string" calcext:value-type="string">
            <text:p>Native African (Benguella)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76.01" calcext:value-type="float">
            <text:p>1376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7" table:formula="of:=([.H61]-[.G61])/[.G61]" office:value-type="percentage" office:value="0.0114942528735632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0687054552474989" calcext:value-type="percentage">
            <text:p>0.0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22" calcext:value-type="float">
            <text:p>422</text:p>
          </table:table-cell>
          <table:table-cell table:style-name="ce4" office:value-type="string" calcext:value-type="string">
            <text:p>Native African (Mina)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54.44" calcext:value-type="float">
            <text:p>1254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style-name="ce17" table:formula="of:=([.H62]-[.G62])/[.G62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102117641029736" calcext:value-type="percentage">
            <text:p>1.0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23" calcext:value-type="float">
            <text:p>423</text:p>
          </table:table-cell>
          <table:table-cell table:style-name="ce4" office:value-type="string" calcext:value-type="string">
            <text:p>Native African (Mozambique)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19.83" calcext:value-type="float">
            <text:p>1320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7" table:formula="of:=([.H63]-[.G63])/[.G63]" office:value-type="percentage" office:value="0.0119047619047619" calcext:value-type="percentage">
            <text:p>1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98773193339709" calcext:value-type="percentage">
            <text:p>0.2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24" calcext:value-type="float">
            <text:p>424</text:p>
          </table:table-cell>
          <table:table-cell table:style-name="ce4" office:value-type="string" calcext:value-type="string">
            <text:p>Malay (Madura)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233.65" calcext:value-type="float">
            <text:p>123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0" calcext:value-type="float">
            <text:p>80</text:p>
          </table:table-cell>
          <table:table-cell table:style-name="ce17" table:formula="of:=([.H64]-[.G64])/[.G64]" office:value-type="percentage" office:value="0.0256410256410256" calcext:value-type="percentage">
            <text:p>2.6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18782957481071" calcext:value-type="percentage">
            <text:p>0.1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25" calcext:value-type="float">
            <text:p>425</text:p>
          </table:table-cell>
          <table:table-cell table:style-name="ce4" office:value-type="string" calcext:value-type="string">
            <text:p>Malay (Borneo)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456.76" calcext:value-type="float">
            <text:p>1457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91" calcext:value-type="float">
            <text:p>91</text:p>
          </table:table-cell>
          <table:table-cell table:style-name="ce17" table:formula="of:=([.H65]-[.G65])/[.G65]" office:value-type="percentage" office:value="-0.021505376344086" calcext:value-type="percentage">
            <text:p>-2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26" calcext:value-type="float">
            <text:p>426</text:p>
          </table:table-cell>
          <table:table-cell table:style-name="ce4" office:value-type="string" calcext:value-type="string">
            <text:p>Chinese</text:p>
          </table:table-cell>
          <table:table-cell table:style-name="ce4" office:value-type="string" calcext:value-type="string">
            <text:p>"Mongolian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15.88" calcext:value-type="float">
            <text:p>1316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83" calcext:value-type="float">
            <text:p>83</text:p>
          </table:table-cell>
          <table:table-cell table:style-name="ce17" table:formula="of:=([.H66]-[.G66])/[.G66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449030220452288" calcext:value-type="percentage">
            <text:p>0.4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27" calcext:value-type="float">
            <text:p>427</text:p>
          </table:table-cell>
          <table:table-cell table:style-name="ce4" office:value-type="string" calcext:value-type="string">
            <text:p>Chinese</text:p>
          </table:table-cell>
          <table:table-cell table:style-name="ce4" office:value-type="string" calcext:value-type="string">
            <text:p>"Mongolian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04.55" calcext:value-type="float">
            <text:p>1305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83" calcext:value-type="float">
            <text:p>83</text:p>
          </table:table-cell>
          <table:table-cell table:style-name="ce17" table:formula="of:=([.H67]-[.G67])/[.G67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28" calcext:value-type="float">
            <text:p>428</text:p>
          </table:table-cell>
          <table:table-cell table:style-name="ce4" office:value-type="string" calcext:value-type="string">
            <text:p>Javanese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75.8" calcext:value-type="float">
            <text:p>1376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7" table:formula="of:=([.H68]-[.G68])/[.G68]" office:value-type="percentage" office:value="0.0114942528735632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29" calcext:value-type="float">
            <text:p>429</text:p>
          </table:table-cell>
          <table:table-cell table:style-name="ce4" office:value-type="string" calcext:value-type="string">
            <text:p>Malay (Makassar)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525.8" calcext:value-type="float">
            <text:p>1526</text:p>
          </table:table-cell>
          <table:table-cell table:style-name="ce15" office:value-type="float" office:value="93" calcext:value-type="float">
            <text:p>93</text:p>
          </table:table-cell>
          <table:table-cell table:number-columns-repeated="2" table:style-name="ce15" office:value-type="float" office:value="97" calcext:value-type="float">
            <text:p>97</text:p>
          </table:table-cell>
          <table:table-cell table:style-name="ce17" table:formula="of:=([.H69]-[.G69])/[.G69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30" calcext:value-type="float">
            <text:p>430</text:p>
          </table:table-cell>
          <table:table-cell table:style-name="ce4" office:value-type="string" calcext:value-type="string">
            <text:p>Malay (Amboyna)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427.64" calcext:value-type="float">
            <text:p>1428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92" calcext:value-type="float">
            <text:p>92</text:p>
          </table:table-cell>
          <table:table-cell table:style-name="ce17" table:formula="of:=([.H70]-[.G70])/[.G70]" office:value-type="percentage" office:value="0.0222222222222222" calcext:value-type="percentage">
            <text:p>2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334414717955954" calcext:value-type="percentage">
            <text:p>0.3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32" calcext:value-type="float">
            <text:p>432</text:p>
          </table:table-cell>
          <table:table-cell table:style-name="ce4" office:value-type="string" calcext:value-type="string">
            <text:p>Hindu of Bengal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63.12" calcext:value-type="float">
            <text:p>1363</text:p>
          </table:table-cell>
          <table:table-cell table:style-name="ce15" office:value-type="float" office:value="83" calcext:value-type="float">
            <text:p>83</text:p>
          </table:table-cell>
          <table:table-cell table:number-columns-repeated="2" table:style-name="ce15" office:value-type="float" office:value="86" calcext:value-type="float">
            <text:p>86</text:p>
          </table:table-cell>
          <table:table-cell table:style-name="ce17" table:formula="of:=([.H71]-[.G71])/[.G71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929360939514548" calcext:value-type="percentage">
            <text:p>0.9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33" calcext:value-type="float">
            <text:p>433</text:p>
          </table:table-cell>
          <table:table-cell table:style-name="ce4" office:value-type="string" calcext:value-type="string">
            <text:p>Malay (Sambawa)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257.12" calcext:value-type="float">
            <text:p>1257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style-name="ce17" table:formula="of:=([.H72]-[.G72])/[.G72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541464933377248" calcext:value-type="percentage">
            <text:p>0.5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34" calcext:value-type="float">
            <text:p>434</text:p>
          </table:table-cell>
          <table:table-cell table:style-name="ce4" office:value-type="string" calcext:value-type="string">
            <text:p>Dutchman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785.5" calcext:value-type="float">
            <text:p>1786</text:p>
          </table:table-cell>
          <table:table-cell table:style-name="ce15" office:value-type="float" office:value="109" calcext:value-type="float">
            <text:p>109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114" calcext:value-type="float">
            <text:p>114</text:p>
          </table:table-cell>
          <table:table-cell table:style-name="ce17" table:formula="of:=([.H73]-[.G73])/[.G73]" office:value-type="percentage" office:value="0.00884955752212389" calcext:value-type="percentage">
            <text:p>0.9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36944616380044" calcext:value-type="percentage">
            <text:p>0.2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40" calcext:value-type="float">
            <text:p>440</text:p>
          </table:table-cell>
          <table:table-cell table:style-name="ce4" office:value-type="string" calcext:value-type="string">
            <text:p>Shawnee? 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42.41" calcext:value-type="float">
            <text:p>1442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88" calcext:value-type="float">
            <text:p>88</text:p>
          </table:table-cell>
          <table:table-cell table:style-name="ce17" table:formula="of:=([.H74]-[.G74])/[.G74]" office:value-type="percentage" office:value="-0.0434782608695652" calcext:value-type="percentage">
            <text:p>-4.3%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88387298899014" calcext:value-type="percentage">
            <text:p>0.2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41" calcext:value-type="float">
            <text:p>441</text:p>
          </table:table-cell>
          <table:table-cell table:style-name="ce4" office:value-type="string" calcext:value-type="string">
            <text:p>Creek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19.96" calcext:value-type="float">
            <text:p>1420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91" calcext:value-type="float">
            <text:p>91</text:p>
          </table:table-cell>
          <table:table-cell table:style-name="ce17" table:formula="of:=([.H75]-[.G75])/[.G75]" office:value-type="percentage" office:value="0.0111111111111111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33157919966763" calcext:value-type="percentage">
            <text:p>0.1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42" calcext:value-type="float">
            <text:p>442</text:p>
          </table:table-cell>
          <table:table-cell table:style-name="ce4" office:value-type="string" calcext:value-type="string">
            <text:p>Bengalee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067.71" calcext:value-type="float">
            <text:p>1068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9" calcext:value-type="float">
            <text:p>69</text:p>
          </table:table-cell>
          <table:table-cell table:style-name="ce17" table:formula="of:=([.H76]-[.G76])/[.G76]" office:value-type="percentage" office:value="0.0147058823529412" calcext:value-type="percentage">
            <text:p>1.5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71278298812796" calcext:value-type="percentage">
            <text:p>0.7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43" calcext:value-type="float">
            <text:p>443</text:p>
          </table:table-cell>
          <table:table-cell table:style-name="ce4" office:value-type="string" calcext:value-type="string">
            <text:p>Bengalee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07.51" calcext:value-type="float">
            <text:p>1308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7" table:formula="of:=([.H77]-[.G77])/[.G77]" office:value-type="percentage" office:value="0.0120481927710843" calcext:value-type="percentage">
            <text:p>1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036152610290768" calcext:value-type="percentage">
            <text:p>0.0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44" calcext:value-type="float">
            <text:p>444</text:p>
          </table:table-cell>
          <table:table-cell table:style-name="ce4" office:value-type="string" calcext:value-type="string">
            <text:p>Bengalee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04.55" calcext:value-type="float">
            <text:p>1305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1" calcext:value-type="float">
            <text:p>81</text:p>
          </table:table-cell>
          <table:table-cell table:style-name="ce17" table:formula="of:=([.H78]-[.G78])/[.G78]" office:value-type="percentage" office:value="-0.0240963855421687" calcext:value-type="percentage">
            <text:p>-2.4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351474489836581" calcext:value-type="percentage">
            <text:p>0.3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46" calcext:value-type="float">
            <text:p>446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97.15" calcext:value-type="float">
            <text:p>1197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5" calcext:value-type="float">
            <text:p>75</text:p>
          </table:table-cell>
          <table:table-cell table:style-name="ce17" table:formula="of:=([.H79]-[.G79])/[.G79]" office:value-type="percentage" office:value="-0.0131578947368421" calcext:value-type="percentage">
            <text:p>-1.3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193476906359526" calcext:value-type="percentage">
            <text:p>0.1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48" calcext:value-type="float">
            <text:p>448</text:p>
          </table:table-cell>
          <table:table-cell table:style-name="ce4" office:value-type="string" calcext:value-type="string">
            <text:p>Peruvian (Calla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66.55" calcext:value-type="float">
            <text:p>1167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3" calcext:value-type="float">
            <text:p>73</text:p>
          </table:table-cell>
          <table:table-cell table:style-name="ce17" table:formula="of:=([.H80]-[.G80])/[.G80]" office:value-type="percentage" office:value="-0.0135135135135135" calcext:value-type="percentage">
            <text:p>-1.4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91751693375452" calcext:value-type="percentage">
            <text:p>0.2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92.24" calcext:value-type="float">
            <text:p>119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7" table:formula="of:=([.H81]-[.G81])/[.G81]" office:value-type="percentage" office:value="0.0131578947368421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852429741947711" calcext:value-type="percentage">
            <text:p>0.8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52" calcext:value-type="float">
            <text:p>452</text:p>
          </table:table-cell>
          <table:table-cell table:number-columns-repeated="2"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295.44" calcext:value-type="float">
            <text:p>1295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82]-[.G82])/[.G82]" office:value-type="percentage" office:value="0.0121951219512195" calcext:value-type="percentage">
            <text:p>1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753504709130772" calcext:value-type="percentage">
            <text:p>0.7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54" calcext:value-type="float">
            <text:p>454</text:p>
          </table:table-cell>
          <table:table-cell table:style-name="ce4" office:value-type="string" calcext:value-type="string">
            <text:p>Menomin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75.53" calcext:value-type="float">
            <text:p>1376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7" table:formula="of:=([.H83]-[.G83])/[.G83]" office:value-type="percentage" office:value="0.0114942528735632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0756026216239988" calcext:value-type="percentage">
            <text:p>0.0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59" calcext:value-type="float">
            <text:p>459</text:p>
          </table:table-cell>
          <table:table-cell table:style-name="ce4" office:value-type="string" calcext:value-type="string">
            <text:p>Malay (Amboyna)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293.02" calcext:value-type="float">
            <text:p>1293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4" calcext:value-type="float">
            <text:p>84</text:p>
          </table:table-cell>
          <table:table-cell table:style-name="ce17" table:formula="of:=([.H84]-[.G84])/[.G84]" office:value-type="percentage" office:value="0.024390243902439" calcext:value-type="percentage">
            <text:p>2.4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31607712504402" calcext:value-type="percentage">
            <text:p>0.1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60" calcext:value-type="float">
            <text:p>460</text:p>
          </table:table-cell>
          <table:table-cell table:style-name="ce4" office:value-type="string" calcext:value-type="string">
            <text:p>Malay (Malacca)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196.8" calcext:value-type="float">
            <text:p>1197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7" table:formula="of:=([.H85]-[.G85])/[.G85]" office:value-type="percentage" office:value="0.0131578947368421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02691626524772" calcext:value-type="percentage">
            <text:p>0.1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62" calcext:value-type="float">
            <text:p>462</text:p>
          </table:table-cell>
          <table:table-cell table:style-name="ce4" office:value-type="string" calcext:value-type="string">
            <text:p>Chinouk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143.24" calcext:value-type="float">
            <text:p>1143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2" calcext:value-type="float">
            <text:p>72</text:p>
          </table:table-cell>
          <table:table-cell table:style-name="ce17" table:formula="of:=([.H86]-[.G86])/[.G86]" office:value-type="percentage" office:value="-0.0136986301369863" calcext:value-type="percentage">
            <text:p>-1.4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98231999973551" calcext:value-type="percentage">
            <text:p>0.5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95" calcext:value-type="float">
            <text:p>495</text:p>
          </table:table-cell>
          <table:table-cell table:style-name="ce4" office:value-type="string" calcext:value-type="string">
            <text:p>Malay (Ceylon)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33.6" calcext:value-type="float">
            <text:p>1334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7" table:formula="of:=([.H87]-[.G87])/[.G87]" office:value-type="percentage" office:value="0.0119047619047619" calcext:value-type="percentage">
            <text:p>1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40407592090321" calcext:value-type="percentage">
            <text:p>0.4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98" calcext:value-type="float">
            <text:p>498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985.29" calcext:value-type="float">
            <text:p>985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7" table:formula="of:=([.H88]-[.G88])/[.G88]" office:value-type="percentage" office:value="0.0161290322580645" calcext:value-type="percentage">
            <text:p>1.6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29533554467915" calcext:value-type="percentage">
            <text:p>0.1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499" calcext:value-type="float">
            <text:p>499</text:p>
          </table:table-cell>
          <table:table-cell table:style-name="ce4" office:value-type="string" calcext:value-type="string">
            <text:p>Fellah</text:p>
          </table:table-cell>
          <table:table-cell table:style-name="ce4" office:value-type="string" calcext:value-type="string">
            <text:p>Egyptian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486.37" calcext:value-type="float">
            <text:p>1486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94" calcext:value-type="float">
            <text:p>94</text:p>
          </table:table-cell>
          <table:table-cell table:style-name="ce17" table:formula="of:=([.H89]-[.G89])/[.G89]" office:value-type="percentage" office:value="-0.0105263157894737" calcext:value-type="percentage">
            <text:p>-1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127208174906151" calcext:value-type="percentage">
            <text:p>0.1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39" calcext:value-type="float">
            <text:p>539</text:p>
          </table:table-cell>
          <table:table-cell table:style-name="ce4" office:value-type="string" calcext:value-type="string">
            <text:p>Englishman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427.66" calcext:value-type="float">
            <text:p>1428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92" calcext:value-type="float">
            <text:p>92</text:p>
          </table:table-cell>
          <table:table-cell table:style-name="ce17" table:formula="of:=([.H90]-[.G90])/[.G90]" office:value-type="percentage" office:value="0.0222222222222222" calcext:value-type="percentage">
            <text:p>2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40" calcext:value-type="float">
            <text:p>540</text:p>
          </table:table-cell>
          <table:table-cell table:style-name="ce4" office:value-type="string" calcext:value-type="string">
            <text:p>Pawn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178.65" calcext:value-type="float">
            <text:p>1179</text:p>
          </table:table-cell>
          <table:table-cell table:style-name="ce15" office:value-type="float" office:value="72" calcext:value-type="float">
            <text:p>72</text:p>
          </table:table-cell>
          <table:table-cell table:number-columns-repeated="2" table:style-name="ce15" office:value-type="float" office:value="75" calcext:value-type="float">
            <text:p>75</text:p>
          </table:table-cell>
          <table:table-cell table:style-name="ce17" table:formula="of:=([.H91]-[.G91])/[.G91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20840345031718" calcext:value-type="percentage">
            <text:p>0.3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42" calcext:value-type="float">
            <text:p>542</text:p>
          </table:table-cell>
          <table:table-cell table:style-name="ce4" office:value-type="string" calcext:value-type="string">
            <text:p>Miami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72.44" calcext:value-type="float">
            <text:p>1472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95" calcext:value-type="float">
            <text:p>95</text:p>
          </table:table-cell>
          <table:table-cell table:style-name="ce17" table:formula="of:=([.H92]-[.G92])/[.G92]" office:value-type="percentage" office:value="0.0106382978723404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21991269919498" calcext:value-type="percentage">
            <text:p>0.1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43" calcext:value-type="float">
            <text:p>543</text:p>
          </table:table-cell>
          <table:table-cell table:style-name="ce4" office:value-type="string" calcext:value-type="string">
            <text:p>Malay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503.97" calcext:value-type="float">
            <text:p>1504</text:p>
          </table:table-cell>
          <table:table-cell table:style-name="ce15" office:value-type="float" office:value="92" calcext:value-type="float">
            <text:p>92</text:p>
          </table:table-cell>
          <table:table-cell table:number-columns-repeated="2" table:style-name="ce15" office:value-type="float" office:value="96" calcext:value-type="float">
            <text:p>96</text:p>
          </table:table-cell>
          <table:table-cell table:style-name="ce17" table:formula="of:=([.H93]-[.G93])/[.G93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147720840298993" calcext:value-type="percentage">
            <text:p>0.1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44" calcext:value-type="float">
            <text:p>544</text:p>
          </table:table-cell>
          <table:table-cell table:style-name="ce4" office:value-type="string" calcext:value-type="string">
            <text:p>Malay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411.24" calcext:value-type="float">
            <text:p>1411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1" calcext:value-type="float">
            <text:p>91</text:p>
          </table:table-cell>
          <table:table-cell table:style-name="ce17" table:formula="of:=([.H94]-[.G94])/[.G94]" office:value-type="percentage" office:value="0.0224719101123596" calcext:value-type="percentage">
            <text:p>2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9092266560197" calcext:value-type="percentage">
            <text:p>0.1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45" calcext:value-type="float">
            <text:p>545</text:p>
          </table:table-cell>
          <table:table-cell table:style-name="ce4" office:value-type="string" calcext:value-type="string">
            <text:p>Malay (Javanese)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271.06" calcext:value-type="float">
            <text:p>1271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2" table:style-name="ce15" office:value-type="float" office:value="81" calcext:value-type="float">
            <text:p>81</text:p>
          </table:table-cell>
          <table:table-cell table:style-name="ce17" table:formula="of:=([.H95]-[.G95])/[.G95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48345972706096" calcext:value-type="percentage">
            <text:p>0.4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46" calcext:value-type="float">
            <text:p>546</text:p>
          </table:table-cell>
          <table:table-cell table:style-name="ce4" office:value-type="string" calcext:value-type="string">
            <text:p>Malay (Macassar)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437.06" calcext:value-type="float">
            <text:p>1437</text:p>
          </table:table-cell>
          <table:table-cell table:style-name="ce15" office:value-type="float" office:value="88" calcext:value-type="float">
            <text:p>88</text:p>
          </table:table-cell>
          <table:table-cell table:number-columns-repeated="2" table:style-name="ce15" office:value-type="float" office:value="92" calcext:value-type="float">
            <text:p>92</text:p>
          </table:table-cell>
          <table:table-cell table:style-name="ce17" table:formula="of:=([.H96]-[.G96])/[.G96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200649512339456" calcext:value-type="percentage">
            <text:p>0.2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47" calcext:value-type="float">
            <text:p>547</text:p>
          </table:table-cell>
          <table:table-cell table:style-name="ce4" office:value-type="string" calcext:value-type="string">
            <text:p>Hindu of Bengal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43.69" calcext:value-type="float">
            <text:p>1344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2" table:style-name="ce15" office:value-type="float" office:value="85" calcext:value-type="float">
            <text:p>85</text:p>
          </table:table-cell>
          <table:table-cell table:style-name="ce17" table:formula="of:=([.H97]-[.G97])/[.G97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13093426374853" calcext:value-type="percentage">
            <text:p>0.3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48" calcext:value-type="float">
            <text:p>548</text:p>
          </table:table-cell>
          <table:table-cell table:style-name="ce4" office:value-type="string" calcext:value-type="string">
            <text:p>Negro of St. Domingo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36.93" calcext:value-type="float">
            <text:p>1337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7" table:formula="of:=([.H98]-[.G98])/[.G98]" office:value-type="percentage" office:value="0.0117647058823529" calcext:value-type="percentage">
            <text:p>1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364176102834849" calcext:value-type="percentage">
            <text:p>0.3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49" calcext:value-type="float">
            <text:p>549</text:p>
          </table:table-cell>
          <table:table-cell table:style-name="ce4" office:value-type="string" calcext:value-type="string">
            <text:p>Negress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94.67" calcext:value-type="float">
            <text:p>1295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99]-[.G99])/[.G99]" office:value-type="percentage" office:value="0.0121951219512195" calcext:value-type="percentage">
            <text:p>1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59147789880762" calcext:value-type="percentage">
            <text:p>0.5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50" calcext:value-type="float">
            <text:p>550</text:p>
          </table:table-cell>
          <table:table-cell table:style-name="ce4" office:value-type="string" calcext:value-type="string">
            <text:p>Chinese (Canton)</text:p>
          </table:table-cell>
          <table:table-cell table:style-name="ce4" office:value-type="string" calcext:value-type="string">
            <text:p>"Mongolian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187.01" calcext:value-type="float">
            <text:p>1187</text:p>
          </table:table-cell>
          <table:table-cell table:style-name="ce15" office:value-type="float" office:value="72" calcext:value-type="float">
            <text:p>72</text:p>
          </table:table-cell>
          <table:table-cell table:number-columns-repeated="2" table:style-name="ce15" office:value-type="float" office:value="75" calcext:value-type="float">
            <text:p>75</text:p>
          </table:table-cell>
          <table:table-cell table:style-name="ce17" table:formula="of:=([.H100]-[.G100])/[.G100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135396025409851" calcext:value-type="percentage">
            <text:p>0.1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53" calcext:value-type="float">
            <text:p>553</text:p>
          </table:table-cell>
          <table:table-cell table:style-name="ce4" office:value-type="string" calcext:value-type="string">
            <text:p>Hindu of Bengal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48.44" calcext:value-type="float">
            <text:p>1348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101]-[.G101])/[.G101]" office:value-type="percentage" office:value="-0.0235294117647059" calcext:value-type="percentage">
            <text:p>-2.4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105165298816679" calcext:value-type="percentage">
            <text:p>0.1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63" calcext:value-type="float">
            <text:p>563</text:p>
          </table:table-cell>
          <table:table-cell table:style-name="ce4" office:value-type="string" calcext:value-type="string">
            <text:p>Menomin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84.8" calcext:value-type="float">
            <text:p>1385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7" calcext:value-type="float">
            <text:p>87</text:p>
          </table:table-cell>
          <table:table-cell table:style-name="ce17" table:formula="of:=([.H102]-[.G102])/[.G102]" office:value-type="percentage" office:value="-0.0113636363636364" calcext:value-type="percentage">
            <text:p>-1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343052939042042" calcext:value-type="percentage">
            <text:p>0.3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76" calcext:value-type="float">
            <text:p>576</text:p>
          </table:table-cell>
          <table:table-cell table:style-name="ce4" office:value-type="string" calcext:value-type="string">
            <text:p>Peruvian from Mound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073.76" calcext:value-type="float">
            <text:p>1074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72" calcext:value-type="float">
            <text:p>72</text:p>
          </table:table-cell>
          <table:table-cell table:style-name="ce17" table:formula="of:=([.H103]-[.G103])/[.G103]" office:value-type="percentage" office:value="0.0434782608695652" calcext:value-type="percentage">
            <text:p>4.3%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II</text:p>
          </table:table-cell>
          <table:table-cell table:style-name="ce18" office:value-type="percentage" office:value="0.00334573014397189" calcext:value-type="percentage">
            <text:p>0.3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78" calcext:value-type="float">
            <text:p>578</text:p>
          </table:table-cell>
          <table:table-cell table:style-name="ce4" office:value-type="string" calcext:value-type="string">
            <text:p>Chenouk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187.13" calcext:value-type="float">
            <text:p>1187</text:p>
          </table:table-cell>
          <table:table-cell table:style-name="ce15" office:value-type="float" office:value="72" calcext:value-type="float">
            <text:p>72</text:p>
          </table:table-cell>
          <table:table-cell table:number-columns-repeated="2" table:style-name="ce15" office:value-type="float" office:value="75" calcext:value-type="float">
            <text:p>75</text:p>
          </table:table-cell>
          <table:table-cell table:style-name="ce17" table:formula="of:=([.H104]-[.G104])/[.G104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94202122957606" calcext:value-type="percentage">
            <text:p>0.3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579" calcext:value-type="float">
            <text:p>579</text:p>
          </table:table-cell>
          <table:table-cell table:style-name="ce4" office:value-type="string" calcext:value-type="string">
            <text:p>Athla-Ficksa (Muskogee-Creek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524.67" calcext:value-type="float">
            <text:p>1525</text:p>
          </table:table-cell>
          <table:table-cell table:style-name="ce15" office:value-type="float" office:value="93" calcext:value-type="float">
            <text:p>93</text:p>
          </table:table-cell>
          <table:table-cell table:number-columns-repeated="2" table:style-name="ce15" office:value-type="float" office:value="97" calcext:value-type="float">
            <text:p>97</text:p>
          </table:table-cell>
          <table:table-cell table:style-name="ce17" table:formula="of:=([.H105]-[.G105])/[.G105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30183721663484" calcext:value-type="percentage">
            <text:p>0.3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04" calcext:value-type="float">
            <text:p>604</text:p>
          </table:table-cell>
          <table:table-cell table:style-name="ce4" office:value-type="string" calcext:value-type="string">
            <text:p>Seminol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523.36" calcext:value-type="float">
            <text:p>1523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97" calcext:value-type="float">
            <text:p>97</text:p>
          </table:table-cell>
          <table:table-cell table:style-name="ce15" office:value-type="float" office:value="96" calcext:value-type="float">
            <text:p>96</text:p>
          </table:table-cell>
          <table:table-cell table:style-name="ce17" table:formula="of:=([.H106]-[.G106])/[.G106]" office:value-type="percentage" office:value="-0.0103092783505155" calcext:value-type="percentage">
            <text:p>-1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176870216358813" calcext:value-type="percentage">
            <text:p>0.1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>
            <text:p>Dacota or Sioux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05.18" calcext:value-type="float">
            <text:p>140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0" calcext:value-type="float">
            <text:p>90</text:p>
          </table:table-cell>
          <table:table-cell table:style-name="ce17" table:formula="of:=([.H107]-[.G107])/[.G107]" office:value-type="percentage" office:value="0.0112359550561798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66516577482178" calcext:value-type="percentage">
            <text:p>0.1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Huron?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96.29" calcext:value-type="float">
            <text:p>1296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2" table:style-name="ce15" office:value-type="float" office:value="82" calcext:value-type="float">
            <text:p>82</text:p>
          </table:table-cell>
          <table:table-cell table:style-name="ce17" table:formula="of:=([.H108]-[.G108])/[.G108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494105918076162" calcext:value-type="percentage">
            <text:p>0.4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32" calcext:value-type="float">
            <text:p>632</text:p>
          </table:table-cell>
          <table:table-cell table:style-name="ce4" office:value-type="string" calcext:value-type="string">
            <text:p>Cherokee?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03.72" calcext:value-type="float">
            <text:p>1404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0" calcext:value-type="float">
            <text:p>90</text:p>
          </table:table-cell>
          <table:table-cell table:style-name="ce17" table:formula="of:=([.H109]-[.G109])/[.G109]" office:value-type="percentage" office:value="0.0112359550561798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70056458744294" calcext:value-type="percentage">
            <text:p>0.1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34" calcext:value-type="float">
            <text:p>634</text:p>
          </table:table-cell>
          <table:table-cell table:style-name="ce4" office:value-type="string" calcext:value-type="string">
            <text:p>Cherok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24.65" calcext:value-type="float">
            <text:p>1325</text:p>
          </table:table-cell>
          <table:table-cell table:style-name="ce15" office:value-type="float" office:value="81" calcext:value-type="float">
            <text:p>81</text:p>
          </table:table-cell>
          <table:table-cell table:number-columns-repeated="2" table:style-name="ce15" office:value-type="float" office:value="84" calcext:value-type="float">
            <text:p>84</text:p>
          </table:table-cell>
          <table:table-cell table:style-name="ce17" table:formula="of:=([.H110]-[.G110])/[.G110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180207377654358" calcext:value-type="percentage">
            <text:p>0.1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45" calcext:value-type="float">
            <text:p>645</text:p>
          </table:table-cell>
          <table:table-cell table:style-name="ce4" office:value-type="string" calcext:value-type="string">
            <text:p>Native African (Grabbo)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510.02" calcext:value-type="float">
            <text:p>1510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97" calcext:value-type="float">
            <text:p>97</text:p>
          </table:table-cell>
          <table:table-cell table:style-name="ce17" table:formula="of:=([.H111]-[.G111])/[.G111]" office:value-type="percentage" office:value="0.0104166666666667" calcext:value-type="percentage">
            <text:p>1.0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2052051086924" calcext:value-type="percentage">
            <text:p>0.1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46" calcext:value-type="float">
            <text:p>646</text:p>
          </table:table-cell>
          <table:table-cell table:style-name="ce4" office:value-type="string" calcext:value-type="string">
            <text:p>Native African (Bassa)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191.01" calcext:value-type="float">
            <text:p>1191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7" table:formula="of:=([.H112]-[.G112])/[.G112]" office:value-type="percentage" office:value="0.0131578947368421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603269881513028" calcext:value-type="percentage">
            <text:p>0.6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Native African (Bassa)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529.01" calcext:value-type="float">
            <text:p>1529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97" calcext:value-type="float">
            <text:p>97</text:p>
          </table:table-cell>
          <table:table-cell table:style-name="ce15" office:value-type="float" office:value="98" calcext:value-type="float">
            <text:p>98</text:p>
          </table:table-cell>
          <table:table-cell table:style-name="ce17" table:formula="of:=([.H113]-[.G113])/[.G113]" office:value-type="percentage" office:value="0.0103092783505155" calcext:value-type="percentage">
            <text:p>1.0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6075917903997" calcext:value-type="percentage">
            <text:p>0.1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48" calcext:value-type="float">
            <text:p>648</text:p>
          </table:table-cell>
          <table:table-cell table:style-name="ce4" office:value-type="string" calcext:value-type="string">
            <text:p>Native African (Bassa)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46.37" calcext:value-type="float">
            <text:p>1346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8" calcext:value-type="float">
            <text:p>88</text:p>
          </table:table-cell>
          <table:table-cell table:style-name="ce17" table:formula="of:=([.H114]-[.G114])/[.G114]" office:value-type="percentage" office:value="0.0352941176470588" calcext:value-type="percentage">
            <text:p>3.5%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II</text:p>
          </table:table-cell>
          <table:table-cell table:style-name="ce18" office:value-type="percentage" office:value="0.000825060203063081" calcext:value-type="percentage">
            <text:p>0.0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49" calcext:value-type="float">
            <text:p>649</text:p>
          </table:table-cell>
          <table:table-cell table:style-name="ce4" office:value-type="string" calcext:value-type="string">
            <text:p>Arickar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01.53" calcext:value-type="float">
            <text:p>120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3" calcext:value-type="float">
            <text:p>73</text:p>
          </table:table-cell>
          <table:table-cell table:style-name="ce17" table:formula="of:=([.H115]-[.G115])/[.G115]" office:value-type="percentage" office:value="-0.0394736842105263" calcext:value-type="percentage">
            <text:p>-3.9%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0629462297568855" calcext:value-type="percentage">
            <text:p>0.0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56" calcext:value-type="float">
            <text:p>656</text:p>
          </table:table-cell>
          <table:table-cell table:style-name="ce4" office:value-type="string" calcext:value-type="string">
            <text:p>Araucanian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75.27" calcext:value-type="float">
            <text:p>1175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7" table:formula="of:=([.H116]-[.G116])/[.G116]" office:value-type="percentage" office:value="0.0133333333333333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353939304235779" calcext:value-type="percentage">
            <text:p>0.3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59" calcext:value-type="float">
            <text:p>659</text:p>
          </table:table-cell>
          <table:table-cell table:style-name="ce4" office:value-type="string" calcext:value-type="string">
            <text:p>Assinaboin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589.11" calcext:value-type="float">
            <text:p>1589</text:p>
          </table:table-cell>
          <table:table-cell table:style-name="ce15" office:value-type="float" office:value="97" calcext:value-type="float">
            <text:p>97</text:p>
          </table:table-cell>
          <table:table-cell table:number-columns-repeated="2" table:style-name="ce15" office:value-type="float" office:value="101" calcext:value-type="float">
            <text:p>101</text:p>
          </table:table-cell>
          <table:table-cell table:style-name="ce17" table:formula="of:=([.H117]-[.G117])/[.G117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193348686210554" calcext:value-type="percentage">
            <text:p>0.1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60" calcext:value-type="float">
            <text:p>660</text:p>
          </table:table-cell>
          <table:table-cell table:style-name="ce4" office:value-type="string" calcext:value-type="string">
            <text:p>Osag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44.85" calcext:value-type="float">
            <text:p>1345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4" calcext:value-type="float">
            <text:p>84</text:p>
          </table:table-cell>
          <table:table-cell table:style-name="ce17" table:formula="of:=([.H118]-[.G118])/[.G118]" office:value-type="percentage" office:value="-0.0117647058823529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31981700158741" calcext:value-type="percentage">
            <text:p>0.2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83" calcext:value-type="float">
            <text:p>683</text:p>
          </table:table-cell>
          <table:table-cell table:style-name="ce4" office:value-type="string" calcext:value-type="string">
            <text:p>Chippeway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527.94" calcext:value-type="float">
            <text:p>1528</text:p>
          </table:table-cell>
          <table:table-cell table:style-name="ce15" office:value-type="float" office:value="93" calcext:value-type="float">
            <text:p>93</text:p>
          </table:table-cell>
          <table:table-cell table:number-columns-repeated="2" table:style-name="ce15" office:value-type="float" office:value="97" calcext:value-type="float">
            <text:p>97</text:p>
          </table:table-cell>
          <table:table-cell table:style-name="ce17" table:formula="of:=([.H119]-[.G119])/[.G119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637301898881231" calcext:value-type="percentage">
            <text:p>0.6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84" calcext:value-type="float">
            <text:p>684</text:p>
          </table:table-cell>
          <table:table-cell table:style-name="ce4" office:value-type="string" calcext:value-type="string">
            <text:p>Chippeway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69.48" calcext:value-type="float">
            <text:p>1369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5" calcext:value-type="float">
            <text:p>85</text:p>
          </table:table-cell>
          <table:table-cell table:style-name="ce17" table:formula="of:=([.H120]-[.G120])/[.G120]" office:value-type="percentage" office:value="-0.0229885057471264" calcext:value-type="percentage">
            <text:p>-2.3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345166563576928" calcext:value-type="percentage">
            <text:p>0.3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87" calcext:value-type="float">
            <text:p>687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14.22" calcext:value-type="float">
            <text:p>1114</text:p>
          </table:table-cell>
          <table:table-cell table:style-name="ce15" office:value-type="float" office:value="68" calcext:value-type="float">
            <text:p>68</text:p>
          </table:table-cell>
          <table:table-cell table:number-columns-repeated="2" table:style-name="ce15" office:value-type="float" office:value="71" calcext:value-type="float">
            <text:p>71</text:p>
          </table:table-cell>
          <table:table-cell table:style-name="ce17" table:formula="of:=([.H121]-[.G121])/[.G121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39392622961945" calcext:value-type="percentage">
            <text:p>0.3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88" calcext:value-type="float">
            <text:p>688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906.66" calcext:value-type="float">
            <text:p>907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7" table:formula="of:=([.H122]-[.G122])/[.G122]" office:value-type="percentage" office:value="0.0175438596491228" calcext:value-type="percentage">
            <text:p>1.8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56307128273895" calcext:value-type="percentage">
            <text:p>0.5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91" calcext:value-type="float">
            <text:p>691</text:p>
          </table:table-cell>
          <table:table-cell table:style-name="ce4" office:value-type="string" calcext:value-type="string">
            <text:p>Shawnee?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91.8" calcext:value-type="float">
            <text:p>139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7" calcext:value-type="float">
            <text:p>87</text:p>
          </table:table-cell>
          <table:table-cell table:style-name="ce17" table:formula="of:=([.H123]-[.G123])/[.G123]" office:value-type="percentage" office:value="-0.0113636363636364" calcext:value-type="percentage">
            <text:p>-1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697940515090282" calcext:value-type="percentage">
            <text:p>0.7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92" calcext:value-type="float">
            <text:p>692</text:p>
          </table:table-cell>
          <table:table-cell table:style-name="ce4" office:value-type="string" calcext:value-type="string">
            <text:p>Charib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371.78" calcext:value-type="float">
            <text:p>1372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9" calcext:value-type="float">
            <text:p>89</text:p>
          </table:table-cell>
          <table:table-cell table:style-name="ce17" table:formula="of:=([.H124]-[.G124])/[.G124]" office:value-type="percentage" office:value="0.0229885057471264" calcext:value-type="percentage">
            <text:p>2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618859162923" calcext:value-type="percentage">
            <text:p>0.2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698" calcext:value-type="float">
            <text:p>698</text:p>
          </table:table-cell>
          <table:table-cell table:style-name="ce4" office:value-type="string" calcext:value-type="string">
            <text:p>Seminol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77.17" calcext:value-type="float">
            <text:p>1377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7" table:formula="of:=([.H125]-[.G125])/[.G125]" office:value-type="percentage" office:value="0.0114942528735632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417034646826578" calcext:value-type="percentage">
            <text:p>0.4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07" calcext:value-type="float">
            <text:p>707</text:p>
          </table:table-cell>
          <table:table-cell table:style-name="ce4" office:value-type="string" calcext:value-type="string">
            <text:p>Seminol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53.91" calcext:value-type="float">
            <text:p>1454</text:p>
          </table:table-cell>
          <table:table-cell table:style-name="ce15" office:value-type="float" office:value="89" calcext:value-type="float">
            <text:p>89</text:p>
          </table:table-cell>
          <table:table-cell table:number-columns-repeated="2" table:style-name="ce15" office:value-type="float" office:value="93" calcext:value-type="float">
            <text:p>93</text:p>
          </table:table-cell>
          <table:table-cell table:style-name="ce17" table:formula="of:=([.H126]-[.G126])/[.G126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03988228015236" calcext:value-type="percentage">
            <text:p>0.3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08" calcext:value-type="float">
            <text:p>708</text:p>
          </table:table-cell>
          <table:table-cell table:style-name="ce4" office:value-type="string" calcext:value-type="string">
            <text:p>Seminol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03.86" calcext:value-type="float">
            <text:p>1404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1" calcext:value-type="float">
            <text:p>91</text:p>
          </table:table-cell>
          <table:table-cell table:style-name="ce17" table:formula="of:=([.H127]-[.G127])/[.G127]" office:value-type="percentage" office:value="0.0224719101123596" calcext:value-type="percentage">
            <text:p>2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75089952463066" calcext:value-type="percentage">
            <text:p>0.1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12" calcext:value-type="float">
            <text:p>712</text:p>
          </table:table-cell>
          <table:table-cell table:style-name="ce4" office:value-type="string" calcext:value-type="string">
            <text:p>Thugg of India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402.23" calcext:value-type="float">
            <text:p>1402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0" calcext:value-type="float">
            <text:p>90</text:p>
          </table:table-cell>
          <table:table-cell table:style-name="ce17" table:formula="of:=([.H128]-[.G128])/[.G128]" office:value-type="percentage" office:value="0.0112359550561798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475315292477335" calcext:value-type="percentage">
            <text:p>0.4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14" calcext:value-type="float">
            <text:p>714</text:p>
          </table:table-cell>
          <table:table-cell table:style-name="ce4" office:value-type="string" calcext:value-type="string">
            <text:p>Mexican (Otumba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14.59" calcext:value-type="float">
            <text:p>141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0" calcext:value-type="float">
            <text:p>90</text:p>
          </table:table-cell>
          <table:table-cell table:style-name="ce17" table:formula="of:=([.H129]-[.G129])/[.G129]" office:value-type="percentage" office:value="0.0112359550561798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350865233666224" calcext:value-type="percentage">
            <text:p>0.3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16" calcext:value-type="float">
            <text:p>716</text:p>
          </table:table-cell>
          <table:table-cell table:style-name="ce4" office:value-type="string" calcext:value-type="string">
            <text:p>Mexican (Otumba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42.53" calcext:value-type="float">
            <text:p>124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1" calcext:value-type="float">
            <text:p>81</text:p>
          </table:table-cell>
          <table:table-cell table:style-name="ce17" table:formula="of:=([.H130]-[.G130])/[.G130]" office:value-type="percentage" office:value="0.0253164556962025" calcext:value-type="percentage">
            <text:p>2.5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311952893591332" calcext:value-type="percentage">
            <text:p>0.3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18" calcext:value-type="float">
            <text:p>718</text:p>
          </table:table-cell>
          <table:table-cell table:style-name="ce4" office:value-type="string" calcext:value-type="string">
            <text:p>Ancient Mexican (Tacuba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50.83" calcext:value-type="float">
            <text:p>1251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1" calcext:value-type="float">
            <text:p>81</text:p>
          </table:table-cell>
          <table:table-cell table:style-name="ce17" table:formula="of:=([.H131]-[.G131])/[.G131]" office:value-type="percentage" office:value="0.0253164556962025" calcext:value-type="percentage">
            <text:p>2.5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597093439832628" calcext:value-type="percentage">
            <text:p>0.6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29" calcext:value-type="float">
            <text:p>729</text:p>
          </table:table-cell>
          <table:table-cell table:style-name="ce4" office:value-type="string" calcext:value-type="string">
            <text:p>Seminol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109.01" calcext:value-type="float">
            <text:p>1109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0" calcext:value-type="float">
            <text:p>70</text:p>
          </table:table-cell>
          <table:table-cell table:style-name="ce17" table:formula="of:=([.H132]-[.G132])/[.G132]" office:value-type="percentage" office:value="-0.0140845070422535" calcext:value-type="percentage">
            <text:p>-1.4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140657347193886" calcext:value-type="percentage">
            <text:p>0.1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30" calcext:value-type="float">
            <text:p>730</text:p>
          </table:table-cell>
          <table:table-cell table:style-name="ce4" office:value-type="string" calcext:value-type="string">
            <text:p>Seminol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36.39" calcext:value-type="float">
            <text:p>1236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9" calcext:value-type="float">
            <text:p>79</text:p>
          </table:table-cell>
          <table:table-cell table:style-name="ce17" table:formula="of:=([.H133]-[.G133])/[.G133]" office:value-type="percentage" office:value="0.0128205128205128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477901454426173" calcext:value-type="percentage">
            <text:p>0.4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31" calcext:value-type="float">
            <text:p>731</text:p>
          </table:table-cell>
          <table:table-cell table:style-name="ce4" office:value-type="string" calcext:value-type="string">
            <text:p>Parsee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187.03" calcext:value-type="float">
            <text:p>1187</text:p>
          </table:table-cell>
          <table:table-cell table:style-name="ce15" office:value-type="float" office:value="72" calcext:value-type="float">
            <text:p>72</text:p>
          </table:table-cell>
          <table:table-cell table:number-columns-repeated="2" table:style-name="ce15" office:value-type="float" office:value="75" calcext:value-type="float">
            <text:p>75</text:p>
          </table:table-cell>
          <table:table-cell table:style-name="ce17" table:formula="of:=([.H134]-[.G134])/[.G134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86273050446057" calcext:value-type="percentage">
            <text:p>0.3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32" calcext:value-type="float">
            <text:p>732</text:p>
          </table:table-cell>
          <table:table-cell table:style-name="ce4" office:value-type="string" calcext:value-type="string">
            <text:p>Seminol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00.92" calcext:value-type="float">
            <text:p>1401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90" calcext:value-type="float">
            <text:p>90</text:p>
          </table:table-cell>
          <table:table-cell table:style-name="ce17" table:formula="of:=([.H135]-[.G135])/[.G135]" office:value-type="percentage" office:value="0.0227272727272727" calcext:value-type="percentage">
            <text:p>2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73770623451877" calcext:value-type="percentage">
            <text:p>0.1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34" calcext:value-type="float">
            <text:p>734</text:p>
          </table:table-cell>
          <table:table-cell table:style-name="ce4" office:value-type="string" calcext:value-type="string">
            <text:p>Ancient Mexican (Azteck?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15.45" calcext:value-type="float">
            <text:p>1315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5" calcext:value-type="float">
            <text:p>85</text:p>
          </table:table-cell>
          <table:table-cell table:style-name="ce17" table:formula="of:=([.H136]-[.G136])/[.G136]" office:value-type="percentage" office:value="0.0240963855421687" calcext:value-type="percentage">
            <text:p>2.4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22793019535364" calcext:value-type="percentage">
            <text:p>0.2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35" calcext:value-type="float">
            <text:p>735</text:p>
          </table:table-cell>
          <table:table-cell table:style-name="ce4" office:value-type="string" calcext:value-type="string">
            <text:p>Ancient Mexican (Azteck?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34.45" calcext:value-type="float">
            <text:p>123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6" calcext:value-type="float">
            <text:p>76</text:p>
          </table:table-cell>
          <table:table-cell table:style-name="ce17" table:formula="of:=([.H137]-[.G137])/[.G137]" office:value-type="percentage" office:value="-0.0256410256410256" calcext:value-type="percentage">
            <text:p>-2.6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620332666794801" calcext:value-type="percentage">
            <text:p>0.6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44" calcext:value-type="float">
            <text:p>744</text:p>
          </table:table-cell>
          <table:table-cell table:style-name="ce4" office:value-type="string" calcext:value-type="string">
            <text:p>Cotonay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63.97" calcext:value-type="float">
            <text:p>1464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94" calcext:value-type="float">
            <text:p>94</text:p>
          </table:table-cell>
          <table:table-cell table:style-name="ce17" table:formula="of:=([.H138]-[.G138])/[.G138]" office:value-type="percentage" office:value="0.010752688172043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6522331559173" calcext:value-type="percentage">
            <text:p>0.6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45" calcext:value-type="float">
            <text:p>745</text:p>
          </table:table-cell>
          <table:table-cell table:style-name="ce4" office:value-type="string" calcext:value-type="string">
            <text:p>Cotonay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184.27" calcext:value-type="float">
            <text:p>1184</text:p>
          </table:table-cell>
          <table:table-cell table:style-name="ce15" office:value-type="float" office:value="72" calcext:value-type="float">
            <text:p>72</text:p>
          </table:table-cell>
          <table:table-cell table:number-columns-repeated="2" table:style-name="ce15" office:value-type="float" office:value="75" calcext:value-type="float">
            <text:p>75</text:p>
          </table:table-cell>
          <table:table-cell table:style-name="ce17" table:formula="of:=([.H139]-[.G139])/[.G139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99145509293701" calcext:value-type="percentage">
            <text:p>0.4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47" calcext:value-type="float">
            <text:p>747</text:p>
          </table:table-cell>
          <table:table-cell table:style-name="ce4" office:value-type="string" calcext:value-type="string">
            <text:p>Minetari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99.35" calcext:value-type="float">
            <text:p>1299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140]-[.G140])/[.G140]" office:value-type="percentage" office:value="0.0121951219512195" calcext:value-type="percentage">
            <text:p>1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381984588195151" calcext:value-type="percentage">
            <text:p>0.3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48" calcext:value-type="float">
            <text:p>748</text:p>
          </table:table-cell>
          <table:table-cell table:style-name="ce4" office:value-type="string" calcext:value-type="string">
            <text:p>Arikar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49.03" calcext:value-type="float">
            <text:p>1249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0" calcext:value-type="float">
            <text:p>80</text:p>
          </table:table-cell>
          <table:table-cell table:style-name="ce17" table:formula="of:=([.H141]-[.G141])/[.G141]" office:value-type="percentage" office:value="0.0126582278481013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333036627973863" calcext:value-type="percentage">
            <text:p>0.3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50" calcext:value-type="float">
            <text:p>750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079.06" calcext:value-type="float">
            <text:p>1079</text:p>
          </table:table-cell>
          <table:table-cell table:style-name="ce15" office:value-type="float" office:value="66" calcext:value-type="float">
            <text:p>66</text:p>
          </table:table-cell>
          <table:table-cell table:number-columns-repeated="2" table:style-name="ce15" office:value-type="float" office:value="69" calcext:value-type="float">
            <text:p>69</text:p>
          </table:table-cell>
          <table:table-cell table:style-name="ce17" table:formula="of:=([.H142]-[.G142])/[.G142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194938007523295" calcext:value-type="percentage">
            <text:p>0.1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51" calcext:value-type="float">
            <text:p>751</text:p>
          </table:table-cell>
          <table:table-cell table:style-name="ce4" office:value-type="string" calcext:value-type="string">
            <text:p>Creek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63.04" calcext:value-type="float">
            <text:p>1263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1" calcext:value-type="float">
            <text:p>81</text:p>
          </table:table-cell>
          <table:table-cell table:style-name="ce17" table:formula="of:=([.H143]-[.G143])/[.G143]" office:value-type="percentage" office:value="0.0125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14147689145542" calcext:value-type="percentage">
            <text:p>0.1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52" calcext:value-type="float">
            <text:p>752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066.24" calcext:value-type="float">
            <text:p>1066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7" calcext:value-type="float">
            <text:p>67</text:p>
          </table:table-cell>
          <table:table-cell table:style-name="ce17" table:formula="of:=([.H144]-[.G144])/[.G144]" office:value-type="percentage" office:value="-0.0147058823529412" calcext:value-type="percentage">
            <text:p>-1.5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576330036725519" calcext:value-type="percentage">
            <text:p>0.5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54" calcext:value-type="float">
            <text:p>754</text:p>
          </table:table-cell>
          <table:table-cell table:style-name="ce4" office:value-type="string" calcext:value-type="string">
            <text:p>Seminol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87.6" calcext:value-type="float">
            <text:p>1288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9" calcext:value-type="float">
            <text:p>89</text:p>
          </table:table-cell>
          <table:table-cell table:style-name="ce17" table:formula="of:=([.H145]-[.G145])/[.G145]" office:value-type="percentage" office:value="0.0853658536585366" calcext:value-type="percentage">
            <text:p>8.5%</text:p>
          </table:table-cell>
          <table:table-cell table:number-columns-repeated="2" table:style-name="ce15" office:value-type="string" calcext:value-type="string">
            <text:p>I</text:p>
          </table:table-cell>
          <table:table-cell table:style-name="ce18" office:value-type="percentage" office:value="0.00201912515345356" calcext:value-type="percentage">
            <text:p>0.2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55" calcext:value-type="float">
            <text:p>755</text:p>
          </table:table-cell>
          <table:table-cell table:style-name="ce4" office:value-type="string" calcext:value-type="string">
            <text:p>Oto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61.24" calcext:value-type="float">
            <text:p>1261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style-name="ce17" table:formula="of:=([.H146]-[.G146])/[.G146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404770747967629" calcext:value-type="percentage">
            <text:p>0.4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56" calcext:value-type="float">
            <text:p>756</text:p>
          </table:table-cell>
          <table:table-cell table:style-name="ce4" office:value-type="string" calcext:value-type="string">
            <text:p>Oto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88.41" calcext:value-type="float">
            <text:p>1488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94" calcext:value-type="float">
            <text:p>94</text:p>
          </table:table-cell>
          <table:table-cell table:style-name="ce17" table:formula="of:=([.H147]-[.G147])/[.G147]" office:value-type="percentage" office:value="-0.0105263157894737" calcext:value-type="percentage">
            <text:p>-1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146089625349989" calcext:value-type="percentage">
            <text:p>0.1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57" calcext:value-type="float">
            <text:p>757</text:p>
          </table:table-cell>
          <table:table-cell table:style-name="ce4" office:value-type="string" calcext:value-type="string">
            <text:p>Oto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23.46" calcext:value-type="float">
            <text:p>1323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148]-[.G148])/[.G148]" office:value-type="percentage" office:value="-0.0119047619047619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21443439773812" calcext:value-type="percentage">
            <text:p>0.2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61" calcext:value-type="float">
            <text:p>761</text:p>
          </table:table-cell>
          <table:table-cell table:style-name="ce4" office:value-type="string" calcext:value-type="string">
            <text:p>Copt</text:p>
          </table:table-cell>
          <table:table-cell table:style-name="ce4" office:value-type="string" calcext:value-type="string">
            <text:p>Egyptian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02.07" calcext:value-type="float">
            <text:p>120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85" calcext:value-type="float">
            <text:p>85</text:p>
          </table:table-cell>
          <table:table-cell table:style-name="ce17" table:formula="of:=([.H149]-[.G149])/[.G149]" office:value-type="percentage" office:value="0.118421052631579" calcext:value-type="percentage">
            <text:p>11.8%</text:p>
          </table:table-cell>
          <table:table-cell table:number-columns-repeated="2" table:style-name="ce15" office:value-type="string" calcext:value-type="string">
            <text:p>I</text:p>
          </table:table-cell>
          <table:table-cell table:style-name="ce18" office:value-type="percentage" office:value="0.00467950870663888" calcext:value-type="percentage">
            <text:p>0.4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64" calcext:value-type="float">
            <text:p>764</text:p>
          </table:table-cell>
          <table:table-cell table:style-name="ce4" office:value-type="string" calcext:value-type="string">
            <text:p>Circassian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92.22" calcext:value-type="float">
            <text:p>139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90" calcext:value-type="float">
            <text:p>90</text:p>
          </table:table-cell>
          <table:table-cell table:style-name="ce17" table:formula="of:=([.H150]-[.G150])/[.G150]" office:value-type="percentage" office:value="0.0227272727272727" calcext:value-type="percentage">
            <text:p>2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49552079481824" calcext:value-type="percentage">
            <text:p>0.2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66" calcext:value-type="float">
            <text:p>766</text:p>
          </table:table-cell>
          <table:table-cell table:style-name="ce4" office:value-type="string" calcext:value-type="string">
            <text:p>Fellah</text:p>
          </table:table-cell>
          <table:table-cell table:style-name="ce4" office:value-type="string" calcext:value-type="string">
            <text:p>Egyptian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03.43" calcext:value-type="float">
            <text:p>1203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7" table:formula="of:=([.H151]-[.G151])/[.G151]" office:value-type="percentage" office:value="0.0131578947368421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84774166230342" calcext:value-type="percentage">
            <text:p>0.2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76" calcext:value-type="float">
            <text:p>776</text:p>
          </table:table-cell>
          <table:table-cell table:style-name="ce4" office:value-type="string" calcext:value-type="string">
            <text:p>Fellah</text:p>
          </table:table-cell>
          <table:table-cell table:style-name="ce4" office:value-type="string" calcext:value-type="string">
            <text:p>Egyptian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157.49" calcext:value-type="float">
            <text:p>1157</text:p>
          </table:table-cell>
          <table:table-cell table:style-name="ce15" office:value-type="float" office:value="71" calcext:value-type="float">
            <text:p>71</text:p>
          </table:table-cell>
          <table:table-cell table:number-columns-repeated="2" table:style-name="ce15" office:value-type="float" office:value="74" calcext:value-type="float">
            <text:p>74</text:p>
          </table:table-cell>
          <table:table-cell table:style-name="ce17" table:formula="of:=([.H152]-[.G152])/[.G152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522725917649415" calcext:value-type="percentage">
            <text:p>0.5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86" calcext:value-type="float">
            <text:p>786</text:p>
          </table:table-cell>
          <table:table-cell table:style-name="ce4" office:value-type="string" calcext:value-type="string">
            <text:p>Eunuch?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173.94" calcext:value-type="float">
            <text:p>1174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7" calcext:value-type="float">
            <text:p>77</text:p>
          </table:table-cell>
          <table:table-cell table:style-name="ce17" table:formula="of:=([.H153]-[.G153])/[.G153]" office:value-type="percentage" office:value="0.0266666666666667" calcext:value-type="percentage">
            <text:p>2.7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326152344552173" calcext:value-type="percentage">
            <text:p>0.3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88" calcext:value-type="float">
            <text:p>788</text:p>
          </table:table-cell>
          <table:table-cell table:style-name="ce4" office:value-type="string" calcext:value-type="string">
            <text:p>Fellah</text:p>
          </table:table-cell>
          <table:table-cell table:style-name="ce4" office:value-type="string" calcext:value-type="string">
            <text:p>Egyptian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114.22" calcext:value-type="float">
            <text:p>1114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4" calcext:value-type="float">
            <text:p>74</text:p>
          </table:table-cell>
          <table:table-cell table:style-name="ce17" table:formula="of:=([.H154]-[.G154])/[.G154]" office:value-type="percentage" office:value="0.0422535211267606" calcext:value-type="percentage">
            <text:p>4.2%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II</text:p>
          </table:table-cell>
          <table:table-cell table:style-name="ce18" office:value-type="percentage" office:value="0.00220605204925251" calcext:value-type="percentage">
            <text:p>0.2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94" calcext:value-type="float">
            <text:p>794</text:p>
          </table:table-cell>
          <table:table-cell table:style-name="ce4" office:value-type="string" calcext:value-type="string">
            <text:p>Armenian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242.26" calcext:value-type="float">
            <text:p>1242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0" calcext:value-type="float">
            <text:p>80</text:p>
          </table:table-cell>
          <table:table-cell table:style-name="ce17" table:formula="of:=([.H155]-[.G155])/[.G155]" office:value-type="percentage" office:value="0.0126582278481013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89190331758386" calcext:value-type="percentage">
            <text:p>0.2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796" calcext:value-type="float">
            <text:p>796</text:p>
          </table:table-cell>
          <table:table-cell table:number-columns-repeated="2" table:style-name="ce4" office:value-type="string" calcext:value-type="string">
            <text:p>Egyptian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31.99" calcext:value-type="float">
            <text:p>1232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0" calcext:value-type="float">
            <text:p>80</text:p>
          </table:table-cell>
          <table:table-cell table:style-name="ce17" table:formula="of:=([.H156]-[.G156])/[.G156]" office:value-type="percentage" office:value="0.0256410256410256" calcext:value-type="percentage">
            <text:p>2.6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646509882584595" calcext:value-type="percentage">
            <text:p>0.6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06" calcext:value-type="float">
            <text:p>806</text:p>
          </table:table-cell>
          <table:table-cell table:number-columns-repeated="2" table:style-name="ce4" office:value-type="string" calcext:value-type="string">
            <text:p>Egyptian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65.88" calcext:value-type="float">
            <text:p>126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157]-[.G157])/[.G157]" office:value-type="percentage" office:value="0.0375" calcext:value-type="percentage">
            <text:p>3.8%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II</text:p>
          </table:table-cell>
          <table:table-cell table:style-name="ce18" office:value-type="percentage" office:value="0.00242718265333637" calcext:value-type="percentage">
            <text:p>0.2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08" calcext:value-type="float">
            <text:p>808</text:p>
          </table:table-cell>
          <table:table-cell table:style-name="ce4" office:value-type="string" calcext:value-type="string">
            <text:p>Pelasgic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530.84" calcext:value-type="float">
            <text:p>1531</text:p>
          </table:table-cell>
          <table:table-cell table:style-name="ce15" office:value-type="float" office:value="93" calcext:value-type="float">
            <text:p>93</text:p>
          </table:table-cell>
          <table:table-cell table:number-columns-repeated="2" table:style-name="ce15" office:value-type="float" office:value="97" calcext:value-type="float">
            <text:p>97</text:p>
          </table:table-cell>
          <table:table-cell table:style-name="ce17" table:formula="of:=([.H158]-[.G158])/[.G158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455453976452879" calcext:value-type="percentage">
            <text:p>0.4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14" calcext:value-type="float">
            <text:p>814</text:p>
          </table:table-cell>
          <table:table-cell table:style-name="ce4" office:value-type="string" calcext:value-type="string">
            <text:p>Pelasgic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452.49" calcext:value-type="float">
            <text:p>1452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97" calcext:value-type="float">
            <text:p>97</text:p>
          </table:table-cell>
          <table:table-cell table:style-name="ce17" table:formula="of:=([.H159]-[.G159])/[.G159]" office:value-type="percentage" office:value="0.043010752688172" calcext:value-type="percentage">
            <text:p>4.3%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II</text:p>
          </table:table-cell>
          <table:table-cell table:style-name="ce18" office:value-type="percentage" office:value="0.00200144689966129" calcext:value-type="percentage">
            <text:p>0.2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15" calcext:value-type="float">
            <text:p>815</text:p>
          </table:table-cell>
          <table:table-cell table:style-name="ce4" office:value-type="string" calcext:value-type="string">
            <text:p>Pelasgic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52.39" calcext:value-type="float">
            <text:p>135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8" calcext:value-type="float">
            <text:p>88</text:p>
          </table:table-cell>
          <table:table-cell table:style-name="ce17" table:formula="of:=([.H160]-[.G160])/[.G160]" office:value-type="percentage" office:value="0.0232558139534884" calcext:value-type="percentage">
            <text:p>2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06221456678469" calcext:value-type="percentage">
            <text:p>0.2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17" calcext:value-type="float">
            <text:p>817</text:p>
          </table:table-cell>
          <table:table-cell table:style-name="ce4" office:value-type="string" calcext:value-type="string">
            <text:p>Pelasgic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408.47" calcext:value-type="float">
            <text:p>1408</text:p>
          </table:table-cell>
          <table:table-cell table:style-name="ce15" office:value-type="float" office:value="86" calcext:value-type="float">
            <text:p>86</text:p>
          </table:table-cell>
          <table:table-cell table:number-columns-repeated="2" table:style-name="ce15" office:value-type="float" office:value="89" calcext:value-type="float">
            <text:p>89</text:p>
          </table:table-cell>
          <table:table-cell table:style-name="ce17" table:formula="of:=([.H161]-[.G161])/[.G161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557112038587074" calcext:value-type="percentage">
            <text:p>0.5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18" calcext:value-type="float">
            <text:p>818</text:p>
          </table:table-cell>
          <table:table-cell table:style-name="ce4" office:value-type="string" calcext:value-type="string">
            <text:p>Semitic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093.49" calcext:value-type="float">
            <text:p>1093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69" calcext:value-type="float">
            <text:p>69</text:p>
          </table:table-cell>
          <table:table-cell table:style-name="ce17" table:formula="of:=([.H162]-[.G162])/[.G162]" office:value-type="percentage" office:value="-0.0142857142857143" calcext:value-type="percentage">
            <text:p>-1.4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328534709259749" calcext:value-type="percentage">
            <text:p>0.3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20" calcext:value-type="float">
            <text:p>820</text:p>
          </table:table-cell>
          <table:table-cell table:number-columns-repeated="2" table:style-name="ce4" office:value-type="string" calcext:value-type="string">
            <text:p>Egyptian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539.22" calcext:value-type="float">
            <text:p>1539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96" calcext:value-type="float">
            <text:p>96</text:p>
          </table:table-cell>
          <table:table-cell table:style-name="ce17" table:formula="of:=([.H163]-[.G163])/[.G163]" office:value-type="percentage" office:value="-0.0204081632653061" calcext:value-type="percentage">
            <text:p>-2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97504492895509" calcext:value-type="percentage">
            <text:p>0.5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69" calcext:value-type="float">
            <text:p>869</text:p>
          </table:table-cell>
          <table:table-cell table:style-name="ce4" office:value-type="string" calcext:value-type="string">
            <text:p>Negroid Egyptian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412.6" calcext:value-type="float">
            <text:p>1413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88" calcext:value-type="float">
            <text:p>88</text:p>
          </table:table-cell>
          <table:table-cell table:style-name="ce17" table:formula="of:=([.H164]-[.G164])/[.G164]" office:value-type="percentage" office:value="-0.0112359550561798" calcext:value-type="percentage">
            <text:p>-1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2999929393112" calcext:value-type="percentage">
            <text:p>0.4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89" calcext:value-type="float">
            <text:p>889</text:p>
          </table:table-cell>
          <table:table-cell table:number-columns-repeated="2" table:style-name="ce4" office:value-type="string" calcext:value-type="string">
            <text:p>Egyptian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12.85" calcext:value-type="float">
            <text:p>1313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83" calcext:value-type="float">
            <text:p>83</text:p>
          </table:table-cell>
          <table:table-cell table:style-name="ce17" table:formula="of:=([.H165]-[.G165])/[.G165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0792121416370811" calcext:value-type="percentage">
            <text:p>0.0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95" calcext:value-type="float">
            <text:p>895</text:p>
          </table:table-cell>
          <table:table-cell table:style-name="ce4" office:value-type="string" calcext:value-type="string">
            <text:p>Mohawk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87.6" calcext:value-type="float">
            <text:p>1388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9" calcext:value-type="float">
            <text:p>89</text:p>
          </table:table-cell>
          <table:table-cell table:style-name="ce17" table:formula="of:=([.H166]-[.G166])/[.G166]" office:value-type="percentage" office:value="0.0113636363636364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650655322326472" calcext:value-type="percentage">
            <text:p>0.6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96" calcext:value-type="float">
            <text:p>896</text:p>
          </table:table-cell>
          <table:table-cell table:style-name="ce4" office:value-type="string" calcext:value-type="string">
            <text:p>Mohawk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01.93" calcext:value-type="float">
            <text:p>1302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167]-[.G167])/[.G167]" office:value-type="percentage" office:value="0.0121951219512195" calcext:value-type="percentage">
            <text:p>1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75936987610427" calcext:value-type="percentage">
            <text:p>0.2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899" calcext:value-type="float">
            <text:p>899</text:p>
          </table:table-cell>
          <table:table-cell table:style-name="ce4" office:value-type="string" calcext:value-type="string">
            <text:p>Anglo-American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448.37" calcext:value-type="float">
            <text:p>1448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91" calcext:value-type="float">
            <text:p>91</text:p>
          </table:table-cell>
          <table:table-cell table:style-name="ce17" table:formula="of:=([.H168]-[.G168])/[.G168]" office:value-type="percentage" office:value="-0.0108695652173913" calcext:value-type="percentage">
            <text:p>-1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301887826968995" calcext:value-type="percentage">
            <text:p>0.3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00" calcext:value-type="float">
            <text:p>900</text:p>
          </table:table-cell>
          <table:table-cell table:style-name="ce4" office:value-type="string" calcext:value-type="string">
            <text:p>Negro (US)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174.88" calcext:value-type="float">
            <text:p>1175</text:p>
          </table:table-cell>
          <table:table-cell table:style-name="ce15" office:value-type="float" office:value="72" calcext:value-type="float">
            <text:p>72</text:p>
          </table:table-cell>
          <table:table-cell table:number-columns-repeated="2" table:style-name="ce15" office:value-type="float" office:value="75" calcext:value-type="float">
            <text:p>75</text:p>
          </table:table-cell>
          <table:table-cell table:style-name="ce17" table:formula="of:=([.H169]-[.G169])/[.G169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440559297068524" calcext:value-type="percentage">
            <text:p>0.4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01" calcext:value-type="float">
            <text:p>901</text:p>
          </table:table-cell>
          <table:table-cell table:style-name="ce4" office:value-type="string" calcext:value-type="string">
            <text:p>Native African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185.86" calcext:value-type="float">
            <text:p>1186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7" table:formula="of:=([.H170]-[.G170])/[.G170]" office:value-type="percentage" office:value="0.0133333333333333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03292379884117" calcext:value-type="percentage">
            <text:p>0.2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02" calcext:value-type="float">
            <text:p>902</text:p>
          </table:table-cell>
          <table:table-cell table:style-name="ce4" office:value-type="string" calcext:value-type="string">
            <text:p>Native African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93.4" calcext:value-type="float">
            <text:p>1293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6" calcext:value-type="float">
            <text:p>86</text:p>
          </table:table-cell>
          <table:table-cell table:style-name="ce17" table:formula="of:=([.H171]-[.G171])/[.G171]" office:value-type="percentage" office:value="0.0487804878048781" calcext:value-type="percentage">
            <text:p>4.9%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II</text:p>
          </table:table-cell>
          <table:table-cell table:style-name="ce18" office:value-type="percentage" office:value="0.0067429232198501" calcext:value-type="percentage">
            <text:p>0.6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04" calcext:value-type="float">
            <text:p>904</text:p>
          </table:table-cell>
          <table:table-cell table:style-name="ce4" office:value-type="string" calcext:value-type="string">
            <text:p>Native African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52.17" calcext:value-type="float">
            <text:p>1252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2" table:style-name="ce15" office:value-type="float" office:value="79" calcext:value-type="float">
            <text:p>79</text:p>
          </table:table-cell>
          <table:table-cell table:style-name="ce17" table:formula="of:=([.H172]-[.G172])/[.G172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25028680666683" calcext:value-type="percentage">
            <text:p>0.3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10" calcext:value-type="float">
            <text:p>910</text:p>
          </table:table-cell>
          <table:table-cell table:style-name="ce4" office:value-type="string" calcext:value-type="string">
            <text:p>Native African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99.16" calcext:value-type="float">
            <text:p>1299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78" calcext:value-type="float">
            <text:p>78</text:p>
          </table:table-cell>
          <table:table-cell table:style-name="ce17" table:formula="of:=([.H173]-[.G173])/[.G173]" office:value-type="percentage" office:value="-0.0487804878048781" calcext:value-type="percentage">
            <text:p>-4.9%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87439755901797" calcext:value-type="percentage">
            <text:p>0.2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12" calcext:value-type="float">
            <text:p>912</text:p>
          </table:table-cell>
          <table:table-cell table:style-name="ce4" office:value-type="string" calcext:value-type="string">
            <text:p>Native African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54.05" calcext:value-type="float">
            <text:p>1354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7" table:formula="of:=([.H174]-[.G174])/[.G174]" office:value-type="percentage" office:value="0.0116279069767442" calcext:value-type="percentage">
            <text:p>1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715650437227508" calcext:value-type="percentage">
            <text:p>0.7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13" calcext:value-type="float">
            <text:p>913</text:p>
          </table:table-cell>
          <table:table-cell table:style-name="ce4" office:value-type="string" calcext:value-type="string">
            <text:p>Native African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404.44" calcext:value-type="float">
            <text:p>1404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2" calcext:value-type="float">
            <text:p>92</text:p>
          </table:table-cell>
          <table:table-cell table:style-name="ce17" table:formula="of:=([.H175]-[.G175])/[.G175]" office:value-type="percentage" office:value="0.0337078651685393" calcext:value-type="percentage">
            <text:p>3.4%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II</text:p>
          </table:table-cell>
          <table:table-cell table:style-name="ce18" office:value-type="percentage" office:value="0.00311329673891423" calcext:value-type="percentage">
            <text:p>0.3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14" calcext:value-type="float">
            <text:p>914</text:p>
          </table:table-cell>
          <table:table-cell table:style-name="ce4" office:value-type="string" calcext:value-type="string">
            <text:p>Native African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24.88" calcext:value-type="float">
            <text:p>122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78" calcext:value-type="float">
            <text:p>78</text:p>
          </table:table-cell>
          <table:table-cell table:style-name="ce17" table:formula="of:=([.H176]-[.G176])/[.G176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787264225941728" calcext:value-type="percentage">
            <text:p>0.7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15" calcext:value-type="float">
            <text:p>915</text:p>
          </table:table-cell>
          <table:table-cell table:style-name="ce4" office:value-type="string" calcext:value-type="string">
            <text:p>Native African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93.06" calcext:value-type="float">
            <text:p>1393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2" table:style-name="ce15" office:value-type="float" office:value="88" calcext:value-type="float">
            <text:p>88</text:p>
          </table:table-cell>
          <table:table-cell table:style-name="ce17" table:formula="of:=([.H177]-[.G177])/[.G177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08783150076758" calcext:value-type="percentage">
            <text:p>0.3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17" calcext:value-type="float">
            <text:p>917</text:p>
          </table:table-cell>
          <table:table-cell table:style-name="ce4" office:value-type="string" calcext:value-type="string">
            <text:p>Native African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155.77" calcext:value-type="float">
            <text:p>1156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3" calcext:value-type="float">
            <text:p>73</text:p>
          </table:table-cell>
          <table:table-cell table:style-name="ce17" table:formula="of:=([.H178]-[.G178])/[.G178]" office:value-type="percentage" office:value="-0.0135135135135135" calcext:value-type="percentage">
            <text:p>-1.4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715731199172862" calcext:value-type="percentage">
            <text:p>0.7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29" calcext:value-type="float">
            <text:p>929</text:p>
          </table:table-cell>
          <table:table-cell table:style-name="ce4" office:value-type="string" calcext:value-type="string">
            <text:p>Native African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99.32" calcext:value-type="float">
            <text:p>1299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179]-[.G179])/[.G179]" office:value-type="percentage" office:value="0.0121951219512195" calcext:value-type="percentage">
            <text:p>1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500231561737482" calcext:value-type="percentage">
            <text:p>0.5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48" calcext:value-type="float">
            <text:p>948</text:p>
          </table:table-cell>
          <table:table-cell table:style-name="ce4" office:value-type="string" calcext:value-type="string">
            <text:p>Bengalee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203.02" calcext:value-type="float">
            <text:p>1203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6.5" calcext:value-type="float">
            <text:p>76.5</text:p>
          </table:table-cell>
          <table:table-cell table:style-name="ce17" table:formula="of:=([.H180]-[.G180])/[.G180]" office:value-type="percentage" office:value="0.00657894736842105" calcext:value-type="percentage">
            <text:p>0.7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78978169761744" calcext:value-type="percentage">
            <text:p>0.2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49" calcext:value-type="float">
            <text:p>949</text:p>
          </table:table-cell>
          <table:table-cell table:style-name="ce4" office:value-type="string" calcext:value-type="string">
            <text:p>Arickar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61.84" calcext:value-type="float">
            <text:p>1262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75" calcext:value-type="float">
            <text:p>75</text:p>
          </table:table-cell>
          <table:table-cell table:style-name="ce17" table:formula="of:=([.H181]-[.G181])/[.G181]" office:value-type="percentage" office:value="-0.0625" calcext:value-type="percentage">
            <text:p>-6.3%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V</text:p>
          </table:table-cell>
          <table:table-cell table:style-name="ce18" office:value-type="percentage" office:value="0.00232257407138231" calcext:value-type="percentage">
            <text:p>0.23%</text:p>
          </table:table-cell>
          <table:table-cell/>
          <table:table-cell table:style-name="ce19"/>
          <table:table-cell table:style-name="Default" table:number-columns-repeated="16370"/>
        </table:table-row>
        <table:table-row table:style-name="ro2">
          <table:table-cell table:style-name="ce4" office:value-type="float" office:value="950" calcext:value-type="float">
            <text:p>950</text:p>
          </table:table-cell>
          <table:table-cell table:style-name="ce4" office:value-type="string" calcext:value-type="string">
            <text:p>Narraganset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53.9" calcext:value-type="float">
            <text:p>1354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5" calcext:value-type="float">
            <text:p>85</text:p>
          </table:table-cell>
          <table:table-cell table:style-name="ce17" table:formula="of:=([.H182]-[.G182])/[.G182]" office:value-type="percentage" office:value="-0.0116279069767442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324697769221588" calcext:value-type="percentage">
            <text:p>0.3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52" calcext:value-type="float">
            <text:p>952</text:p>
          </table:table-cell>
          <table:table-cell table:style-name="ce4" office:value-type="string" calcext:value-type="string">
            <text:p>Narraganset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60.62" calcext:value-type="float">
            <text:p>1361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4" calcext:value-type="float">
            <text:p>84</text:p>
          </table:table-cell>
          <table:table-cell table:style-name="ce17" table:formula="of:=([.H183]-[.G183])/[.G183]" office:value-type="percentage" office:value="-0.0232558139534884" calcext:value-type="percentage">
            <text:p>-2.3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5534779933623" calcext:value-type="percentage">
            <text:p>0.2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53" calcext:value-type="float">
            <text:p>953</text:p>
          </table:table-cell>
          <table:table-cell table:style-name="ce4" office:value-type="string" calcext:value-type="string">
            <text:p>Narraganset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36.47" calcext:value-type="float">
            <text:p>1236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7" calcext:value-type="float">
            <text:p>77</text:p>
          </table:table-cell>
          <table:table-cell table:style-name="ce17" table:formula="of:=([.H184]-[.G184])/[.G184]" office:value-type="percentage" office:value="-0.0128205128205128" calcext:value-type="percentage">
            <text:p>-1.3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659459885150759" calcext:value-type="percentage">
            <text:p>0.6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55" calcext:value-type="float">
            <text:p>955</text:p>
          </table:table-cell>
          <table:table-cell table:style-name="ce4" office:value-type="string" calcext:value-type="string">
            <text:p>Narraganset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89.4" calcext:value-type="float">
            <text:p>1289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78" calcext:value-type="float">
            <text:p>78</text:p>
          </table:table-cell>
          <table:table-cell table:style-name="ce17" table:formula="of:=([.H185]-[.G185])/[.G185]" office:value-type="percentage" office:value="-0.0487804878048781" calcext:value-type="percentage">
            <text:p>-4.9%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515076150617798" calcext:value-type="percentage">
            <text:p>0.5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56" calcext:value-type="float">
            <text:p>956</text:p>
          </table:table-cell>
          <table:table-cell table:style-name="ce4" office:value-type="string" calcext:value-type="string">
            <text:p>Narraganset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12.22" calcext:value-type="float">
            <text:p>1412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0" calcext:value-type="float">
            <text:p>90</text:p>
          </table:table-cell>
          <table:table-cell table:style-name="ce17" table:formula="of:=([.H186]-[.G186])/[.G186]" office:value-type="percentage" office:value="0.0112359550561798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47692360732469" calcext:value-type="percentage">
            <text:p>0.2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58" calcext:value-type="float">
            <text:p>958</text:p>
          </table:table-cell>
          <table:table-cell table:style-name="ce4" office:value-type="string" calcext:value-type="string">
            <text:p>Native African Negro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401.88" calcext:value-type="float">
            <text:p>1402</text:p>
          </table:table-cell>
          <table:table-cell table:style-name="ce15" office:value-type="float" office:value="86" calcext:value-type="float">
            <text:p>86</text:p>
          </table:table-cell>
          <table:table-cell table:number-columns-repeated="2" table:style-name="ce15" office:value-type="float" office:value="89" calcext:value-type="float">
            <text:p>89</text:p>
          </table:table-cell>
          <table:table-cell table:style-name="ce17" table:formula="of:=([.H187]-[.G187])/[.G187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273122518715629" calcext:value-type="percentage">
            <text:p>0.2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62" calcext:value-type="float">
            <text:p>962</text:p>
          </table:table-cell>
          <table:table-cell table:style-name="ce4" office:value-type="string" calcext:value-type="string">
            <text:p>Native African Negro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51.88" calcext:value-type="float">
            <text:p>1352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7" calcext:value-type="float">
            <text:p>87</text:p>
          </table:table-cell>
          <table:table-cell table:style-name="ce17" table:formula="of:=([.H188]-[.G188])/[.G188]" office:value-type="percentage" office:value="0.0235294117647059" calcext:value-type="percentage">
            <text:p>2.4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339169496284349" calcext:value-type="percentage">
            <text:p>0.3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63" calcext:value-type="float">
            <text:p>963</text:p>
          </table:table-cell>
          <table:table-cell table:style-name="ce4" office:value-type="string" calcext:value-type="string">
            <text:p>Native African Negro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04.05" calcext:value-type="float">
            <text:p>1304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2" calcext:value-type="float">
            <text:p>82</text:p>
          </table:table-cell>
          <table:table-cell table:style-name="ce17" table:formula="of:=([.H189]-[.G189])/[.G189]" office:value-type="percentage" office:value="-0.0120481927710843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0942455139135371" calcext:value-type="percentage">
            <text:p>0.0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64" calcext:value-type="float">
            <text:p>964</text:p>
          </table:table-cell>
          <table:table-cell table:style-name="ce4" office:value-type="string" calcext:value-type="string">
            <text:p>Native African Negro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459.45" calcext:value-type="float">
            <text:p>1459</text:p>
          </table:table-cell>
          <table:table-cell table:style-name="ce15" office:value-type="float" office:value="89" calcext:value-type="float">
            <text:p>89</text:p>
          </table:table-cell>
          <table:table-cell table:number-columns-repeated="2" table:style-name="ce15" office:value-type="float" office:value="93" calcext:value-type="float">
            <text:p>93</text:p>
          </table:table-cell>
          <table:table-cell table:style-name="ce17" table:formula="of:=([.H190]-[.G190])/[.G190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217003908013687" calcext:value-type="percentage">
            <text:p>0.2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68" calcext:value-type="float">
            <text:p>968</text:p>
          </table:table-cell>
          <table:table-cell table:style-name="ce4" office:value-type="string" calcext:value-type="string">
            <text:p>Native African Negro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69.81" calcext:value-type="float">
            <text:p>1370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2" table:style-name="ce15" office:value-type="float" office:value="87" calcext:value-type="float">
            <text:p>87</text:p>
          </table:table-cell>
          <table:table-cell table:style-name="ce17" table:formula="of:=([.H191]-[.G191])/[.G191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26916488488716" calcext:value-type="percentage">
            <text:p>0.2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70" calcext:value-type="float">
            <text:p>970</text:p>
          </table:table-cell>
          <table:table-cell table:style-name="ce4" office:value-type="string" calcext:value-type="string">
            <text:p>Native African Negro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190.75" calcext:value-type="float">
            <text:p>1191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2" table:style-name="ce15" office:value-type="float" office:value="76" calcext:value-type="float">
            <text:p>76</text:p>
          </table:table-cell>
          <table:table-cell table:style-name="ce17" table:formula="of:=([.H192]-[.G192])/[.G192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05670545903793" calcext:value-type="percentage">
            <text:p>0.3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71" calcext:value-type="float">
            <text:p>971</text:p>
          </table:table-cell>
          <table:table-cell table:style-name="ce4" office:value-type="string" calcext:value-type="string">
            <text:p>Native African Negro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33.15" calcext:value-type="float">
            <text:p>1333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6" calcext:value-type="float">
            <text:p>86</text:p>
          </table:table-cell>
          <table:table-cell table:style-name="ce17" table:formula="of:=([.H193]-[.G193])/[.G193]" office:value-type="percentage" office:value="0.0238095238095238" calcext:value-type="percentage">
            <text:p>2.4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17008745871901" calcext:value-type="percentage">
            <text:p>0.1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74" calcext:value-type="float">
            <text:p>974</text:p>
          </table:table-cell>
          <table:table-cell table:style-name="ce4" office:value-type="string" calcext:value-type="string">
            <text:p>Native African Negro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44.78" calcext:value-type="float">
            <text:p>1345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2" table:style-name="ce15" office:value-type="float" office:value="85" calcext:value-type="float">
            <text:p>85</text:p>
          </table:table-cell>
          <table:table-cell table:style-name="ce17" table:formula="of:=([.H194]-[.G194])/[.G194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209146044398033" calcext:value-type="percentage">
            <text:p>0.2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77" calcext:value-type="float">
            <text:p>977</text:p>
          </table:table-cell>
          <table:table-cell table:style-name="ce4" office:value-type="string" calcext:value-type="string">
            <text:p>Native African 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70.07" calcext:value-type="float">
            <text:p>1370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6" calcext:value-type="float">
            <text:p>86</text:p>
          </table:table-cell>
          <table:table-cell table:style-name="ce17" table:formula="of:=([.H195]-[.G195])/[.G195]" office:value-type="percentage" office:value="-0.0114942528735632" calcext:value-type="percentage">
            <text:p>-1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583079917830585" calcext:value-type="percentage">
            <text:p>0.5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78" calcext:value-type="float">
            <text:p>978</text:p>
          </table:table-cell>
          <table:table-cell table:style-name="ce4" office:value-type="string" calcext:value-type="string">
            <text:p>Native African Negro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08.9" calcext:value-type="float">
            <text:p>1209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7" table:formula="of:=([.H196]-[.G196])/[.G196]" office:value-type="percentage" office:value="0.012987012987013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344092479546033" calcext:value-type="percentage">
            <text:p>0.3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79" calcext:value-type="float">
            <text:p>979</text:p>
          </table:table-cell>
          <table:table-cell table:style-name="ce4" office:value-type="string" calcext:value-type="string">
            <text:p>Native African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13.37" calcext:value-type="float">
            <text:p>1213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2" table:style-name="ce15" office:value-type="float" office:value="77" calcext:value-type="float">
            <text:p>77</text:p>
          </table:table-cell>
          <table:table-cell table:style-name="ce17" table:formula="of:=([.H197]-[.G197])/[.G197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190891588381642" calcext:value-type="percentage">
            <text:p>0.1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83" calcext:value-type="float">
            <text:p>983</text:p>
          </table:table-cell>
          <table:table-cell table:style-name="ce4" office:value-type="string" calcext:value-type="string">
            <text:p>Negro (US)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23.06" calcext:value-type="float">
            <text:p>1323</text:p>
          </table:table-cell>
          <table:table-cell table:style-name="ce15" office:value-type="float" office:value="81" calcext:value-type="float">
            <text:p>81</text:p>
          </table:table-cell>
          <table:table-cell table:number-columns-repeated="2" table:style-name="ce15" office:value-type="float" office:value="84" calcext:value-type="float">
            <text:p>84</text:p>
          </table:table-cell>
          <table:table-cell table:style-name="ce17" table:formula="of:=([.H198]-[.G198])/[.G198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287372837519396" calcext:value-type="percentage">
            <text:p>0.2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84" calcext:value-type="float">
            <text:p>984</text:p>
          </table:table-cell>
          <table:table-cell table:style-name="ce4" office:value-type="string" calcext:value-type="string">
            <text:p>Negro (US)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72.23" calcext:value-type="float">
            <text:p>1372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6" calcext:value-type="float">
            <text:p>86</text:p>
          </table:table-cell>
          <table:table-cell table:style-name="ce17" table:formula="of:=([.H199]-[.G199])/[.G199]" office:value-type="percentage" office:value="-0.0114942528735632" calcext:value-type="percentage">
            <text:p>-1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42948074850883" calcext:value-type="percentage">
            <text:p>0.2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87" calcext:value-type="float">
            <text:p>987</text:p>
          </table:table-cell>
          <table:table-cell table:style-name="ce4" office:value-type="string" calcext:value-type="string">
            <text:p>Chemesyan Indian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68.51" calcext:value-type="float">
            <text:p>1469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93" calcext:value-type="float">
            <text:p>93</text:p>
          </table:table-cell>
          <table:table-cell table:style-name="ce17" table:formula="of:=([.H200]-[.G200])/[.G200]" office:value-type="percentage" office:value="-0.0106382978723404" calcext:value-type="percentage">
            <text:p>-1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06479279718725" calcext:value-type="percentage">
            <text:p>0.4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88" calcext:value-type="float">
            <text:p>988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521.87" calcext:value-type="float">
            <text:p>1522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97" calcext:value-type="float">
            <text:p>97</text:p>
          </table:table-cell>
          <table:table-cell table:style-name="ce15" office:value-type="float" office:value="96.5" calcext:value-type="float">
            <text:p>96.5</text:p>
          </table:table-cell>
          <table:table-cell table:style-name="ce17" table:formula="of:=([.H201]-[.G201])/[.G201]" office:value-type="percentage" office:value="-0.00515463917525773" calcext:value-type="percentage">
            <text:p>-0.5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502148293403977" calcext:value-type="percentage">
            <text:p>0.5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89" calcext:value-type="float">
            <text:p>989</text:p>
          </table:table-cell>
          <table:table-cell table:style-name="ce4" office:value-type="string" calcext:value-type="string">
            <text:p>Iroquois?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35.32" calcext:value-type="float">
            <text:p>1435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89" calcext:value-type="float">
            <text:p>89</text:p>
          </table:table-cell>
          <table:table-cell table:style-name="ce17" table:formula="of:=([.H202]-[.G202])/[.G202]" office:value-type="percentage" office:value="-0.0326086956521739" calcext:value-type="percentage">
            <text:p>-3.3%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161513154625229" calcext:value-type="percentage">
            <text:p>0.1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93" calcext:value-type="float">
            <text:p>993</text:p>
          </table:table-cell>
          <table:table-cell table:style-name="ce4" office:value-type="string" calcext:value-type="string">
            <text:p>Native African Negro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20.17" calcext:value-type="float">
            <text:p>1220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7" table:formula="of:=([.H203]-[.G203])/[.G203]" office:value-type="percentage" office:value="0.012987012987013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652076831776039" calcext:value-type="percentage">
            <text:p>0.6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994" calcext:value-type="float">
            <text:p>994</text:p>
          </table:table-cell>
          <table:table-cell table:style-name="ce4" office:value-type="string" calcext:value-type="string">
            <text:p>Native African Negro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116.67" calcext:value-type="float">
            <text:p>111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6" calcext:value-type="float">
            <text:p>76</text:p>
          </table:table-cell>
          <table:table-cell table:style-name="ce17" table:formula="of:=([.H204]-[.G204])/[.G204]" office:value-type="percentage" office:value="0.0704225352112676" calcext:value-type="percentage">
            <text:p>7.0%</text:p>
          </table:table-cell>
          <table:table-cell table:number-columns-repeated="2" table:style-name="ce15" office:value-type="string" calcext:value-type="string">
            <text:p>I</text:p>
          </table:table-cell>
          <table:table-cell table:style-name="ce18" office:value-type="percentage" office:value="0.00139464502797412" calcext:value-type="percentage">
            <text:p>0.1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Mexican (mound near Ajacuba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95.49" calcext:value-type="float">
            <text:p>1395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92" calcext:value-type="float">
            <text:p>92</text:p>
          </table:table-cell>
          <table:table-cell table:style-name="ce17" table:formula="of:=([.H205]-[.G205])/[.G205]" office:value-type="percentage" office:value="0.0454545454545455" calcext:value-type="percentage">
            <text:p>4.5%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II</text:p>
          </table:table-cell>
          <table:table-cell table:style-name="ce18" office:value-type="percentage" office:value="0.00355581593911438" calcext:value-type="percentage">
            <text:p>0.3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01" calcext:value-type="float">
            <text:p>1001</text:p>
          </table:table-cell>
          <table:table-cell table:style-name="ce4" office:value-type="string" calcext:value-type="string">
            <text:p>Mexican (Otomie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021.61" calcext:value-type="float">
            <text:p>1022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7" calcext:value-type="float">
            <text:p>67</text:p>
          </table:table-cell>
          <table:table-cell table:style-name="ce17" table:formula="of:=([.H206]-[.G206])/[.G206]" office:value-type="percentage" office:value="0.046875" calcext:value-type="percentage">
            <text:p>4.7%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II</text:p>
          </table:table-cell>
          <table:table-cell table:style-name="ce18" office:value-type="percentage" office:value="0.00353976065798212" calcext:value-type="percentage">
            <text:p>0.3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02" calcext:value-type="float">
            <text:p>1002</text:p>
          </table:table-cell>
          <table:table-cell table:style-name="ce4" office:value-type="string" calcext:value-type="string">
            <text:p>Mexican (Otomie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195.09" calcext:value-type="float">
            <text:p>1195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2" table:style-name="ce15" office:value-type="float" office:value="76" calcext:value-type="float">
            <text:p>76</text:p>
          </table:table-cell>
          <table:table-cell table:style-name="ce17" table:formula="of:=([.H207]-[.G207])/[.G207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446505619261644" calcext:value-type="percentage">
            <text:p>0.4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04" calcext:value-type="float">
            <text:p>1004</text:p>
          </table:table-cell>
          <table:table-cell table:style-name="ce4" office:value-type="string" calcext:value-type="string">
            <text:p>Mexican (Tlascala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29.67" calcext:value-type="float">
            <text:p>1330</text:p>
          </table:table-cell>
          <table:table-cell table:style-name="ce15" office:value-type="float" office:value="81" calcext:value-type="float">
            <text:p>81</text:p>
          </table:table-cell>
          <table:table-cell table:number-columns-repeated="2" table:style-name="ce15" office:value-type="float" office:value="84" calcext:value-type="float">
            <text:p>84</text:p>
          </table:table-cell>
          <table:table-cell table:style-name="ce17" table:formula="of:=([.H208]-[.G208])/[.G208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195789381254119" calcext:value-type="percentage">
            <text:p>0.2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05" calcext:value-type="float">
            <text:p>1005</text:p>
          </table:table-cell>
          <table:table-cell table:style-name="ce4" office:value-type="string" calcext:value-type="string">
            <text:p>Mexican (Chechemecan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94.07" calcext:value-type="float">
            <text:p>1294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209]-[.G209])/[.G209]" office:value-type="percentage" office:value="0.0121951219512195" calcext:value-type="percentage">
            <text:p>1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30217365955765" calcext:value-type="percentage">
            <text:p>0.3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06" calcext:value-type="float">
            <text:p>1006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59.1" calcext:value-type="float">
            <text:p>1359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5" calcext:value-type="float">
            <text:p>85</text:p>
          </table:table-cell>
          <table:table-cell table:style-name="ce17" table:formula="of:=([.H210]-[.G210])/[.G210]" office:value-type="percentage" office:value="-0.0116279069767442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619086937196072" calcext:value-type="percentage">
            <text:p>0.6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07" calcext:value-type="float">
            <text:p>1007</text:p>
          </table:table-cell>
          <table:table-cell table:style-name="ce4" office:value-type="string" calcext:value-type="string">
            <text:p>Ottawa 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16.39" calcext:value-type="float">
            <text:p>1416</text:p>
          </table:table-cell>
          <table:table-cell table:style-name="ce15" office:value-type="float" office:value="86" calcext:value-type="float">
            <text:p>86</text:p>
          </table:table-cell>
          <table:table-cell table:number-columns-repeated="2" table:style-name="ce15" office:value-type="float" office:value="89" calcext:value-type="float">
            <text:p>89</text:p>
          </table:table-cell>
          <table:table-cell table:style-name="ce17" table:formula="of:=([.H211]-[.G211])/[.G211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423841660765157" calcext:value-type="percentage">
            <text:p>0.4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08" calcext:value-type="float">
            <text:p>1008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03.23" calcext:value-type="float">
            <text:p>1203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2" table:style-name="ce15" office:value-type="float" office:value="76" calcext:value-type="float">
            <text:p>76</text:p>
          </table:table-cell>
          <table:table-cell table:style-name="ce17" table:formula="of:=([.H212]-[.G212])/[.G212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29071457642886" calcext:value-type="percentage">
            <text:p>0.2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09" calcext:value-type="float">
            <text:p>1009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16.07" calcext:value-type="float">
            <text:p>1216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2" table:style-name="ce15" office:value-type="float" office:value="77" calcext:value-type="float">
            <text:p>77</text:p>
          </table:table-cell>
          <table:table-cell table:style-name="ce17" table:formula="of:=([.H213]-[.G213])/[.G213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283756642529204" calcext:value-type="percentage">
            <text:p>0.2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55" calcext:value-type="float">
            <text:p>1055</text:p>
          </table:table-cell>
          <table:table-cell table:style-name="ce4" office:value-type="string" calcext:value-type="string">
            <text:p>Miami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91.84" calcext:value-type="float">
            <text:p>1292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1" calcext:value-type="float">
            <text:p>81</text:p>
          </table:table-cell>
          <table:table-cell table:style-name="ce17" table:formula="of:=([.H214]-[.G214])/[.G214]" office:value-type="percentage" office:value="-0.0121951219512195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68366593459989" calcext:value-type="percentage">
            <text:p>0.4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57" calcext:value-type="float">
            <text:p>1057</text:p>
          </table:table-cell>
          <table:table-cell table:style-name="ce4" office:value-type="string" calcext:value-type="string">
            <text:p>Miami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26.32" calcext:value-type="float">
            <text:p>1326</text:p>
          </table:table-cell>
          <table:table-cell table:style-name="ce15" office:value-type="float" office:value="81" calcext:value-type="float">
            <text:p>81</text:p>
          </table:table-cell>
          <table:table-cell table:number-columns-repeated="2" table:style-name="ce15" office:value-type="float" office:value="84" calcext:value-type="float">
            <text:p>84</text:p>
          </table:table-cell>
          <table:table-cell table:style-name="ce17" table:formula="of:=([.H215]-[.G215])/[.G215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84909824181732" calcext:value-type="percentage">
            <text:p>0.3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63" calcext:value-type="float">
            <text:p>1063</text:p>
          </table:table-cell>
          <table:table-cell table:style-name="ce4" office:value-type="string" calcext:value-type="string">
            <text:p>German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339.88" calcext:value-type="float">
            <text:p>1340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7" table:formula="of:=([.H216]-[.G216])/[.G216]" office:value-type="percentage" office:value="0.0117647058823529" calcext:value-type="percentage">
            <text:p>1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90506295174686" calcext:value-type="percentage">
            <text:p>0.1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64" calcext:value-type="float">
            <text:p>1064</text:p>
          </table:table-cell>
          <table:table-cell table:style-name="ce4" office:value-type="string" calcext:value-type="string">
            <text:p>German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420.81" calcext:value-type="float">
            <text:p>1421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91" calcext:value-type="float">
            <text:p>91</text:p>
          </table:table-cell>
          <table:table-cell table:style-name="ce17" table:formula="of:=([.H217]-[.G217])/[.G217]" office:value-type="percentage" office:value="0.0111111111111111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279464174023681" calcext:value-type="percentage">
            <text:p>0.2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65" calcext:value-type="float">
            <text:p>1065</text:p>
          </table:table-cell>
          <table:table-cell table:style-name="ce4" office:value-type="string" calcext:value-type="string">
            <text:p>Prussian (Berlin)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473.14" calcext:value-type="float">
            <text:p>1473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92" calcext:value-type="float">
            <text:p>92</text:p>
          </table:table-cell>
          <table:table-cell table:style-name="ce17" table:formula="of:=([.H218]-[.G218])/[.G218]" office:value-type="percentage" office:value="-0.0212765957446809" calcext:value-type="percentage">
            <text:p>-2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149208137972296" calcext:value-type="percentage">
            <text:p>0.1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93" calcext:value-type="float">
            <text:p>1093</text:p>
          </table:table-cell>
          <table:table-cell table:style-name="ce4" office:value-type="string" calcext:value-type="string">
            <text:p>Golah Negro (Liberia)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72.31" calcext:value-type="float">
            <text:p>1372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5" calcext:value-type="float">
            <text:p>85</text:p>
          </table:table-cell>
          <table:table-cell table:style-name="ce17" table:formula="of:=([.H219]-[.G219])/[.G219]" office:value-type="percentage" office:value="-0.0229885057471264" calcext:value-type="percentage">
            <text:p>-2.3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94" calcext:value-type="float">
            <text:p>1094</text:p>
          </table:table-cell>
          <table:table-cell table:style-name="ce4" office:value-type="string" calcext:value-type="string">
            <text:p>Golah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414.29" calcext:value-type="float">
            <text:p>1414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0" calcext:value-type="float">
            <text:p>90</text:p>
          </table:table-cell>
          <table:table-cell table:style-name="ce17" table:formula="of:=([.H220]-[.G220])/[.G220]" office:value-type="percentage" office:value="0.0112359550561798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508029540580861" calcext:value-type="percentage">
            <text:p>0.5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95" calcext:value-type="float">
            <text:p>1095</text:p>
          </table:table-cell>
          <table:table-cell table:style-name="ce4" office:value-type="string" calcext:value-type="string">
            <text:p>Pessah (Negro)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406.77" calcext:value-type="float">
            <text:p>1407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0" calcext:value-type="float">
            <text:p>90</text:p>
          </table:table-cell>
          <table:table-cell table:style-name="ce17" table:formula="of:=([.H221]-[.G221])/[.G221]" office:value-type="percentage" office:value="0.0112359550561798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96" calcext:value-type="float">
            <text:p>1096</text:p>
          </table:table-cell>
          <table:table-cell table:style-name="ce4" office:value-type="string" calcext:value-type="string">
            <text:p>Pessah (Negro)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69.51" calcext:value-type="float">
            <text:p>127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style-name="ce17" table:formula="of:=([.H222]-[.G222])/[.G222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97" calcext:value-type="float">
            <text:p>1097</text:p>
          </table:table-cell>
          <table:table-cell table:style-name="ce4" office:value-type="string" calcext:value-type="string">
            <text:p>Pessah (Negro)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20" calcext:value-type="float">
            <text:p>1320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223]-[.G223])/[.G223]" office:value-type="percentage" office:value="-0.0119047619047619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390334459334852" calcext:value-type="percentage">
            <text:p>0.3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98" calcext:value-type="float">
            <text:p>1098</text:p>
          </table:table-cell>
          <table:table-cell table:style-name="ce4" office:value-type="string" calcext:value-type="string">
            <text:p>Krooman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449.63" calcext:value-type="float">
            <text:p>1450</text:p>
          </table:table-cell>
          <table:table-cell table:style-name="ce15" office:value-type="float" office:value="88" calcext:value-type="float">
            <text:p>88</text:p>
          </table:table-cell>
          <table:table-cell table:number-columns-repeated="2" table:style-name="ce15" office:value-type="float" office:value="92" calcext:value-type="float">
            <text:p>92</text:p>
          </table:table-cell>
          <table:table-cell table:style-name="ce17" table:formula="of:=([.H224]-[.G224])/[.G224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099" calcext:value-type="float">
            <text:p>1099</text:p>
          </table:table-cell>
          <table:table-cell table:style-name="ce4" office:value-type="string" calcext:value-type="string">
            <text:p>Krooman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478.1" calcext:value-type="float">
            <text:p>1478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95" calcext:value-type="float">
            <text:p>95</text:p>
          </table:table-cell>
          <table:table-cell table:style-name="ce17" table:formula="of:=([.H225]-[.G225])/[.G225]" office:value-type="percentage" office:value="0.0106382978723404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479700359967147" calcext:value-type="percentage">
            <text:p>0.4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100" calcext:value-type="float">
            <text:p>1100</text:p>
          </table:table-cell>
          <table:table-cell table:style-name="ce4" office:value-type="string" calcext:value-type="string">
            <text:p>Dey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402.09" calcext:value-type="float">
            <text:p>1402</text:p>
          </table:table-cell>
          <table:table-cell table:style-name="ce15" office:value-type="float" office:value="86" calcext:value-type="float">
            <text:p>86</text:p>
          </table:table-cell>
          <table:table-cell table:number-columns-repeated="2" table:style-name="ce15" office:value-type="float" office:value="89" calcext:value-type="float">
            <text:p>89</text:p>
          </table:table-cell>
          <table:table-cell table:style-name="ce17" table:formula="of:=([.H226]-[.G226])/[.G226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91079081584488" calcext:value-type="percentage">
            <text:p>0.3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102" calcext:value-type="float">
            <text:p>1102</text:p>
          </table:table-cell>
          <table:table-cell table:style-name="ce4" office:value-type="string" calcext:value-type="string">
            <text:p>Eboe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104.41" calcext:value-type="float">
            <text:p>1104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7" table:formula="of:=([.H227]-[.G227])/[.G227]" office:value-type="percentage" office:value="0.0142857142857143" calcext:value-type="percentage">
            <text:p>1.4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573531438510992" calcext:value-type="percentage">
            <text:p>0.5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107" calcext:value-type="float">
            <text:p>1107</text:p>
          </table:table-cell>
          <table:table-cell table:style-name="ce4" office:value-type="string" calcext:value-type="string">
            <text:p>Hottentot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070.64" calcext:value-type="float">
            <text:p>1071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2" table:style-name="ce15" office:value-type="float" office:value="68" calcext:value-type="float">
            <text:p>68</text:p>
          </table:table-cell>
          <table:table-cell table:style-name="ce17" table:formula="of:=([.H228]-[.G228])/[.G228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0838869874505132" calcext:value-type="percentage">
            <text:p>0.0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186" calcext:value-type="float">
            <text:p>1186</text:p>
          </table:table-cell>
          <table:table-cell table:style-name="ce4" office:value-type="string" calcext:value-type="string">
            <text:p>Malay (Borneo)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420.99" calcext:value-type="float">
            <text:p>1421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89" calcext:value-type="float">
            <text:p>89</text:p>
          </table:table-cell>
          <table:table-cell table:style-name="ce17" table:formula="of:=([.H229]-[.G229])/[.G229]" office:value-type="percentage" office:value="-0.0111111111111111" calcext:value-type="percentage">
            <text:p>-1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094806373782624" calcext:value-type="percentage">
            <text:p>0.0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187" calcext:value-type="float">
            <text:p>1187</text:p>
          </table:table-cell>
          <table:table-cell table:style-name="ce4" office:value-type="string" calcext:value-type="string">
            <text:p>German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638.49" calcext:value-type="float">
            <text:p>1638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2" table:style-name="ce15" office:value-type="float" office:value="104" calcext:value-type="float">
            <text:p>104</text:p>
          </table:table-cell>
          <table:table-cell table:style-name="ce17" table:formula="of:=([.H230]-[.G230])/[.G230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0865488141081485" calcext:value-type="percentage">
            <text:p>0.0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190" calcext:value-type="float">
            <text:p>1190</text:p>
          </table:table-cell>
          <table:table-cell table:style-name="ce4" office:value-type="string" calcext:value-type="string">
            <text:p>German dwarf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714.4" calcext:value-type="float">
            <text:p>714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6.5" calcext:value-type="float">
            <text:p>46.5</text:p>
          </table:table-cell>
          <table:table-cell table:style-name="ce17" table:formula="of:=([.H231]-[.G231])/[.G231]" office:value-type="percentage" office:value="0.0108695652173913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15792280558735" calcext:value-type="percentage">
            <text:p>0.1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191" calcext:value-type="float">
            <text:p>1191</text:p>
          </table:table-cell>
          <table:table-cell table:style-name="ce4" office:value-type="string" calcext:value-type="string">
            <text:p>German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514.94" calcext:value-type="float">
            <text:p>1515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95" calcext:value-type="float">
            <text:p>95</text:p>
          </table:table-cell>
          <table:table-cell table:style-name="ce17" table:formula="of:=([.H232]-[.G232])/[.G232]" office:value-type="percentage" office:value="-0.0104166666666667" calcext:value-type="percentage">
            <text:p>-1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326065555713985" calcext:value-type="percentage">
            <text:p>0.3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192" calcext:value-type="float">
            <text:p>1192</text:p>
          </table:table-cell>
          <table:table-cell table:style-name="ce4" office:value-type="string" calcext:value-type="string">
            <text:p>Prussian (Berlin)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330.29" calcext:value-type="float">
            <text:p>1330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2" calcext:value-type="float">
            <text:p>82</text:p>
          </table:table-cell>
          <table:table-cell table:style-name="ce17" table:formula="of:=([.H233]-[.G233])/[.G233]" office:value-type="percentage" office:value="-0.0238095238095238" calcext:value-type="percentage">
            <text:p>-2.4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142133682413656" calcext:value-type="percentage">
            <text:p>0.1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195" calcext:value-type="float">
            <text:p>1195</text:p>
          </table:table-cell>
          <table:table-cell table:number-columns-repeated="2" table:style-name="ce4" office:value-type="string" calcext:value-type="string">
            <text:p>Egyptian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442.7" calcext:value-type="float">
            <text:p>1443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88" calcext:value-type="float">
            <text:p>88</text:p>
          </table:table-cell>
          <table:table-cell table:style-name="ce17" table:formula="of:=([.H234]-[.G234])/[.G234]" office:value-type="percentage" office:value="-0.0434782608695652" calcext:value-type="percentage">
            <text:p>-4.3%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0786356195766096" calcext:value-type="percentage">
            <text:p>0.0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198" calcext:value-type="float">
            <text:p>1198</text:p>
          </table:table-cell>
          <table:table-cell table:number-columns-repeated="2" table:style-name="ce4" office:value-type="string" calcext:value-type="string">
            <text:p>Egyptian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498.92" calcext:value-type="float">
            <text:p>1499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93" calcext:value-type="float">
            <text:p>93</text:p>
          </table:table-cell>
          <table:table-cell table:style-name="ce17" table:formula="of:=([.H235]-[.G235])/[.G235]" office:value-type="percentage" office:value="-0.0210526315789474" calcext:value-type="percentage">
            <text:p>-2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68054072498223" calcext:value-type="percentage">
            <text:p>0.2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04" calcext:value-type="float">
            <text:p>1204</text:p>
          </table:table-cell>
          <table:table-cell table:number-columns-repeated="2" table:style-name="ce4" office:value-type="string" calcext:value-type="string">
            <text:p>Egyptian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30.9" calcext:value-type="float">
            <text:p>1331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236]-[.G236])/[.G236]" office:value-type="percentage" office:value="-0.0119047619047619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55722501307013" calcext:value-type="percentage">
            <text:p>0.2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05" calcext:value-type="float">
            <text:p>1205</text:p>
          </table:table-cell>
          <table:table-cell table:number-columns-repeated="2" table:style-name="ce4" office:value-type="string" calcext:value-type="string">
            <text:p>Egyptian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433.17" calcext:value-type="float">
            <text:p>1433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91" calcext:value-type="float">
            <text:p>91</text:p>
          </table:table-cell>
          <table:table-cell table:style-name="ce17" table:formula="of:=([.H237]-[.G237])/[.G237]" office:value-type="percentage" office:value="0.0111111111111111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10" calcext:value-type="float">
            <text:p>1210</text:p>
          </table:table-cell>
          <table:table-cell table:style-name="ce4" office:value-type="string" calcext:value-type="string">
            <text:p>Shawnee?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632.96" calcext:value-type="float">
            <text:p>1633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2" table:style-name="ce15" office:value-type="float" office:value="104" calcext:value-type="float">
            <text:p>104</text:p>
          </table:table-cell>
          <table:table-cell table:style-name="ce17" table:formula="of:=([.H238]-[.G238])/[.G238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474735942605598" calcext:value-type="percentage">
            <text:p>0.4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27" calcext:value-type="float">
            <text:p>1227</text:p>
          </table:table-cell>
          <table:table-cell table:style-name="ce4" office:value-type="string" calcext:value-type="string">
            <text:p>Cotonay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29.37" calcext:value-type="float">
            <text:p>1429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88" calcext:value-type="float">
            <text:p>88</text:p>
          </table:table-cell>
          <table:table-cell table:style-name="ce17" table:formula="of:=([.H239]-[.G239])/[.G239]" office:value-type="percentage" office:value="-0.0222222222222222" calcext:value-type="percentage">
            <text:p>-2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38106891474835" calcext:value-type="percentage">
            <text:p>0.2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28" calcext:value-type="float">
            <text:p>1228</text:p>
          </table:table-cell>
          <table:table-cell table:style-name="ce4" office:value-type="string" calcext:value-type="string">
            <text:p>Upsarooka or Crow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84.29" calcext:value-type="float">
            <text:p>1484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93" calcext:value-type="float">
            <text:p>93</text:p>
          </table:table-cell>
          <table:table-cell table:style-name="ce17" table:formula="of:=([.H240]-[.G240])/[.G240]" office:value-type="percentage" office:value="-0.0210526315789474" calcext:value-type="percentage">
            <text:p>-2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186302647217288" calcext:value-type="percentage">
            <text:p>0.1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30" calcext:value-type="float">
            <text:p>1230</text:p>
          </table:table-cell>
          <table:table-cell table:style-name="ce4" office:value-type="string" calcext:value-type="string">
            <text:p>Assinaboin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45.12" calcext:value-type="float">
            <text:p>1345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2" table:style-name="ce15" office:value-type="float" office:value="85" calcext:value-type="float">
            <text:p>85</text:p>
          </table:table-cell>
          <table:table-cell table:style-name="ce17" table:formula="of:=([.H241]-[.G241])/[.G241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14517679232024" calcext:value-type="percentage">
            <text:p>0.3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33" calcext:value-type="float">
            <text:p>1233</text:p>
          </table:table-cell>
          <table:table-cell table:style-name="ce4" office:value-type="string" calcext:value-type="string">
            <text:p>Miami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67.35" calcext:value-type="float">
            <text:p>1267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4" calcext:value-type="float">
            <text:p>84</text:p>
          </table:table-cell>
          <table:table-cell table:style-name="ce17" table:formula="of:=([.H242]-[.G242])/[.G242]" office:value-type="percentage" office:value="0.05" calcext:value-type="percentage">
            <text:p>5.0%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II</text:p>
          </table:table-cell>
          <table:table-cell table:style-name="ce18" office:value-type="percentage" office:value="0.00201409718839491" calcext:value-type="percentage">
            <text:p>0.2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39" calcext:value-type="float">
            <text:p>1239</text:p>
          </table:table-cell>
          <table:table-cell table:style-name="ce4" office:value-type="string" calcext:value-type="string">
            <text:p>Egyptian Negroid?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41.91" calcext:value-type="float">
            <text:p>1242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75" calcext:value-type="float">
            <text:p>75</text:p>
          </table:table-cell>
          <table:table-cell table:style-name="ce17" table:formula="of:=([.H243]-[.G243])/[.G243]" office:value-type="percentage" office:value="-0.0506329113924051" calcext:value-type="percentage">
            <text:p>-5.1%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V</text:p>
          </table:table-cell>
          <table:table-cell table:style-name="ce18" office:value-type="percentage" office:value="0.00321625774518637" calcext:value-type="percentage">
            <text:p>0.3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44" calcext:value-type="float">
            <text:p>1244</text:p>
          </table:table-cell>
          <table:table-cell table:style-name="ce4" office:value-type="string" calcext:value-type="string">
            <text:p>Hottentot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193.8" calcext:value-type="float">
            <text:p>1194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5" calcext:value-type="float">
            <text:p>75</text:p>
          </table:table-cell>
          <table:table-cell table:style-name="ce17" table:formula="of:=([.H244]-[.G244])/[.G244]" office:value-type="percentage" office:value="-0.0131578947368421" calcext:value-type="percentage">
            <text:p>-1.3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360324402831587" calcext:value-type="percentage">
            <text:p>0.3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45" calcext:value-type="float">
            <text:p>1245</text:p>
          </table:table-cell>
          <table:table-cell table:style-name="ce4" office:value-type="string" calcext:value-type="string">
            <text:p>Mozambique Negro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60.19" calcext:value-type="float">
            <text:p>126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style-name="ce17" table:formula="of:=([.H245]-[.G245])/[.G245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780209096037745" calcext:value-type="percentage">
            <text:p>0.7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47" calcext:value-type="float">
            <text:p>1247</text:p>
          </table:table-cell>
          <table:table-cell table:style-name="ce4" office:value-type="string" calcext:value-type="string">
            <text:p>Swedish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344.07" calcext:value-type="float">
            <text:p>1344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2" table:style-name="ce15" office:value-type="float" office:value="85" calcext:value-type="float">
            <text:p>85</text:p>
          </table:table-cell>
          <table:table-cell table:style-name="ce17" table:formula="of:=([.H246]-[.G246])/[.G246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239150144791343" calcext:value-type="percentage">
            <text:p>0.2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48" calcext:value-type="float">
            <text:p>1248</text:p>
          </table:table-cell>
          <table:table-cell table:style-name="ce4" office:value-type="string" calcext:value-type="string">
            <text:p>Laplander</text:p>
          </table:table-cell>
          <table:table-cell table:style-name="ce4" office:value-type="string" calcext:value-type="string">
            <text:p>"Mongolian"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465.49" calcext:value-type="float">
            <text:p>1465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94" calcext:value-type="float">
            <text:p>94</text:p>
          </table:table-cell>
          <table:table-cell table:style-name="ce17" table:formula="of:=([.H247]-[.G247])/[.G247]" office:value-type="percentage" office:value="0.010752688172043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52092119510614" calcext:value-type="percentage">
            <text:p>0.5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49" calcext:value-type="float">
            <text:p>1249</text:p>
          </table:table-cell>
          <table:table-cell table:style-name="ce4" office:value-type="string" calcext:value-type="string">
            <text:p>Swedish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European/Caucasian-American</text:p>
          </table:table-cell>
          <table:table-cell table:style-name="ce13" office:value-type="float" office:value="1307.93" calcext:value-type="float">
            <text:p>1308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83" calcext:value-type="float">
            <text:p>83</text:p>
          </table:table-cell>
          <table:table-cell table:style-name="ce17" table:formula="of:=([.H248]-[.G248])/[.G248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249371872009349" calcext:value-type="percentage">
            <text:p>0.2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61" calcext:value-type="float">
            <text:p>1261</text:p>
          </table:table-cell>
          <table:table-cell table:style-name="ce4" office:value-type="string" calcext:value-type="string">
            <text:p>New Hollander</text:p>
          </table:table-cell>
          <table:table-cell table:number-columns-repeated="2" table:style-name="ce4" office:value-type="string" calcext:value-type="string">
            <text:p>Australian</text:p>
          </table:table-cell>
          <table:table-cell table:style-name="ce13" office:value-type="float" office:value="1268.64" calcext:value-type="float">
            <text:p>1269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1" calcext:value-type="float">
            <text:p>81</text:p>
          </table:table-cell>
          <table:table-cell table:style-name="ce17" table:formula="of:=([.H249]-[.G249])/[.G249]" office:value-type="percentage" office:value="0.0125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69534027342307" calcext:value-type="percentage">
            <text:p>0.1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62" calcext:value-type="float">
            <text:p>1262</text:p>
          </table:table-cell>
          <table:table-cell table:style-name="ce4" office:value-type="string" calcext:value-type="string">
            <text:p>New Hollander</text:p>
          </table:table-cell>
          <table:table-cell table:number-columns-repeated="2" table:style-name="ce4" office:value-type="string" calcext:value-type="string">
            <text:p>Australian</text:p>
          </table:table-cell>
          <table:table-cell table:style-name="ce13" office:value-type="float" office:value="1183.37" calcext:value-type="float">
            <text:p>1183</text:p>
          </table:table-cell>
          <table:table-cell table:style-name="ce15" office:value-type="float" office:value="72" calcext:value-type="float">
            <text:p>72</text:p>
          </table:table-cell>
          <table:table-cell table:number-columns-repeated="2" table:style-name="ce15" office:value-type="float" office:value="75" calcext:value-type="float">
            <text:p>75</text:p>
          </table:table-cell>
          <table:table-cell table:style-name="ce17" table:formula="of:=([.H250]-[.G250])/[.G250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479338129910229" calcext:value-type="percentage">
            <text:p>0.4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64" calcext:value-type="float">
            <text:p>1264</text:p>
          </table:table-cell>
          <table:table-cell table:style-name="ce4" office:value-type="string" calcext:value-type="string">
            <text:p>Lenape or Delawar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68.34" calcext:value-type="float">
            <text:p>1268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1" calcext:value-type="float">
            <text:p>81</text:p>
          </table:table-cell>
          <table:table-cell table:style-name="ce17" table:formula="of:=([.H251]-[.G251])/[.G251]" office:value-type="percentage" office:value="0.0125" calcext:value-type="percentage">
            <text:p>1.3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100626043063479" calcext:value-type="percentage">
            <text:p>0.1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80" calcext:value-type="float">
            <text:p>1280</text:p>
          </table:table-cell>
          <table:table-cell table:style-name="ce4" office:value-type="string" calcext:value-type="string">
            <text:p>Peruvian (Arica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097.72" calcext:value-type="float">
            <text:p>1098</text:p>
          </table:table-cell>
          <table:table-cell table:style-name="ce15" office:value-type="float" office:value="67" calcext:value-type="float">
            <text:p>67</text:p>
          </table:table-cell>
          <table:table-cell table:number-columns-repeated="2" table:style-name="ce15" office:value-type="float" office:value="70" calcext:value-type="float">
            <text:p>70</text:p>
          </table:table-cell>
          <table:table-cell table:style-name="ce17" table:formula="of:=([.H252]-[.G252])/[.G252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74636344376067" calcext:value-type="percentage">
            <text:p>0.3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85" calcext:value-type="float">
            <text:p>1285</text:p>
          </table:table-cell>
          <table:table-cell table:style-name="ce4" office:value-type="string" calcext:value-type="string">
            <text:p>Cherok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510.53" calcext:value-type="float">
            <text:p>1511</text:p>
          </table:table-cell>
          <table:table-cell table:style-name="ce15" office:value-type="float" office:value="92" calcext:value-type="float">
            <text:p>92</text:p>
          </table:table-cell>
          <table:table-cell table:number-columns-repeated="2" table:style-name="ce15" office:value-type="float" office:value="96" calcext:value-type="float">
            <text:p>96</text:p>
          </table:table-cell>
          <table:table-cell table:style-name="ce17" table:formula="of:=([.H253]-[.G253])/[.G253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0813630947016548" calcext:value-type="percentage">
            <text:p>0.0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86" calcext:value-type="float">
            <text:p>1286</text:p>
          </table:table-cell>
          <table:table-cell table:style-name="ce4" office:value-type="string" calcext:value-type="string">
            <text:p>Seminol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155.9" calcext:value-type="float">
            <text:p>1156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2" calcext:value-type="float">
            <text:p>72</text:p>
          </table:table-cell>
          <table:table-cell table:style-name="ce17" table:formula="of:=([.H254]-[.G254])/[.G254]" office:value-type="percentage" office:value="-0.027027027027027" calcext:value-type="percentage">
            <text:p>-2.7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114504113355813" calcext:value-type="percentage">
            <text:p>0.1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89" calcext:value-type="float">
            <text:p>1289</text:p>
          </table:table-cell>
          <table:table-cell table:style-name="ce4" office:value-type="string" calcext:value-type="string">
            <text:p>New Hollander</text:p>
          </table:table-cell>
          <table:table-cell table:number-columns-repeated="2" table:style-name="ce4" office:value-type="string" calcext:value-type="string">
            <text:p>Australian</text:p>
          </table:table-cell>
          <table:table-cell table:style-name="ce13" office:value-type="float" office:value="1045.45" calcext:value-type="float">
            <text:p>1045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5" calcext:value-type="float">
            <text:p>65</text:p>
          </table:table-cell>
          <table:table-cell table:style-name="ce17" table:formula="of:=([.H255]-[.G255])/[.G255]" office:value-type="percentage" office:value="-0.0298507462686567" calcext:value-type="percentage">
            <text:p>-3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14769154808781" calcext:value-type="percentage">
            <text:p>0.2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297" calcext:value-type="float">
            <text:p>1297</text:p>
          </table:table-cell>
          <table:table-cell table:style-name="ce4" office:value-type="string" calcext:value-type="string">
            <text:p>Cherok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50.56" calcext:value-type="float">
            <text:p>1351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4" calcext:value-type="float">
            <text:p>84</text:p>
          </table:table-cell>
          <table:table-cell table:style-name="ce17" table:formula="of:=([.H256]-[.G256])/[.G256]" office:value-type="percentage" office:value="-0.0117647058823529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0805004467774847" calcext:value-type="percentage">
            <text:p>0.0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06" calcext:value-type="float">
            <text:p>1306</text:p>
          </table:table-cell>
          <table:table-cell table:style-name="ce4" office:value-type="string" calcext:value-type="string">
            <text:p>Hovah? of Madagascar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286.21" calcext:value-type="float">
            <text:p>1286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2" calcext:value-type="float">
            <text:p>82</text:p>
          </table:table-cell>
          <table:table-cell table:style-name="ce17" table:formula="of:=([.H257]-[.G257])/[.G257]" office:value-type="percentage" office:value="0.0123456790123457" calcext:value-type="percentage">
            <text:p>1.2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345460973567835" calcext:value-type="percentage">
            <text:p>0.3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07" calcext:value-type="float">
            <text:p>1307</text:p>
          </table:table-cell>
          <table:table-cell table:style-name="ce4" office:value-type="string" calcext:value-type="string">
            <text:p>Hovah? of Madagascar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312.75" calcext:value-type="float">
            <text:p>1313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83" calcext:value-type="float">
            <text:p>83</text:p>
          </table:table-cell>
          <table:table-cell table:style-name="ce17" table:formula="of:=([.H258]-[.G258])/[.G258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147633258820563" calcext:value-type="percentage">
            <text:p>0.1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10" calcext:value-type="float">
            <text:p>1310</text:p>
          </table:table-cell>
          <table:table-cell table:style-name="ce4" office:value-type="string" calcext:value-type="string">
            <text:p>Hindu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161.12" calcext:value-type="float">
            <text:p>1161</text:p>
          </table:table-cell>
          <table:table-cell table:style-name="ce15" office:value-type="float" office:value="71" calcext:value-type="float">
            <text:p>71</text:p>
          </table:table-cell>
          <table:table-cell table:number-columns-repeated="2" table:style-name="ce15" office:value-type="float" office:value="74" calcext:value-type="float">
            <text:p>74</text:p>
          </table:table-cell>
          <table:table-cell table:style-name="ce17" table:formula="of:=([.H259]-[.G259])/[.G259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25036873411532" calcext:value-type="percentage">
            <text:p>0.2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11" calcext:value-type="float">
            <text:p>1311</text:p>
          </table:table-cell>
          <table:table-cell table:style-name="ce4" office:value-type="string" calcext:value-type="string">
            <text:p>Hindu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253.84" calcext:value-type="float">
            <text:p>1254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78" calcext:value-type="float">
            <text:p>78</text:p>
          </table:table-cell>
          <table:table-cell table:style-name="ce17" table:formula="of:=([.H260]-[.G260])/[.G260]" office:value-type="percentage" office:value="-0.025" calcext:value-type="percentage">
            <text:p>-2.5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12" calcext:value-type="float">
            <text:p>1312</text:p>
          </table:table-cell>
          <table:table-cell table:style-name="ce4" office:value-type="string" calcext:value-type="string">
            <text:p>Hindu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151.6" calcext:value-type="float">
            <text:p>1152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2" table:style-name="ce15" office:value-type="float" office:value="73" calcext:value-type="float">
            <text:p>73</text:p>
          </table:table-cell>
          <table:table-cell table:style-name="ce17" table:formula="of:=([.H261]-[.G261])/[.G261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568502032035589" calcext:value-type="percentage">
            <text:p>0.5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13" calcext:value-type="float">
            <text:p>1313</text:p>
          </table:table-cell>
          <table:table-cell table:style-name="ce4" office:value-type="string" calcext:value-type="string">
            <text:p>Pames Mexican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92.33" calcext:value-type="float">
            <text:p>1292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1" calcext:value-type="float">
            <text:p>81</text:p>
          </table:table-cell>
          <table:table-cell table:style-name="ce17" table:formula="of:=([.H262]-[.G262])/[.G262]" office:value-type="percentage" office:value="-0.0121951219512195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14" calcext:value-type="float">
            <text:p>1314</text:p>
          </table:table-cell>
          <table:table-cell table:style-name="ce4" office:value-type="string" calcext:value-type="string">
            <text:p>Ancient Mexican 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88.53" calcext:value-type="float">
            <text:p>1389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6" calcext:value-type="float">
            <text:p>86</text:p>
          </table:table-cell>
          <table:table-cell table:style-name="ce17" table:formula="of:=([.H263]-[.G263])/[.G263]" office:value-type="percentage" office:value="-0.0227272727272727" calcext:value-type="percentage">
            <text:p>-2.3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51071200482595" calcext:value-type="percentage">
            <text:p>0.4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20" calcext:value-type="float">
            <text:p>1320</text:p>
          </table:table-cell>
          <table:table-cell table:style-name="ce4" office:value-type="string" calcext:value-type="string">
            <text:p>Negress (US)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130.18" calcext:value-type="float">
            <text:p>1130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7" table:formula="of:=([.H264]-[.G264])/[.G264]" office:value-type="percentage" office:value="0.0138888888888889" calcext:value-type="percentage">
            <text:p>1.4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23" calcext:value-type="float">
            <text:p>1323</text:p>
          </table:table-cell>
          <table:table-cell table:style-name="ce4" office:value-type="string" calcext:value-type="string">
            <text:p>Mexican (Otomie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132.64" calcext:value-type="float">
            <text:p>1133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2" table:style-name="ce15" office:value-type="float" office:value="72" calcext:value-type="float">
            <text:p>72</text:p>
          </table:table-cell>
          <table:table-cell table:style-name="ce17" table:formula="of:=([.H265]-[.G265])/[.G265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26" calcext:value-type="float">
            <text:p>1326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303.46" calcext:value-type="float">
            <text:p>1303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75" calcext:value-type="float">
            <text:p>75</text:p>
          </table:table-cell>
          <table:table-cell table:style-name="ce17" table:formula="of:=([.H266]-[.G266])/[.G266]" office:value-type="percentage" office:value="-0.0963855421686747" calcext:value-type="percentage">
            <text:p>-9.6%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V</text:p>
          </table:table-cell>
          <table:table-cell table:style-name="ce18" office:value-type="percentage" office:value="0.00514958828678996" calcext:value-type="percentage">
            <text:p>0.5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27" calcext:value-type="float">
            <text:p>1327</text:p>
          </table:table-cell>
          <table:table-cell table:number-columns-repeated="3" table:style-name="ce4" office:value-type="string" calcext:value-type="string">
            <text:p>Australian</text:p>
          </table:table-cell>
          <table:table-cell table:style-name="ce13" office:value-type="float" office:value="1308.12" calcext:value-type="float">
            <text:p>1308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1" calcext:value-type="float">
            <text:p>81</text:p>
          </table:table-cell>
          <table:table-cell table:style-name="ce17" table:formula="of:=([.H267]-[.G267])/[.G267]" office:value-type="percentage" office:value="-0.0240963855421687" calcext:value-type="percentage">
            <text:p>-2.4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33627525518988" calcext:value-type="percentage">
            <text:p>0.4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30" calcext:value-type="float">
            <text:p>1330</text:p>
          </table:table-cell>
          <table:table-cell table:style-name="ce4" office:value-type="string" calcext:value-type="string">
            <text:p>Hindu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436.83" calcext:value-type="float">
            <text:p>143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91" calcext:value-type="float">
            <text:p>91</text:p>
          </table:table-cell>
          <table:table-cell table:style-name="ce17" table:formula="of:=([.H268]-[.G268])/[.G268]" office:value-type="percentage" office:value="-0.0108695652173913" calcext:value-type="percentage">
            <text:p>-1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28339916345403" calcext:value-type="percentage">
            <text:p>0.4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31" calcext:value-type="float">
            <text:p>1331</text:p>
          </table:table-cell>
          <table:table-cell table:style-name="ce4" office:value-type="string" calcext:value-type="string">
            <text:p>Hindu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82.19" calcext:value-type="float">
            <text:p>1382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2" table:style-name="ce15" office:value-type="float" office:value="87" calcext:value-type="float">
            <text:p>87</text:p>
          </table:table-cell>
          <table:table-cell table:style-name="ce17" table:formula="of:=([.H269]-[.G269])/[.G269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55670829383333" calcext:value-type="percentage">
            <text:p>0.3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32" calcext:value-type="float">
            <text:p>1332</text:p>
          </table:table-cell>
          <table:table-cell table:style-name="ce4" office:value-type="string" calcext:value-type="string">
            <text:p>Hindu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80.18" calcext:value-type="float">
            <text:p>1380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6" calcext:value-type="float">
            <text:p>86</text:p>
          </table:table-cell>
          <table:table-cell table:style-name="ce17" table:formula="of:=([.H270]-[.G270])/[.G270]" office:value-type="percentage" office:value="-0.0114942528735632" calcext:value-type="percentage">
            <text:p>-1.1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82909457559111" calcext:value-type="percentage">
            <text:p>0.4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34" calcext:value-type="float">
            <text:p>1334</text:p>
          </table:table-cell>
          <table:table-cell table:style-name="ce4" office:value-type="string" calcext:value-type="string">
            <text:p>Sepoy (Hindu)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66.39" calcext:value-type="float">
            <text:p>1366</text:p>
          </table:table-cell>
          <table:table-cell table:style-name="ce15" office:value-type="float" office:value="83" calcext:value-type="float">
            <text:p>83</text:p>
          </table:table-cell>
          <table:table-cell table:number-columns-repeated="2" table:style-name="ce15" office:value-type="float" office:value="86" calcext:value-type="float">
            <text:p>86</text:p>
          </table:table-cell>
          <table:table-cell table:style-name="ce17" table:formula="of:=([.H271]-[.G271])/[.G271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35" calcext:value-type="float">
            <text:p>1335</text:p>
          </table:table-cell>
          <table:table-cell table:style-name="ce4" office:value-type="string" calcext:value-type="string">
            <text:p>Hindu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297.27" calcext:value-type="float">
            <text:p>1297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1" calcext:value-type="float">
            <text:p>81</text:p>
          </table:table-cell>
          <table:table-cell table:style-name="ce17" table:formula="of:=([.H272]-[.G272])/[.G272]" office:value-type="percentage" office:value="-0.0121951219512195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36" calcext:value-type="float">
            <text:p>1336</text:p>
          </table:table-cell>
          <table:table-cell table:style-name="ce4" office:value-type="string" calcext:value-type="string">
            <text:p>Chinese</text:p>
          </table:table-cell>
          <table:table-cell table:style-name="ce4" office:value-type="string" calcext:value-type="string">
            <text:p>"Mongolian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541.73" calcext:value-type="float">
            <text:p>1542</text:p>
          </table:table-cell>
          <table:table-cell table:style-name="ce15" office:value-type="float" office:value="94" calcext:value-type="float">
            <text:p>94</text:p>
          </table:table-cell>
          <table:table-cell table:number-columns-repeated="2" table:style-name="ce15" office:value-type="float" office:value="98" calcext:value-type="float">
            <text:p>98</text:p>
          </table:table-cell>
          <table:table-cell table:style-name="ce17" table:formula="of:=([.H273]-[.G273])/[.G273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47379035905134" calcext:value-type="percentage">
            <text:p>0.3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37" calcext:value-type="float">
            <text:p>1337</text:p>
          </table:table-cell>
          <table:table-cell table:style-name="ce4" office:value-type="string" calcext:value-type="string">
            <text:p>Malayan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frican/African Diaspora</text:p>
          </table:table-cell>
          <table:table-cell table:style-name="ce13" office:value-type="float" office:value="1498.42" calcext:value-type="float">
            <text:p>1498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96" calcext:value-type="float">
            <text:p>96</text:p>
          </table:table-cell>
          <table:table-cell table:style-name="ce17" table:formula="of:=([.H274]-[.G274])/[.G274]" office:value-type="percentage" office:value="0.0105263157894737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38" calcext:value-type="float">
            <text:p>1338</text:p>
          </table:table-cell>
          <table:table-cell table:style-name="ce4" office:value-type="string" calcext:value-type="string">
            <text:p>Malay (Amboyna)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167.74" calcext:value-type="float">
            <text:p>1168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3" calcext:value-type="float">
            <text:p>73</text:p>
          </table:table-cell>
          <table:table-cell table:style-name="ce17" table:formula="of:=([.H275]-[.G275])/[.G275]" office:value-type="percentage" office:value="-0.0135135135135135" calcext:value-type="percentage">
            <text:p>-1.4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9954942099929" calcext:value-type="percentage">
            <text:p>0.3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39" calcext:value-type="float">
            <text:p>1339</text:p>
          </table:table-cell>
          <table:table-cell table:style-name="ce4" office:value-type="string" calcext:value-type="string">
            <text:p>Malay (Madura)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517.19" calcext:value-type="float">
            <text:p>1517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97" calcext:value-type="float">
            <text:p>97</text:p>
          </table:table-cell>
          <table:table-cell table:style-name="ce15" office:value-type="float" office:value="96" calcext:value-type="float">
            <text:p>96</text:p>
          </table:table-cell>
          <table:table-cell table:style-name="ce17" table:formula="of:=([.H276]-[.G276])/[.G276]" office:value-type="percentage" office:value="-0.0103092783505155" calcext:value-type="percentage">
            <text:p>-1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24323384591225" calcext:value-type="percentage">
            <text:p>0.2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40" calcext:value-type="float">
            <text:p>1340</text:p>
          </table:table-cell>
          <table:table-cell table:style-name="ce4" office:value-type="string" calcext:value-type="string">
            <text:p>Malay (Makassar)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238.74" calcext:value-type="float">
            <text:p>1239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77" calcext:value-type="float">
            <text:p>77</text:p>
          </table:table-cell>
          <table:table-cell table:style-name="ce17" table:formula="of:=([.H277]-[.G277])/[.G277]" office:value-type="percentage" office:value="-0.0253164556962025" calcext:value-type="percentage">
            <text:p>-2.5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65546328155984" calcext:value-type="percentage">
            <text:p>0.4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41" calcext:value-type="float">
            <text:p>1341</text:p>
          </table:table-cell>
          <table:table-cell table:style-name="ce4" office:value-type="string" calcext:value-type="string">
            <text:p>Malay (Javanese)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44.25" calcext:value-type="float">
            <text:p>1344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278]-[.G278])/[.G278]" office:value-type="percentage" office:value="-0.0235294117647059" calcext:value-type="percentage">
            <text:p>-2.4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/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42" calcext:value-type="float">
            <text:p>1342</text:p>
          </table:table-cell>
          <table:table-cell table:style-name="ce4" office:value-type="string" calcext:value-type="string">
            <text:p>Malayo-Chinese (Java)</text:p>
          </table:table-cell>
          <table:table-cell table:style-name="ce4" office:value-type="string" calcext:value-type="string">
            <text:p>"Malay"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337.4" calcext:value-type="float">
            <text:p>1337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4" calcext:value-type="float">
            <text:p>84</text:p>
          </table:table-cell>
          <table:table-cell table:style-name="ce17" table:formula="of:=([.H279]-[.G279])/[.G279]" office:value-type="percentage" office:value="-0.0117647058823529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4034196420177" calcext:value-type="percentage">
            <text:p>0.2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43" calcext:value-type="float">
            <text:p>1343</text:p>
          </table:table-cell>
          <table:table-cell table:style-name="ce4" office:value-type="string" calcext:value-type="string">
            <text:p>Tasmanian, Oceanic Negro</text:p>
          </table:table-cell>
          <table:table-cell table:number-columns-repeated="2" table:style-name="ce4" office:value-type="string" calcext:value-type="string">
            <text:p>Australian</text:p>
          </table:table-cell>
          <table:table-cell table:style-name="ce13" office:value-type="float" office:value="1190.51" calcext:value-type="float">
            <text:p>1191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2" table:style-name="ce15" office:value-type="float" office:value="76" calcext:value-type="float">
            <text:p>76</text:p>
          </table:table-cell>
          <table:table-cell table:style-name="ce17" table:formula="of:=([.H280]-[.G280])/[.G280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238232127031721" calcext:value-type="percentage">
            <text:p>0.2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344" calcext:value-type="float">
            <text:p>1344</text:p>
          </table:table-cell>
          <table:table-cell table:style-name="ce4" office:value-type="string" calcext:value-type="string">
            <text:p>Hindu of Bengal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Asian/Pacific Islander</text:p>
          </table:table-cell>
          <table:table-cell table:style-name="ce13" office:value-type="float" office:value="1195.32" calcext:value-type="float">
            <text:p>1195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5" calcext:value-type="float">
            <text:p>75</text:p>
          </table:table-cell>
          <table:table-cell table:style-name="ce17" table:formula="of:=([.H281]-[.G281])/[.G281]" office:value-type="percentage" office:value="-0.0131578947368421" calcext:value-type="percentage">
            <text:p>-1.3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6297817043912" calcext:value-type="percentage">
            <text:p>0.2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06" calcext:value-type="float">
            <text:p>1406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92.17" calcext:value-type="float">
            <text:p>119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2" calcext:value-type="float">
            <text:p>72</text:p>
          </table:table-cell>
          <table:table-cell table:style-name="ce17" table:formula="of:=([.H282]-[.G282])/[.G282]" office:value-type="percentage" office:value="-0.0526315789473684" calcext:value-type="percentage">
            <text:p>-5.3%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V</text:p>
          </table:table-cell>
          <table:table-cell table:style-name="ce18" office:value-type="percentage" office:value="0.00436152783527061" calcext:value-type="percentage">
            <text:p>0.4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08" calcext:value-type="float">
            <text:p>1408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299.75" calcext:value-type="float">
            <text:p>1300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1" calcext:value-type="float">
            <text:p>81</text:p>
          </table:table-cell>
          <table:table-cell table:style-name="ce17" table:formula="of:=([.H283]-[.G283])/[.G283]" office:value-type="percentage" office:value="-0.0121951219512195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530976283544241" calcext:value-type="percentage">
            <text:p>0.5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10" calcext:value-type="float">
            <text:p>1410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58.38" calcext:value-type="float">
            <text:p>1158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3" calcext:value-type="float">
            <text:p>73</text:p>
          </table:table-cell>
          <table:table-cell table:style-name="ce17" table:formula="of:=([.H284]-[.G284])/[.G284]" office:value-type="percentage" office:value="-0.0135135135135135" calcext:value-type="percentage">
            <text:p>-1.4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32033272164066" calcext:value-type="percentage">
            <text:p>0.3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12" calcext:value-type="float">
            <text:p>1412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383.18" calcext:value-type="float">
            <text:p>13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7" table:formula="of:=([.H285]-[.G285])/[.G285]" office:value-type="percentage" office:value="0.0114942528735632" calcext:value-type="percentage">
            <text:p>1.1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546793194611907" calcext:value-type="percentage">
            <text:p>0.5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18" calcext:value-type="float">
            <text:p>1418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021.52" calcext:value-type="float">
            <text:p>1022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2" table:style-name="ce15" office:value-type="float" office:value="64" calcext:value-type="float">
            <text:p>64</text:p>
          </table:table-cell>
          <table:table-cell table:style-name="ce17" table:formula="of:=([.H286]-[.G286])/[.G286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564539862992642" calcext:value-type="percentage">
            <text:p>0.5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21" calcext:value-type="float">
            <text:p>1421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272.96" calcext:value-type="float">
            <text:p>1273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2" table:style-name="ce15" office:value-type="float" office:value="81" calcext:value-type="float">
            <text:p>81</text:p>
          </table:table-cell>
          <table:table-cell table:style-name="ce17" table:formula="of:=([.H287]-[.G287])/[.G287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414039926817057" calcext:value-type="percentage">
            <text:p>0.4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22" calcext:value-type="float">
            <text:p>1422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229.04" calcext:value-type="float">
            <text:p>1229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7" calcext:value-type="float">
            <text:p>77</text:p>
          </table:table-cell>
          <table:table-cell table:style-name="ce17" table:formula="of:=([.H288]-[.G288])/[.G288]" office:value-type="percentage" office:value="-0.0128205128205128" calcext:value-type="percentage">
            <text:p>-1.3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553835077144619" calcext:value-type="percentage">
            <text:p>0.5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24" calcext:value-type="float">
            <text:p>1424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936.53" calcext:value-type="float">
            <text:p>937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60" calcext:value-type="float">
            <text:p>60</text:p>
          </table:table-cell>
          <table:table-cell table:style-name="ce17" table:formula="of:=([.H289]-[.G289])/[.G289]" office:value-type="percentage" office:value="0.0169491525423729" calcext:value-type="percentage">
            <text:p>1.7%</text:p>
          </table:table-cell>
          <table:table-cell table:number-columns-repeated="2" table:style-name="ce15" office:value-type="string" calcext:value-type="string">
            <text:p>II</text:p>
          </table:table-cell>
          <table:table-cell table:style-name="ce18" office:value-type="percentage" office:value="0.00575393740927458" calcext:value-type="percentage">
            <text:p>0.5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26" calcext:value-type="float">
            <text:p>1426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370.2" calcext:value-type="float">
            <text:p>1370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5" calcext:value-type="float">
            <text:p>85</text:p>
          </table:table-cell>
          <table:table-cell table:style-name="ce17" table:formula="of:=([.H290]-[.G290])/[.G290]" office:value-type="percentage" office:value="-0.0229885057471264" calcext:value-type="percentage">
            <text:p>-2.3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357059444705286" calcext:value-type="percentage">
            <text:p>0.3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32" calcext:value-type="float">
            <text:p>1432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63.68" calcext:value-type="float">
            <text:p>1164</text:p>
          </table:table-cell>
          <table:table-cell table:style-name="ce15" office:value-type="float" office:value="71" calcext:value-type="float">
            <text:p>71</text:p>
          </table:table-cell>
          <table:table-cell table:number-columns-repeated="2" table:style-name="ce15" office:value-type="float" office:value="74" calcext:value-type="float">
            <text:p>74</text:p>
          </table:table-cell>
          <table:table-cell table:style-name="ce17" table:formula="of:=([.H291]-[.G291])/[.G291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18279478604277" calcext:value-type="percentage">
            <text:p>0.1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34" calcext:value-type="float">
            <text:p>1434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96.8" calcext:value-type="float">
            <text:p>1197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5" calcext:value-type="float">
            <text:p>75</text:p>
          </table:table-cell>
          <table:table-cell table:style-name="ce17" table:formula="of:=([.H292]-[.G292])/[.G292]" office:value-type="percentage" office:value="-0.0131578947368421" calcext:value-type="percentage">
            <text:p>-1.3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505558776737341" calcext:value-type="percentage">
            <text:p>0.5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35" calcext:value-type="float">
            <text:p>1435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095.06" calcext:value-type="float">
            <text:p>1095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66" calcext:value-type="float">
            <text:p>66</text:p>
          </table:table-cell>
          <table:table-cell table:style-name="ce17" table:formula="of:=([.H293]-[.G293])/[.G293]" office:value-type="percentage" office:value="-0.0571428571428571" calcext:value-type="percentage">
            <text:p>-5.7%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V</text:p>
          </table:table-cell>
          <table:table-cell table:style-name="ce18" office:value-type="percentage" office:value="0.00297846826442069" calcext:value-type="percentage">
            <text:p>0.3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36" calcext:value-type="float">
            <text:p>1436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95.92" calcext:value-type="float">
            <text:p>1196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2" table:style-name="ce15" office:value-type="float" office:value="76" calcext:value-type="float">
            <text:p>76</text:p>
          </table:table-cell>
          <table:table-cell table:style-name="ce17" table:formula="of:=([.H294]-[.G294])/[.G294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592884906810346" calcext:value-type="percentage">
            <text:p>0.5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38" calcext:value-type="float">
            <text:p>1438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59.6" calcext:value-type="float">
            <text:p>116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2" calcext:value-type="float">
            <text:p>72</text:p>
          </table:table-cell>
          <table:table-cell table:style-name="ce17" table:formula="of:=([.H295]-[.G295])/[.G295]" office:value-type="percentage" office:value="-0.027027027027027" calcext:value-type="percentage">
            <text:p>-2.7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383180495949698" calcext:value-type="percentage">
            <text:p>0.38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40" calcext:value-type="float">
            <text:p>1440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350.69" calcext:value-type="float">
            <text:p>1351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4" calcext:value-type="float">
            <text:p>84</text:p>
          </table:table-cell>
          <table:table-cell table:style-name="ce17" table:formula="of:=([.H296]-[.G296])/[.G296]" office:value-type="percentage" office:value="-0.0117647058823529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65457782979086" calcext:value-type="percentage">
            <text:p>0.4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44" calcext:value-type="float">
            <text:p>1444</text:p>
          </table:table-cell>
          <table:table-cell table:style-name="ce4" office:value-type="string" calcext:value-type="string">
            <text:p>Peruvian (Pisc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049.47" calcext:value-type="float">
            <text:p>104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6" calcext:value-type="float">
            <text:p>66</text:p>
          </table:table-cell>
          <table:table-cell table:style-name="ce17" table:formula="of:=([.H297]-[.G297])/[.G297]" office:value-type="percentage" office:value="-0.0149253731343284" calcext:value-type="percentage">
            <text:p>-1.5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97708065618192" calcext:value-type="percentage">
            <text:p>0.5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46" calcext:value-type="float">
            <text:p>1446</text:p>
          </table:table-cell>
          <table:table-cell table:style-name="ce4" office:value-type="string" calcext:value-type="string">
            <text:p>Trucky (Shoshoné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71.97" calcext:value-type="float">
            <text:p>1372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5" calcext:value-type="float">
            <text:p>85</text:p>
          </table:table-cell>
          <table:table-cell table:style-name="ce17" table:formula="of:=([.H298]-[.G298])/[.G298]" office:value-type="percentage" office:value="-0.0229885057471264" calcext:value-type="percentage">
            <text:p>-2.3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27228660703619" calcext:value-type="percentage">
            <text:p>0.4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47" calcext:value-type="float">
            <text:p>1447</text:p>
          </table:table-cell>
          <table:table-cell table:style-name="ce4" office:value-type="string" calcext:value-type="string">
            <text:p>Shoshon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16.07" calcext:value-type="float">
            <text:p>1216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5" calcext:value-type="float">
            <text:p>75</text:p>
          </table:table-cell>
          <table:table-cell table:style-name="ce17" table:formula="of:=([.H299]-[.G299])/[.G299]" office:value-type="percentage" office:value="-0.025974025974026" calcext:value-type="percentage">
            <text:p>-2.6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501432971044775" calcext:value-type="percentage">
            <text:p>0.50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49" calcext:value-type="float">
            <text:p>1449</text:p>
          </table:table-cell>
          <table:table-cell table:style-name="ce4" office:value-type="string" calcext:value-type="string">
            <text:p>Shoshon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129.96" calcext:value-type="float">
            <text:p>1130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2" table:style-name="ce15" office:value-type="float" office:value="72" calcext:value-type="float">
            <text:p>72</text:p>
          </table:table-cell>
          <table:table-cell table:style-name="ce17" table:formula="of:=([.H300]-[.G300])/[.G300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26298122698145" calcext:value-type="percentage">
            <text:p>0.33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50" calcext:value-type="float">
            <text:p>1450</text:p>
          </table:table-cell>
          <table:table-cell table:number-columns-repeated="3" table:style-name="ce4" office:value-type="string" calcext:value-type="string">
            <text:p>Australian</text:p>
          </table:table-cell>
          <table:table-cell table:style-name="ce13" office:value-type="float" office:value="1109.47" calcext:value-type="float">
            <text:p>1109</text:p>
          </table:table-cell>
          <table:table-cell table:style-name="ce15" office:value-type="float" office:value="68" calcext:value-type="float">
            <text:p>68</text:p>
          </table:table-cell>
          <table:table-cell table:number-columns-repeated="2" table:style-name="ce15" office:value-type="float" office:value="71" calcext:value-type="float">
            <text:p>71</text:p>
          </table:table-cell>
          <table:table-cell table:style-name="ce17" table:formula="of:=([.H301]-[.G301])/[.G301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74930446141679" calcext:value-type="percentage">
            <text:p>0.3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51" calcext:value-type="float">
            <text:p>1451</text:p>
          </table:table-cell>
          <table:table-cell table:number-columns-repeated="3" table:style-name="ce4" office:value-type="string" calcext:value-type="string">
            <text:p>Australian</text:p>
          </table:table-cell>
          <table:table-cell table:style-name="ce13" office:value-type="float" office:value="1321.41" calcext:value-type="float">
            <text:p>1321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302]-[.G302])/[.G302]" office:value-type="percentage" office:value="-0.0119047619047619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0912187794784068" calcext:value-type="percentage">
            <text:p>0.0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52" calcext:value-type="float">
            <text:p>1452</text:p>
          </table:table-cell>
          <table:table-cell table:number-columns-repeated="3" table:style-name="ce4" office:value-type="string" calcext:value-type="string">
            <text:p>Australian</text:p>
          </table:table-cell>
          <table:table-cell table:style-name="ce13" office:value-type="float" office:value="1007.15" calcext:value-type="float">
            <text:p>1007</text:p>
          </table:table-cell>
          <table:table-cell table:style-name="ce15" office:value-type="float" office:value="61" calcext:value-type="float">
            <text:p>61</text:p>
          </table:table-cell>
          <table:table-cell table:number-columns-repeated="2" table:style-name="ce15" office:value-type="float" office:value="63" calcext:value-type="float">
            <text:p>63</text:p>
          </table:table-cell>
          <table:table-cell table:style-name="ce17" table:formula="of:=([.H303]-[.G303])/[.G303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15018876850841" calcext:value-type="percentage">
            <text:p>0.1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62" calcext:value-type="float">
            <text:p>1462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213.33" calcext:value-type="float">
            <text:p>121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5" calcext:value-type="float">
            <text:p>75</text:p>
          </table:table-cell>
          <table:table-cell table:style-name="ce17" table:formula="of:=([.H304]-[.G304])/[.G304]" office:value-type="percentage" office:value="-0.025974025974026" calcext:value-type="percentage">
            <text:p>-2.6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0623337685009668" calcext:value-type="percentage">
            <text:p>0.06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70" calcext:value-type="float">
            <text:p>1470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314.39" calcext:value-type="float">
            <text:p>1314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2" calcext:value-type="float">
            <text:p>82</text:p>
          </table:table-cell>
          <table:table-cell table:style-name="ce17" table:formula="of:=([.H305]-[.G305])/[.G305]" office:value-type="percentage" office:value="-0.0120481927710843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348842185593385" calcext:value-type="percentage">
            <text:p>0.3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73" calcext:value-type="float">
            <text:p>1473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354.56" calcext:value-type="float">
            <text:p>1355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306]-[.G306])/[.G306]" office:value-type="percentage" office:value="-0.0348837209302326" calcext:value-type="percentage">
            <text:p>-3.5%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122138384883879" calcext:value-type="percentage">
            <text:p>0.12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80" calcext:value-type="float">
            <text:p>1480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236.03" calcext:value-type="float">
            <text:p>1236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78" calcext:value-type="float">
            <text:p>78</text:p>
          </table:table-cell>
          <table:table-cell table:style-name="ce17" table:formula="of:=([.H307]-[.G307])/[.G307]" office:value-type="percentage" office:value="0" calcext:value-type="percentage">
            <text:p>0.0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8" office:value-type="percentage" office:value="0.00344187739879731" calcext:value-type="percentage">
            <text:p>0.34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82" calcext:value-type="float">
            <text:p>1482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310.2" calcext:value-type="float">
            <text:p>131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2" calcext:value-type="float">
            <text:p>82</text:p>
          </table:table-cell>
          <table:table-cell table:style-name="ce17" table:formula="of:=([.H308]-[.G308])/[.G308]" office:value-type="percentage" office:value="-0.0120481927710843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74194805307267" calcext:value-type="percentage">
            <text:p>0.2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89" calcext:value-type="float">
            <text:p>1489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228.93" calcext:value-type="float">
            <text:p>1229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7" calcext:value-type="float">
            <text:p>77</text:p>
          </table:table-cell>
          <table:table-cell table:style-name="ce17" table:formula="of:=([.H309]-[.G309])/[.G309]" office:value-type="percentage" office:value="-0.0128205128205128" calcext:value-type="percentage">
            <text:p>-1.3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309635987317619" calcext:value-type="percentage">
            <text:p>0.3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490" calcext:value-type="float">
            <text:p>1490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265.75" calcext:value-type="float">
            <text:p>126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78" calcext:value-type="float">
            <text:p>78</text:p>
          </table:table-cell>
          <table:table-cell table:style-name="ce17" table:formula="of:=([.H310]-[.G310])/[.G310]" office:value-type="percentage" office:value="-0.025" calcext:value-type="percentage">
            <text:p>-2.5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210999851739905" calcext:value-type="percentage">
            <text:p>0.21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502" calcext:value-type="float">
            <text:p>1502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323.59" calcext:value-type="float">
            <text:p>1324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311]-[.G311])/[.G311]" office:value-type="percentage" office:value="-0.0119047619047619" calcext:value-type="percentage">
            <text:p>-1.2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373204022603676" calcext:value-type="percentage">
            <text:p>0.37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506" calcext:value-type="float">
            <text:p>1506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053.1" calcext:value-type="float">
            <text:p>105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6" calcext:value-type="float">
            <text:p>66</text:p>
          </table:table-cell>
          <table:table-cell table:style-name="ce17" table:formula="of:=([.H312]-[.G312])/[.G312]" office:value-type="percentage" office:value="-0.0149253731343284" calcext:value-type="percentage">
            <text:p>-1.5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93749135939009" calcext:value-type="percentage">
            <text:p>0.49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508" calcext:value-type="float">
            <text:p>1508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82.95" calcext:value-type="float">
            <text:p>1183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2" calcext:value-type="float">
            <text:p>72</text:p>
          </table:table-cell>
          <table:table-cell table:style-name="ce17" table:formula="of:=([.H313]-[.G313])/[.G313]" office:value-type="percentage" office:value="-0.04" calcext:value-type="percentage">
            <text:p>-4.0%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47543147954578" calcext:value-type="percentage">
            <text:p>0.4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style-name="ce4" office:value-type="float" office:value="1511" calcext:value-type="float">
            <text:p>1511</text:p>
          </table:table-cell>
          <table:table-cell table:style-name="ce4" office:value-type="string" calcext:value-type="string">
            <text:p>Indian (Illinois Mound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98.15" calcext:value-type="float">
            <text:p>1298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0" calcext:value-type="float">
            <text:p>80</text:p>
          </table:table-cell>
          <table:table-cell table:style-name="ce17" table:formula="of:=([.H314]-[.G314])/[.G314]" office:value-type="percentage" office:value="-0.024390243902439" calcext:value-type="percentage">
            <text:p>-2.4%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V</text:p>
          </table:table-cell>
          <table:table-cell table:style-name="ce18" office:value-type="percentage" office:value="0.00447883151291302" calcext:value-type="percentage">
            <text:p>0.45%</text:p>
          </table:table-cell>
          <table:table-cell table:number-columns-repeated="2"/>
          <table:table-cell table:style-name="Default" table:number-columns-repeated="16370"/>
        </table:table-row>
        <table:table-row table:style-name="ro2">
          <table:table-cell table:number-columns-repeated="14"/>
          <table:table-cell table:style-name="Default" table:number-columns-repeated="16370"/>
        </table:table-row>
        <table:table-row table:style-name="ro2">
          <table:table-cell table:style-name="ce5" office:value-type="string" calcext:value-type="string">
            <text:p>Key</text:p>
          </table:table-cell>
          <table:table-cell table:number-columns-repeated="13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pecimen # = The number of the cranium, from Morton (1849).</text:p>
          </table:table-cell>
          <table:table-cell table:number-columns-repeated="13"/>
          <table:table-cell table:style-name="Default" table:number-columns-repeated="16370"/>
        </table:table-row>
        <table:table-row table:style-name="ro2">
          <table:table-cell table:number-columns-repeated="14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pulation Groupings:</text:p>
          </table:table-cell>
          <table:table-cell table:number-columns-repeated="13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ton (1849) Affiliation = The population affinity of the cranium, from Morton (1849).</text:p>
          </table:table-cell>
          <table:table-cell table:number-columns-repeated="13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ton-Based (8 Populations) = Our assignment of the cranium to a population group, using an 8 population scheme based on Morton's own categories. This is our preferred population scheme (see Text S2 Materials and Methods).</text:p>
          </table:table-cell>
          <table:table-cell table:style-name="ce6"/>
          <table:table-cell table:number-columns-repeated="12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tinent-Based (6 Populations) = Our assignment of the cranium to a population group, using a 6 population scheme based on continent of origin. This is our alternate population scheme (see Text S2 Materials and Methods).</text:p>
          </table:table-cell>
          <table:table-cell table:style-name="ce6"/>
          <table:table-cell table:number-columns-repeated="12"/>
          <table:table-cell table:style-name="Default" table:number-columns-repeated="16370"/>
        </table:table-row>
        <table:table-row table:style-name="ro2">
          <table:table-cell table:number-columns-repeated="14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ranial Capacities:</text:p>
          </table:table-cell>
          <table:table-cell table:number-columns-repeated="13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urrent (cm3) = Our measurement of cranial capacity, converted from grams (see Text S2 Materials and Methods) into cm3. This is the average of three repeated measurements.</text:p>
          </table:table-cell>
          <table:table-cell table:number-columns-repeated="13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urrent (in3) = Conversion of our measurement into cubic inches, rounding to the nearest whole number.</text:p>
          </table:table-cell>
          <table:table-cell table:number-columns-repeated="13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urrent Shot Adjusted (in3) = Our value, in cubic inches, corrected for the average difference between capacities produced by our method and Morton's shot method (+3.9%; see Text S2 Materials and Methods).</text:p>
          </table:table-cell>
          <table:table-cell table:number-columns-repeated="13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ton Shot (in3) = The shot-based cranial capacity of the specimen, in cubic inches, from Morton (1849).</text:p>
          </table:table-cell>
          <table:table-cell table:number-columns-repeated="13"/>
          <table:table-cell table:style-name="Default" table:number-columns-repeated="16370"/>
        </table:table-row>
        <table:table-row table:style-name="ro2">
          <table:table-cell table:number-columns-repeated="14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ercent Difference = The percentage difference between our "shot adjusted" measurement and Morton's (1849) shot measurement of cranial capacity, using ours as the baseline [so formula = (Morton-Ours)/Ours].</text:p>
          </table:table-cell>
          <table:table-cell table:number-columns-repeated="13"/>
          <table:table-cell table:style-name="Default" table:number-columns-repeated="16370"/>
        </table:table-row>
        <table:table-row table:style-name="ro2">
          <table:table-cell table:number-columns-repeated="14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Quantile Assignments:</text:p>
          </table:table-cell>
          <table:table-cell table:number-columns-repeated="13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3 Divisions = Which quantile the specimen is assigned to using our preferred 3 quantile scheme (see Text S2 Materials and Methods).</text:p>
          </table:table-cell>
          <table:table-cell table:number-columns-repeated="13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5 Divisions = Which quantile the specimen is assigned to using our alternate 5 quantile scheme (see Text S2 Materials and Methods).</text:p>
          </table:table-cell>
          <table:table-cell table:number-columns-repeated="13"/>
          <table:table-cell table:style-name="Default" table:number-columns-repeated="16370"/>
        </table:table-row>
        <table:table-row table:style-name="ro2">
          <table:table-cell table:number-columns-repeated="14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easurement Error = The percentage error of our measurement, based on three repeated measurements of each individual cranium (see Text S2 Materials and Methods).</text:p>
          </table:table-cell>
          <table:table-cell table:number-columns-repeated="13"/>
          <table:table-cell table:style-name="Default" table:number-columns-repeated="16370"/>
        </table:table-row>
        <table:table-row table:style-name="ro2">
          <table:table-cell table:number-columns-repeated="14"/>
          <table:table-cell table:style-name="Default" table:number-columns-repeated="16370"/>
        </table:table-row>
        <table:table-row table:style-name="ro2">
          <table:table-cell table:style-name="ce5" office:value-type="string" calcext:value-type="string">
            <text:p>References</text:p>
          </table:table-cell>
          <table:table-cell table:number-columns-repeated="13"/>
          <table:table-cell table:style-name="Default" table:number-columns-repeated="16370"/>
        </table:table-row>
        <table:table-row table:style-name="ro2">
          <table:table-cell table:style-name="ce6" office:value-type="string" calcext:value-type="string">
            <text:p>Morton SG (1849) Catalogue of Skulls of Man and the Inferior Animals, Third Edition. Philadelphia: Merrihew and Thomson Printers.</text:p>
          </table:table-cell>
          <table:table-cell table:number-columns-repeated="13"/>
          <table:table-cell table:style-name="Default" table:number-columns-repeated="16370"/>
        </table:table-row>
        <table:table-row table:style-name="ro2" table:number-rows-repeated="1048236">
          <table:table-cell table:number-columns-repeated="14"/>
          <table:table-cell table:style-name="Default" table:number-columns-repeated="16370"/>
        </table:table-row>
        <table:table-row table:style-name="ro2">
          <table:table-cell table:number-columns-repeated="14"/>
          <table:table-cell table:style-name="Default" table:number-columns-repeated="16370"/>
        </table:table-row>
      </table:table>
      <table:table table:name="Measurements (Seed Comparisons)" table:style-name="ta2">
        <table:table-column table:style-name="co10" table:default-cell-style-name="ce2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16375"/>
        <table:table-row table:style-name="ro1">
          <table:table-cell table:style-name="ce20" office:value-type="string" calcext:value-type="string">
            <text:p>Measurement Data: Comparison with Morton (1839) Seed-Based Capacities</text:p>
          </table:table-cell>
          <table:table-cell table:number-columns-repeated="8"/>
        </table:table-row>
        <table:table-row table:style-name="ro1">
          <table:table-cell table:style-name="ce20"/>
          <table:table-cell table:number-columns-repeated="8"/>
        </table:table-row>
        <table:table-row table:style-name="ro2">
          <table:table-cell table:style-name="ce2" office:value-type="string" calcext:value-type="string">
            <text:p>See key to columns below table.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7" office:value-type="string" calcext:value-type="string">
            <text:p>Population Groupings</text:p>
          </table:table-cell>
          <table:table-cell table:style-name="ce8"/>
          <table:table-cell table:style-name="ce9"/>
          <table:table-cell table:style-name="ce11" office:value-type="string" calcext:value-type="string">
            <text:p>Cranial Capacities</text:p>
          </table:table-cell>
          <table:table-cell table:style-name="ce14" table:number-columns-repeated="2"/>
          <table:table-cell table:style-name="ce16"/>
          <table:table-cell/>
        </table:table-row>
        <table:table-row table:style-name="ro2">
          <table:table-cell table:style-name="ce22" office:value-type="string" calcext:value-type="string">
            <text:p>Specimen #</text:p>
          </table:table-cell>
          <table:table-cell table:style-name="ce3" office:value-type="string" calcext:value-type="string">
            <text:p>Morton (1849) Affiliation</text:p>
          </table:table-cell>
          <table:table-cell table:style-name="ce3" office:value-type="string" calcext:value-type="string">
            <text:p>Morton-Based (8 Populations)</text:p>
          </table:table-cell>
          <table:table-cell table:style-name="ce3" office:value-type="string" calcext:value-type="string">
            <text:p>Continent-Based (6 Populations)</text:p>
          </table:table-cell>
          <table:table-cell table:style-name="ce12" office:value-type="string" calcext:value-type="string">
            <text:p>Current (cm3)</text:p>
          </table:table-cell>
          <table:table-cell table:style-name="ce12" office:value-type="string" calcext:value-type="string">
            <text:p>Current (in3)</text:p>
          </table:table-cell>
          <table:table-cell table:style-name="ce12" office:value-type="string" calcext:value-type="string">
            <text:p>Current Seed Adjusted (in3)</text:p>
          </table:table-cell>
          <table:table-cell table:style-name="ce12" office:value-type="string" calcext:value-type="string">
            <text:p>Morton Seed (in3)</text:p>
          </table:table-cell>
          <table:table-cell table:style-name="ce12" office:value-type="string" calcext:value-type="string">
            <text:p>Percent Difference</text:p>
          </table:table-cell>
        </table:table-row>
        <table:table-row table:style-name="ro2">
          <table:table-cell table:style-name="ce23" office:value-type="float" office:value="15" calcext:value-type="float">
            <text:p>15</text:p>
          </table:table-cell>
          <table:table-cell table:style-name="ce4" office:value-type="string" calcext:value-type="string">
            <text:p>Huron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29.18" calcext:value-type="float">
            <text:p>1229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4" calcext:value-type="float">
            <text:p>74</text:p>
          </table:table-cell>
          <table:table-cell table:style-name="ce17" table:formula="of:=([.H7]-[.G7])/[.G7]" office:value-type="percentage" office:value="-0.0263157894736842" calcext:value-type="percentage">
            <text:p>-2.6%</text:p>
          </table:table-cell>
        </table:table-row>
        <table:table-row table:style-name="ro2">
          <table:table-cell table:style-name="ce23" office:value-type="float" office:value="16" calcext:value-type="float">
            <text:p>16</text:p>
          </table:table-cell>
          <table:table-cell table:style-name="ce4" office:value-type="string" calcext:value-type="string">
            <text:p>Iroquois?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640.37" calcext:value-type="float">
            <text:p>164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98.5" calcext:value-type="float">
            <text:p>98.5</text:p>
          </table:table-cell>
          <table:table-cell table:style-name="ce17" table:formula="of:=([.H8]-[.G8])/[.G8]" office:value-type="percentage" office:value="-0.0247524752475248" calcext:value-type="percentage">
            <text:p>-2.5%</text:p>
          </table:table-cell>
        </table:table-row>
        <table:table-row table:style-name="ro2">
          <table:table-cell table:style-name="ce23" office:value-type="float" office:value="27" calcext:value-type="float">
            <text:p>27</text:p>
          </table:table-cell>
          <table:table-cell table:style-name="ce4" office:value-type="string" calcext:value-type="string">
            <text:p>Massasauga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50.97" calcext:value-type="float">
            <text:p>1251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7.5" calcext:value-type="float">
            <text:p>77.5</text:p>
          </table:table-cell>
          <table:table-cell table:style-name="ce17" table:formula="of:=([.H9]-[.G9])/[.G9]" office:value-type="percentage" office:value="0.00649350649350649" calcext:value-type="percentage">
            <text:p>0.6%</text:p>
          </table:table-cell>
        </table:table-row>
        <table:table-row table:style-name="ro2">
          <table:table-cell table:style-name="ce23" office:value-type="float" office:value="33" calcext:value-type="float">
            <text:p>33</text:p>
          </table:table-cell>
          <table:table-cell table:style-name="ce4" office:value-type="string" calcext:value-type="string">
            <text:p>Oneida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520.29" calcext:value-type="float">
            <text:p>1520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92.5" calcext:value-type="float">
            <text:p>92.5</text:p>
          </table:table-cell>
          <table:table-cell table:style-name="ce17" table:formula="of:=([.H10]-[.G10])/[.G10]" office:value-type="percentage" office:value="-0.0159574468085106" calcext:value-type="percentage">
            <text:p>-1.6%</text:p>
          </table:table-cell>
        </table:table-row>
        <table:table-row table:style-name="ro2">
          <table:table-cell table:style-name="ce23" office:value-type="float" office:value="34" calcext:value-type="float">
            <text:p>34</text:p>
          </table:table-cell>
          <table:table-cell table:style-name="ce4" office:value-type="string" calcext:value-type="string">
            <text:p>Mexican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55.93" calcext:value-type="float">
            <text:p>1256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2" table:style-name="ce15" office:value-type="float" office:value="78" calcext:value-type="float">
            <text:p>78</text:p>
          </table:table-cell>
          <table:table-cell table:style-name="ce17" table:formula="of:=([.H11]-[.G11])/[.G11]" office:value-type="percentage" office:value="0" calcext:value-type="percentage">
            <text:p>0.0%</text:p>
          </table:table-cell>
        </table:table-row>
        <table:table-row table:style-name="ro2">
          <table:table-cell table:style-name="ce23" office:value-type="float" office:value="35" calcext:value-type="float">
            <text:p>35</text:p>
          </table:table-cell>
          <table:table-cell table:style-name="ce4" office:value-type="string" calcext:value-type="string">
            <text:p>Menomin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143.2" calcext:value-type="float">
            <text:p>1143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.5" calcext:value-type="float">
            <text:p>72.5</text:p>
          </table:table-cell>
          <table:table-cell table:style-name="ce17" table:formula="of:=([.H12]-[.G12])/[.G12]" office:value-type="percentage" office:value="0.0211267605633803" calcext:value-type="percentage">
            <text:p>2.1%</text:p>
          </table:table-cell>
        </table:table-row>
        <table:table-row table:style-name="ro2">
          <table:table-cell table:style-name="ce23" office:value-type="float" office:value="44" calcext:value-type="float">
            <text:p>44</text:p>
          </table:table-cell>
          <table:table-cell table:style-name="ce4" office:value-type="string" calcext:value-type="string">
            <text:p>Menomin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196.95" calcext:value-type="float">
            <text:p>1197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2" table:style-name="ce15" office:value-type="float" office:value="74" calcext:value-type="float">
            <text:p>74</text:p>
          </table:table-cell>
          <table:table-cell table:style-name="ce17" table:formula="of:=([.H13]-[.G13])/[.G13]" office:value-type="percentage" office:value="0" calcext:value-type="percentage">
            <text:p>0.0%</text:p>
          </table:table-cell>
        </table:table-row>
        <table:table-row table:style-name="ro2">
          <table:table-cell table:style-name="ce23" office:value-type="float" office:value="54" calcext:value-type="float">
            <text:p>54</text:p>
          </table:table-cell>
          <table:table-cell table:style-name="ce4" office:value-type="string" calcext:value-type="string">
            <text:p>Osag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85.24" calcext:value-type="float">
            <text:p>1285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14]-[.G14])/[.G14]" office:value-type="percentage" office:value="0.0506329113924051" calcext:value-type="percentage">
            <text:p>5.1%</text:p>
          </table:table-cell>
        </table:table-row>
        <table:table-row table:style-name="ro2">
          <table:table-cell table:style-name="ce23" office:value-type="float" office:value="67" calcext:value-type="float">
            <text:p>67</text:p>
          </table:table-cell>
          <table:table-cell table:style-name="ce4" office:value-type="string" calcext:value-type="string">
            <text:p>Ancient Peruvian (Arica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344.14" calcext:value-type="float">
            <text:p>1344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1.5" calcext:value-type="float">
            <text:p>81.5</text:p>
          </table:table-cell>
          <table:table-cell table:style-name="ce17" table:formula="of:=([.H15]-[.G15])/[.G15]" office:value-type="percentage" office:value="-0.0180722891566265" calcext:value-type="percentage">
            <text:p>-1.8%</text:p>
          </table:table-cell>
        </table:table-row>
        <table:table-row table:style-name="ro2">
          <table:table-cell table:style-name="ce23" office:value-type="float" office:value="68" calcext:value-type="float">
            <text:p>68</text:p>
          </table:table-cell>
          <table:table-cell table:style-name="ce4" office:value-type="string" calcext:value-type="string">
            <text:p>Peruvian from Tumulus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406.46" calcext:value-type="float">
            <text:p>1406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9.5" calcext:value-type="float">
            <text:p>89.5</text:p>
          </table:table-cell>
          <table:table-cell table:style-name="ce17" table:formula="of:=([.H16]-[.G16])/[.G16]" office:value-type="percentage" office:value="0.028735632183908" calcext:value-type="percentage">
            <text:p>2.9%</text:p>
          </table:table-cell>
        </table:table-row>
        <table:table-row table:style-name="ro2">
          <table:table-cell table:style-name="ce23" office:value-type="float" office:value="70" calcext:value-type="float">
            <text:p>70</text:p>
          </table:table-cell>
          <table:table-cell table:style-name="ce4" office:value-type="string" calcext:value-type="string">
            <text:p>Chetimaches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19.35" calcext:value-type="float">
            <text:p>1319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5" calcext:value-type="float">
            <text:p>85</text:p>
          </table:table-cell>
          <table:table-cell table:style-name="ce17" table:formula="of:=([.H17]-[.G17])/[.G17]" office:value-type="percentage" office:value="0.0365853658536585" calcext:value-type="percentage">
            <text:p>3.7%</text:p>
          </table:table-cell>
        </table:table-row>
        <table:table-row table:style-name="ro2">
          <table:table-cell table:style-name="ce23" office:value-type="float" office:value="76" calcext:value-type="float">
            <text:p>76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985.16" calcext:value-type="float">
            <text:p>985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64" calcext:value-type="float">
            <text:p>64</text:p>
          </table:table-cell>
          <table:table-cell table:style-name="ce17" table:formula="of:=([.H18]-[.G18])/[.G18]" office:value-type="percentage" office:value="0.0491803278688525" calcext:value-type="percentage">
            <text:p>4.9%</text:p>
          </table:table-cell>
        </table:table-row>
        <table:table-row table:style-name="ro2">
          <table:table-cell table:style-name="ce23" office:value-type="float" office:value="78" calcext:value-type="float">
            <text:p>78</text:p>
          </table:table-cell>
          <table:table-cell table:style-name="ce4" office:value-type="string" calcext:value-type="string">
            <text:p>Menomin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86" calcext:value-type="float">
            <text:p>1386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5.25" calcext:value-type="float">
            <text:p>85.25</text:p>
          </table:table-cell>
          <table:table-cell table:style-name="ce17" table:formula="of:=([.H19]-[.G19])/[.G19]" office:value-type="percentage" office:value="-0.00872093023255814" calcext:value-type="percentage">
            <text:p>-0.9%</text:p>
          </table:table-cell>
        </table:table-row>
        <table:table-row table:style-name="ro2">
          <table:table-cell table:style-name="ce23" office:value-type="float" office:value="82" calcext:value-type="float">
            <text:p>82</text:p>
          </table:table-cell>
          <table:table-cell table:style-name="ce4" office:value-type="string" calcext:value-type="string">
            <text:p>Peruvian (Santa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79.51" calcext:value-type="float">
            <text:p>1180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5" calcext:value-type="float">
            <text:p>75</text:p>
          </table:table-cell>
          <table:table-cell table:style-name="ce17" table:formula="of:=([.H20]-[.G20])/[.G20]" office:value-type="percentage" office:value="0.0273972602739726" calcext:value-type="percentage">
            <text:p>2.7%</text:p>
          </table:table-cell>
        </table:table-row>
        <table:table-row table:style-name="ro2">
          <table:table-cell table:style-name="ce23" office:value-type="float" office:value="90" calcext:value-type="float">
            <text:p>90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10.77" calcext:value-type="float">
            <text:p>1111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70" calcext:value-type="float">
            <text:p>70</text:p>
          </table:table-cell>
          <table:table-cell table:style-name="ce17" table:formula="of:=([.H21]-[.G21])/[.G21]" office:value-type="percentage" office:value="0.0144927536231884" calcext:value-type="percentage">
            <text:p>1.4%</text:p>
          </table:table-cell>
        </table:table-row>
        <table:table-row table:style-name="ro2">
          <table:table-cell table:style-name="ce23" office:value-type="float" office:value="92" calcext:value-type="float">
            <text:p>92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79.22" calcext:value-type="float">
            <text:p>1179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.5" calcext:value-type="float">
            <text:p>74.5</text:p>
          </table:table-cell>
          <table:table-cell table:style-name="ce17" table:formula="of:=([.H22]-[.G22])/[.G22]" office:value-type="percentage" office:value="0.0205479452054795" calcext:value-type="percentage">
            <text:p>2.1%</text:p>
          </table:table-cell>
        </table:table-row>
        <table:table-row table:style-name="ro2">
          <table:table-cell table:style-name="ce23" office:value-type="float" office:value="96" calcext:value-type="float">
            <text:p>96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245.44" calcext:value-type="float">
            <text:p>124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68" calcext:value-type="float">
            <text:p>68</text:p>
          </table:table-cell>
          <table:table-cell table:style-name="ce17" table:formula="of:=([.H23]-[.G23])/[.G23]" office:value-type="percentage" office:value="-0.116883116883117" calcext:value-type="percentage">
            <text:p>-11.7%</text:p>
          </table:table-cell>
        </table:table-row>
        <table:table-row table:style-name="ro2">
          <table:table-cell table:style-name="ce23" office:value-type="float" office:value="100" calcext:value-type="float">
            <text:p>100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050.93" calcext:value-type="float">
            <text:p>1051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0" calcext:value-type="float">
            <text:p>60</text:p>
          </table:table-cell>
          <table:table-cell table:style-name="ce17" table:formula="of:=([.H24]-[.G24])/[.G24]" office:value-type="percentage" office:value="-0.0769230769230769" calcext:value-type="percentage">
            <text:p>-7.7%</text:p>
          </table:table-cell>
        </table:table-row>
        <table:table-row table:style-name="ro2">
          <table:table-cell table:style-name="ce23" office:value-type="float" office:value="400" calcext:value-type="float">
            <text:p>400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66.85" calcext:value-type="float">
            <text:p>1167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0" calcext:value-type="float">
            <text:p>70</text:p>
          </table:table-cell>
          <table:table-cell table:style-name="ce17" table:formula="of:=([.H25]-[.G25])/[.G25]" office:value-type="percentage" office:value="-0.0277777777777778" calcext:value-type="percentage">
            <text:p>-2.8%</text:p>
          </table:table-cell>
        </table:table-row>
        <table:table-row table:style-name="ro2">
          <table:table-cell table:style-name="ce23" office:value-type="float" office:value="402" calcext:value-type="float">
            <text:p>402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235.45" calcext:value-type="float">
            <text:p>123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8.5" calcext:value-type="float">
            <text:p>78.5</text:p>
          </table:table-cell>
          <table:table-cell table:style-name="ce17" table:formula="of:=([.H26]-[.G26])/[.G26]" office:value-type="percentage" office:value="0.0328947368421053" calcext:value-type="percentage">
            <text:p>3.3%</text:p>
          </table:table-cell>
        </table:table-row>
        <table:table-row table:style-name="ro2">
          <table:table-cell table:style-name="ce23" office:value-type="float" office:value="406" calcext:value-type="float">
            <text:p>406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95.81" calcext:value-type="float">
            <text:p>1196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.5" calcext:value-type="float">
            <text:p>75.5</text:p>
          </table:table-cell>
          <table:table-cell table:style-name="ce17" table:formula="of:=([.H27]-[.G27])/[.G27]" office:value-type="percentage" office:value="0.0202702702702703" calcext:value-type="percentage">
            <text:p>2.0%</text:p>
          </table:table-cell>
        </table:table-row>
        <table:table-row table:style-name="ro2">
          <table:table-cell table:style-name="ce23" office:value-type="float" office:value="407" calcext:value-type="float">
            <text:p>407</text:p>
          </table:table-cell>
          <table:table-cell table:style-name="ce4" office:value-type="string" calcext:value-type="string">
            <text:p>Miami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51.32" calcext:value-type="float">
            <text:p>1351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79.75" calcext:value-type="float">
            <text:p>79.75</text:p>
          </table:table-cell>
          <table:table-cell table:style-name="ce17" table:formula="of:=([.H28]-[.G28])/[.G28]" office:value-type="percentage" office:value="-0.0391566265060241" calcext:value-type="percentage">
            <text:p>-3.9%</text:p>
          </table:table-cell>
        </table:table-row>
        <table:table-row table:style-name="ro2">
          <table:table-cell table:style-name="ce23" office:value-type="float" office:value="412" calcext:value-type="float">
            <text:p>412</text:p>
          </table:table-cell>
          <table:table-cell table:style-name="ce4" office:value-type="string" calcext:value-type="string">
            <text:p>Peruvian from Tumulus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225.92" calcext:value-type="float">
            <text:p>1226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6.5" calcext:value-type="float">
            <text:p>76.5</text:p>
          </table:table-cell>
          <table:table-cell table:style-name="ce17" table:formula="of:=([.H29]-[.G29])/[.G29]" office:value-type="percentage" office:value="0.00657894736842105" calcext:value-type="percentage">
            <text:p>0.7%</text:p>
          </table:table-cell>
        </table:table-row>
        <table:table-row table:style-name="ro2">
          <table:table-cell table:style-name="ce23" office:value-type="float" office:value="418" calcext:value-type="float">
            <text:p>418</text:p>
          </table:table-cell>
          <table:table-cell table:style-name="ce4" office:value-type="string" calcext:value-type="string">
            <text:p>Manta?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168.12" calcext:value-type="float">
            <text:p>1168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4.5" calcext:value-type="float">
            <text:p>74.5</text:p>
          </table:table-cell>
          <table:table-cell table:style-name="ce17" table:formula="of:=([.H30]-[.G30])/[.G30]" office:value-type="percentage" office:value="0.0347222222222222" calcext:value-type="percentage">
            <text:p>3.5%</text:p>
          </table:table-cell>
        </table:table-row>
        <table:table-row table:style-name="ro2">
          <table:table-cell table:style-name="ce23" office:value-type="float" office:value="441" calcext:value-type="float">
            <text:p>441</text:p>
          </table:table-cell>
          <table:table-cell table:style-name="ce4" office:value-type="string" calcext:value-type="string">
            <text:p>Creek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19.96" calcext:value-type="float">
            <text:p>1420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9.5" calcext:value-type="float">
            <text:p>89.5</text:p>
          </table:table-cell>
          <table:table-cell table:style-name="ce17" table:formula="of:=([.H31]-[.G31])/[.G31]" office:value-type="percentage" office:value="0.0170454545454545" calcext:value-type="percentage">
            <text:p>1.7%</text:p>
          </table:table-cell>
        </table:table-row>
        <table:table-row table:style-name="ro2">
          <table:table-cell table:style-name="ce23" office:value-type="float" office:value="446" calcext:value-type="float">
            <text:p>446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97.15" calcext:value-type="float">
            <text:p>1197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7" calcext:value-type="float">
            <text:p>77</text:p>
          </table:table-cell>
          <table:table-cell table:style-name="ce17" table:formula="of:=([.H32]-[.G32])/[.G32]" office:value-type="percentage" office:value="0.0405405405405405" calcext:value-type="percentage">
            <text:p>4.1%</text:p>
          </table:table-cell>
        </table:table-row>
        <table:table-row table:style-name="ro2">
          <table:table-cell table:style-name="ce23" office:value-type="float" office:value="448" calcext:value-type="float">
            <text:p>448</text:p>
          </table:table-cell>
          <table:table-cell table:style-name="ce4" office:value-type="string" calcext:value-type="string">
            <text:p>Peruvian (Callao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66.55" calcext:value-type="float">
            <text:p>1167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4" calcext:value-type="float">
            <text:p>74</text:p>
          </table:table-cell>
          <table:table-cell table:style-name="ce17" table:formula="of:=([.H33]-[.G33])/[.G33]" office:value-type="percentage" office:value="0.0277777777777778" calcext:value-type="percentage">
            <text:p>2.8%</text:p>
          </table:table-cell>
        </table:table-row>
        <table:table-row table:style-name="ro2">
          <table:table-cell table:style-name="ce23" office:value-type="float" office:value="450" calcext:value-type="float">
            <text:p>450</text:p>
          </table:table-cell>
          <table:table-cell table:style-name="ce4" office:value-type="string" calcext:value-type="string">
            <text:p>Peruvian (Pachacamac)</text:p>
          </table:table-cell>
          <table:table-cell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92.24" calcext:value-type="float">
            <text:p>119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4.5" calcext:value-type="float">
            <text:p>74.5</text:p>
          </table:table-cell>
          <table:table-cell table:style-name="ce17" table:formula="of:=([.H34]-[.G34])/[.G34]" office:value-type="percentage" office:value="0.00675675675675676" calcext:value-type="percentage">
            <text:p>0.7%</text:p>
          </table:table-cell>
        </table:table-row>
        <table:table-row table:style-name="ro2">
          <table:table-cell table:style-name="ce23" office:value-type="float" office:value="452" calcext:value-type="float">
            <text:p>452</text:p>
          </table:table-cell>
          <table:table-cell table:number-columns-repeated="2" table:style-name="ce4" office:value-type="string" calcext:value-type="string">
            <text:p>Peruvi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295.44" calcext:value-type="float">
            <text:p>1295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3" calcext:value-type="float">
            <text:p>83</text:p>
          </table:table-cell>
          <table:table-cell table:style-name="ce17" table:formula="of:=([.H35]-[.G35])/[.G35]" office:value-type="percentage" office:value="0.0375" calcext:value-type="percentage">
            <text:p>3.8%</text:p>
          </table:table-cell>
        </table:table-row>
        <table:table-row table:style-name="ro2">
          <table:table-cell table:style-name="ce23" office:value-type="float" office:value="454" calcext:value-type="float">
            <text:p>454</text:p>
          </table:table-cell>
          <table:table-cell table:style-name="ce4" office:value-type="string" calcext:value-type="string">
            <text:p>Menomin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75.53" calcext:value-type="float">
            <text:p>1376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.5" calcext:value-type="float">
            <text:p>86.5</text:p>
          </table:table-cell>
          <table:table-cell table:style-name="ce17" table:formula="of:=([.H36]-[.G36])/[.G36]" office:value-type="percentage" office:value="0.0176470588235294" calcext:value-type="percentage">
            <text:p>1.8%</text:p>
          </table:table-cell>
        </table:table-row>
        <table:table-row table:style-name="ro2">
          <table:table-cell table:style-name="ce23" office:value-type="float" office:value="462" calcext:value-type="float">
            <text:p>462</text:p>
          </table:table-cell>
          <table:table-cell table:style-name="ce4" office:value-type="string" calcext:value-type="string">
            <text:p>Chinouk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143.24" calcext:value-type="float">
            <text:p>1143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69" calcext:value-type="float">
            <text:p>69</text:p>
          </table:table-cell>
          <table:table-cell table:style-name="ce17" table:formula="of:=([.H37]-[.G37])/[.G37]" office:value-type="percentage" office:value="-0.028169014084507" calcext:value-type="percentage">
            <text:p>-2.8%</text:p>
          </table:table-cell>
        </table:table-row>
        <table:table-row table:style-name="ro2">
          <table:table-cell table:style-name="ce23" office:value-type="float" office:value="542" calcext:value-type="float">
            <text:p>542</text:p>
          </table:table-cell>
          <table:table-cell table:style-name="ce4" office:value-type="string" calcext:value-type="string">
            <text:p>Miami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72.44" calcext:value-type="float">
            <text:p>1472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90" calcext:value-type="float">
            <text:p>90</text:p>
          </table:table-cell>
          <table:table-cell table:style-name="ce17" table:formula="of:=([.H38]-[.G38])/[.G38]" office:value-type="percentage" office:value="-0.010989010989011" calcext:value-type="percentage">
            <text:p>-1.1%</text:p>
          </table:table-cell>
        </table:table-row>
        <table:table-row table:style-name="ro2">
          <table:table-cell table:style-name="ce23" office:value-type="float" office:value="563" calcext:value-type="float">
            <text:p>563</text:p>
          </table:table-cell>
          <table:table-cell table:style-name="ce4" office:value-type="string" calcext:value-type="string">
            <text:p>Menomin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84.8" calcext:value-type="float">
            <text:p>1385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3.5" calcext:value-type="float">
            <text:p>83.5</text:p>
          </table:table-cell>
          <table:table-cell table:style-name="ce17" table:formula="of:=([.H39]-[.G39])/[.G39]" office:value-type="percentage" office:value="-0.0290697674418605" calcext:value-type="percentage">
            <text:p>-2.9%</text:p>
          </table:table-cell>
        </table:table-row>
        <table:table-row table:style-name="ro2">
          <table:table-cell table:style-name="ce23" office:value-type="float" office:value="578" calcext:value-type="float">
            <text:p>578</text:p>
          </table:table-cell>
          <table:table-cell table:style-name="ce4" office:value-type="string" calcext:value-type="string">
            <text:p>Chenouk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187.13" calcext:value-type="float">
            <text:p>1187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7" table:formula="of:=([.H40]-[.G40])/[.G40]" office:value-type="percentage" office:value="0.0136986301369863" calcext:value-type="percentage">
            <text:p>1.4%</text:p>
          </table:table-cell>
        </table:table-row>
        <table:table-row table:style-name="ro2">
          <table:table-cell table:style-name="ce23" office:value-type="float" office:value="579" calcext:value-type="float">
            <text:p>579</text:p>
          </table:table-cell>
          <table:table-cell table:style-name="ce4" office:value-type="string" calcext:value-type="string">
            <text:p>Athla-Ficksa (Muskogee-Creek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524.67" calcext:value-type="float">
            <text:p>1525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94.75" calcext:value-type="float">
            <text:p>94.75</text:p>
          </table:table-cell>
          <table:table-cell table:style-name="ce17" table:formula="of:=([.H41]-[.G41])/[.G41]" office:value-type="percentage" office:value="0.00797872340425532" calcext:value-type="percentage">
            <text:p>0.8%</text:p>
          </table:table-cell>
        </table:table-row>
        <table:table-row table:style-name="ro2">
          <table:table-cell table:style-name="ce23" office:value-type="float" office:value="604" calcext:value-type="float">
            <text:p>604</text:p>
          </table:table-cell>
          <table:table-cell table:style-name="ce4" office:value-type="string" calcext:value-type="string">
            <text:p>Seminol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523.36" calcext:value-type="float">
            <text:p>1523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93" calcext:value-type="float">
            <text:p>93</text:p>
          </table:table-cell>
          <table:table-cell table:style-name="ce17" table:formula="of:=([.H42]-[.G42])/[.G42]" office:value-type="percentage" office:value="-0.0106382978723404" calcext:value-type="percentage">
            <text:p>-1.1%</text:p>
          </table:table-cell>
        </table:table-row>
        <table:table-row table:style-name="ro2">
          <table:table-cell table:style-name="ce23" office:value-type="float" office:value="605" calcext:value-type="float">
            <text:p>605</text:p>
          </table:table-cell>
          <table:table-cell table:style-name="ce4" office:value-type="string" calcext:value-type="string">
            <text:p>Dacota or Sioux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05.18" calcext:value-type="float">
            <text:p>140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5" calcext:value-type="float">
            <text:p>85</text:p>
          </table:table-cell>
          <table:table-cell table:style-name="ce17" table:formula="of:=([.H43]-[.G43])/[.G43]" office:value-type="percentage" office:value="-0.0229885057471264" calcext:value-type="percentage">
            <text:p>-2.3%</text:p>
          </table:table-cell>
        </table:table-row>
        <table:table-row table:style-name="ro2">
          <table:table-cell table:style-name="ce23" office:value-type="float" office:value="607" calcext:value-type="float">
            <text:p>607</text:p>
          </table:table-cell>
          <table:table-cell table:style-name="ce4" office:value-type="string" calcext:value-type="string">
            <text:p>Huron?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96.29" calcext:value-type="float">
            <text:p>1296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1.5" calcext:value-type="float">
            <text:p>81.5</text:p>
          </table:table-cell>
          <table:table-cell table:style-name="ce17" table:formula="of:=([.H44]-[.G44])/[.G44]" office:value-type="percentage" office:value="0.01875" calcext:value-type="percentage">
            <text:p>1.9%</text:p>
          </table:table-cell>
        </table:table-row>
        <table:table-row table:style-name="ro2">
          <table:table-cell table:style-name="ce23" office:value-type="float" office:value="632" calcext:value-type="float">
            <text:p>632</text:p>
          </table:table-cell>
          <table:table-cell table:style-name="ce4" office:value-type="string" calcext:value-type="string">
            <text:p>Cherokee?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03.72" calcext:value-type="float">
            <text:p>1404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7" table:formula="of:=([.H45]-[.G45])/[.G45]" office:value-type="percentage" office:value="0.0114942528735632" calcext:value-type="percentage">
            <text:p>1.1%</text:p>
          </table:table-cell>
        </table:table-row>
        <table:table-row table:style-name="ro2">
          <table:table-cell table:style-name="ce23" office:value-type="float" office:value="634" calcext:value-type="float">
            <text:p>634</text:p>
          </table:table-cell>
          <table:table-cell table:style-name="ce4" office:value-type="string" calcext:value-type="string">
            <text:p>Cherok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24.65" calcext:value-type="float">
            <text:p>1325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1" calcext:value-type="float">
            <text:p>81</text:p>
          </table:table-cell>
          <table:table-cell table:style-name="ce17" table:formula="of:=([.H46]-[.G46])/[.G46]" office:value-type="percentage" office:value="-0.0121951219512195" calcext:value-type="percentage">
            <text:p>-1.2%</text:p>
          </table:table-cell>
        </table:table-row>
        <table:table-row table:style-name="ro2">
          <table:table-cell table:style-name="ce23" office:value-type="float" office:value="649" calcext:value-type="float">
            <text:p>649</text:p>
          </table:table-cell>
          <table:table-cell table:style-name="ce4" office:value-type="string" calcext:value-type="string">
            <text:p>Arickare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01.53" calcext:value-type="float">
            <text:p>120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1.5" calcext:value-type="float">
            <text:p>71.5</text:p>
          </table:table-cell>
          <table:table-cell table:style-name="ce17" table:formula="of:=([.H47]-[.G47])/[.G47]" office:value-type="percentage" office:value="-0.0337837837837838" calcext:value-type="percentage">
            <text:p>-3.4%</text:p>
          </table:table-cell>
        </table:table-row>
        <table:table-row table:style-name="ro2">
          <table:table-cell table:style-name="ce23" office:value-type="float" office:value="656" calcext:value-type="float">
            <text:p>656</text:p>
          </table:table-cell>
          <table:table-cell table:style-name="ce4" office:value-type="string" calcext:value-type="string">
            <text:p>Araucanian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South American</text:p>
          </table:table-cell>
          <table:table-cell table:style-name="ce13" office:value-type="float" office:value="1175.27" calcext:value-type="float">
            <text:p>1175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5" calcext:value-type="float">
            <text:p>75</text:p>
          </table:table-cell>
          <table:table-cell table:style-name="ce17" table:formula="of:=([.H48]-[.G48])/[.G48]" office:value-type="percentage" office:value="0.0273972602739726" calcext:value-type="percentage">
            <text:p>2.7%</text:p>
          </table:table-cell>
        </table:table-row>
        <table:table-row table:style-name="ro2">
          <table:table-cell table:style-name="ce23" office:value-type="float" office:value="659" calcext:value-type="float">
            <text:p>659</text:p>
          </table:table-cell>
          <table:table-cell table:style-name="ce4" office:value-type="string" calcext:value-type="string">
            <text:p>Assinaboin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589.11" calcext:value-type="float">
            <text:p>1589</text:p>
          </table:table-cell>
          <table:table-cell table:style-name="ce15" office:value-type="float" office:value="97" calcext:value-type="float">
            <text:p>97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97" calcext:value-type="float">
            <text:p>97</text:p>
          </table:table-cell>
          <table:table-cell table:style-name="ce17" table:formula="of:=([.H49]-[.G49])/[.G49]" office:value-type="percentage" office:value="-0.0102040816326531" calcext:value-type="percentage">
            <text:p>-1.0%</text:p>
          </table:table-cell>
        </table:table-row>
        <table:table-row table:style-name="ro2">
          <table:table-cell table:style-name="ce23" office:value-type="float" office:value="660" calcext:value-type="float">
            <text:p>660</text:p>
          </table:table-cell>
          <table:table-cell table:style-name="ce4" office:value-type="string" calcext:value-type="string">
            <text:p>Osag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44.85" calcext:value-type="float">
            <text:p>1345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2.5" calcext:value-type="float">
            <text:p>82.5</text:p>
          </table:table-cell>
          <table:table-cell table:style-name="ce17" table:formula="of:=([.H50]-[.G50])/[.G50]" office:value-type="percentage" office:value="-0.00602409638554217" calcext:value-type="percentage">
            <text:p>-0.6%</text:p>
          </table:table-cell>
        </table:table-row>
        <table:table-row table:style-name="ro2">
          <table:table-cell table:style-name="ce23" office:value-type="float" office:value="683" calcext:value-type="float">
            <text:p>683</text:p>
          </table:table-cell>
          <table:table-cell table:style-name="ce4" office:value-type="string" calcext:value-type="string">
            <text:p>Chippeway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527.94" calcext:value-type="float">
            <text:p>1528</text:p>
          </table:table-cell>
          <table:table-cell table:style-name="ce15" office:value-type="float" office:value="93" calcext:value-type="float">
            <text:p>93</text:p>
          </table:table-cell>
          <table:table-cell table:number-columns-repeated="2" table:style-name="ce15" office:value-type="float" office:value="94" calcext:value-type="float">
            <text:p>94</text:p>
          </table:table-cell>
          <table:table-cell table:style-name="ce17" table:formula="of:=([.H51]-[.G51])/[.G51]" office:value-type="percentage" office:value="0" calcext:value-type="percentage">
            <text:p>0.0%</text:p>
          </table:table-cell>
        </table:table-row>
        <table:table-row table:style-name="ro2">
          <table:table-cell table:style-name="ce23" office:value-type="float" office:value="684" calcext:value-type="float">
            <text:p>684</text:p>
          </table:table-cell>
          <table:table-cell table:style-name="ce4" office:value-type="string" calcext:value-type="string">
            <text:p>Chippeway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369.48" calcext:value-type="float">
            <text:p>1369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5.5" calcext:value-type="float">
            <text:p>85.5</text:p>
          </table:table-cell>
          <table:table-cell table:style-name="ce17" table:formula="of:=([.H52]-[.G52])/[.G52]" office:value-type="percentage" office:value="0.00588235294117647" calcext:value-type="percentage">
            <text:p>0.6%</text:p>
          </table:table-cell>
        </table:table-row>
        <table:table-row table:style-name="ro2">
          <table:table-cell table:style-name="ce23" office:value-type="float" office:value="707" calcext:value-type="float">
            <text:p>707</text:p>
          </table:table-cell>
          <table:table-cell table:style-name="ce4" office:value-type="string" calcext:value-type="string">
            <text:p>Seminol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53.91" calcext:value-type="float">
            <text:p>1454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89" calcext:value-type="float">
            <text:p>89</text:p>
          </table:table-cell>
          <table:table-cell table:style-name="ce17" table:formula="of:=([.H53]-[.G53])/[.G53]" office:value-type="percentage" office:value="-0.0111111111111111" calcext:value-type="percentage">
            <text:p>-1.1%</text:p>
          </table:table-cell>
        </table:table-row>
        <table:table-row table:style-name="ro2">
          <table:table-cell table:style-name="ce23" office:value-type="float" office:value="708" calcext:value-type="float">
            <text:p>708</text:p>
          </table:table-cell>
          <table:table-cell table:style-name="ce4" office:value-type="string" calcext:value-type="string">
            <text:p>Seminole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03.86" calcext:value-type="float">
            <text:p>1404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6" calcext:value-type="float">
            <text:p>86</text:p>
          </table:table-cell>
          <table:table-cell table:style-name="ce17" table:formula="of:=([.H54]-[.G54])/[.G54]" office:value-type="percentage" office:value="-0.0114942528735632" calcext:value-type="percentage">
            <text:p>-1.1%</text:p>
          </table:table-cell>
        </table:table-row>
        <table:table-row table:style-name="ro2">
          <table:table-cell table:style-name="ce23" office:value-type="float" office:value="714" calcext:value-type="float">
            <text:p>714</text:p>
          </table:table-cell>
          <table:table-cell table:style-name="ce4" office:value-type="string" calcext:value-type="string">
            <text:p>Mexican (Otumba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414.59" calcext:value-type="float">
            <text:p>1415</text:p>
          </table:table-cell>
          <table:table-cell table:style-name="ce15" office:value-type="float" office:value="86" calcext:value-type="float">
            <text:p>86</text:p>
          </table:table-cell>
          <table:table-cell table:number-columns-repeated="2" table:style-name="ce15" office:value-type="float" office:value="87" calcext:value-type="float">
            <text:p>87</text:p>
          </table:table-cell>
          <table:table-cell table:style-name="ce17" table:formula="of:=([.H55]-[.G55])/[.G55]" office:value-type="percentage" office:value="0" calcext:value-type="percentage">
            <text:p>0.0%</text:p>
          </table:table-cell>
        </table:table-row>
        <table:table-row table:style-name="ro2">
          <table:table-cell table:style-name="ce23" office:value-type="float" office:value="716" calcext:value-type="float">
            <text:p>716</text:p>
          </table:table-cell>
          <table:table-cell table:style-name="ce4" office:value-type="string" calcext:value-type="string">
            <text:p>Mexican (Otumba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42.53" calcext:value-type="float">
            <text:p>124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6" calcext:value-type="float">
            <text:p>76</text:p>
          </table:table-cell>
          <table:table-cell table:style-name="ce17" table:formula="of:=([.H56]-[.G56])/[.G56]" office:value-type="percentage" office:value="-0.012987012987013" calcext:value-type="percentage">
            <text:p>-1.3%</text:p>
          </table:table-cell>
        </table:table-row>
        <table:table-row table:style-name="ro2">
          <table:table-cell table:style-name="ce23" office:value-type="float" office:value="718" calcext:value-type="float">
            <text:p>718</text:p>
          </table:table-cell>
          <table:table-cell table:style-name="ce4" office:value-type="string" calcext:value-type="string">
            <text:p>Ancient Mexican (Tacuba)</text:p>
          </table:table-cell>
          <table:table-cell table:style-name="ce4" office:value-type="string" calcext:value-type="string">
            <text:p>Native American</text:p>
          </table:table-cell>
          <table:table-cell table:style-name="ce4" office:value-type="string" calcext:value-type="string">
            <text:p>Native North American</text:p>
          </table:table-cell>
          <table:table-cell table:style-name="ce13" office:value-type="float" office:value="1250.83" calcext:value-type="float">
            <text:p>1251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2" table:style-name="ce15" office:value-type="float" office:value="77" calcext:value-type="float">
            <text:p>77</text:p>
          </table:table-cell>
          <table:table-cell table:style-name="ce17" table:formula="of:=([.H57]-[.G57])/[.G57]" office:value-type="percentage" office:value="0" calcext:value-type="percentage">
            <text:p>0.0%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24" office:value-type="string" calcext:value-type="string">
            <text:p>Ke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pecimen # = The number of the cranium, from Morton (1849).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opulation Groupings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orton (1849) Affiliation = The population affinity of the cranium, from Morton (1849).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orton-Based (8 Populations) = Our assignment of the cranium to a population group, using an 8 population scheme based on Morton's own categories. This is our preferred population scheme (see Text S2 Materials and Methods).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 calcext:value-type="string">
            <text:p>Continent-Based (6 Populations) = Our assignment of the cranium to a population group, using a 6 population scheme based on continent of origin. This is our alternate population scheme (see Text S2 Materials and Methods).</text:p>
          </table:table-cell>
          <table:table-cell table:style-name="ce6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ranial Capacities: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urrent (cm3) = Our measurement of cranial capacity, converted from grams (see Text S2 Materials and Methods) into cm3. This is the average of three repeated measurements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urrent (in3) = Conversion of our measurement into cubic inches, rounding to the nearest whole number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urrent Seed Adjusted (in3) = Our value, in cubic inches, corrected for the average difference between capacities produced by our method and Morton's seed method (+1.1%; see Text S2 Materials and Methods)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orton Seed (in3) = The seed-based cranial capacity of the specimen, in cubic inches, from Morton (1839).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ercent Difference = The percentage difference between our "shot adjusted" measurement and Morton's (1849) shot measurement of cranial capacity, using ours as the baseline [so formula = (Morton-Ours)/Ours].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24" office:value-type="string" calcext:value-type="string">
            <text:p>References</text:p>
          </table:table-cell>
          <table:table-cell table:number-columns-repeated="8"/>
        </table:table-row>
        <table:table-row table:style-name="ro2">
          <table:table-cell table:style-name="ce6" office:value-type="string" calcext:value-type="string">
            <text:p>Morton SG (1839) Crania Americana; or, A Comparative View of the Skulls of Various Aboriginal Nations of North and South America: to Which is Prefixed an Essay on the Varieties of the Human Species. Philadelphia: J. Dobson. </text:p>
          </table:table-cell>
          <table:table-cell table:number-columns-repeated="8"/>
        </table:table-row>
        <table:table-row table:style-name="ro2" table:number-rows-repeated="104849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 loext:blank-width-char="("> </number:text>
      <number:fill-character> </number:fill-character>
      <number:text loext:blank-width-char=")1">- 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$</number:text>
      <number:fill-character> </number:fill-character>
      <number:text loext:blank-width-char=")1">-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41">
      <number:number number:decimal-places="1" number:min-decimal-places="1" number:min-integer-digits="1"/>
      <number:text>%</number:text>
    </number:percentage-style>
    <number:number-style style:name="N142">
      <number:number number:decimal-places="1" number:min-decimal-places="1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style:use-window-font-color="true" style:font-name="Verdana" fo:font-family="Verdana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asurements_20__28_Shot_20_Comparisons_29_" style:display-name="PageStyle_Measurements (Shot Comparisons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s_20__28_Seed_20_Comparisons_29_" style:display-name="PageStyle_Measurements (Seed Comparisons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avid DeGusta</meta:initial-creator>
    <meta:creation-date>2009-03-09T08:40:31</meta:creation-date>
    <dc:creator>David DeGusta</dc:creator>
    <meta:document-statistic meta:table-count="2" meta:cell-count="4199" meta:object-count="0"/>
    <meta:generator>LibreOffice/25.2.6.2$Linux_X86_64 LibreOffice_project/520$Build-2</meta:generator>
  </office:meta>
</office:document-meta>
</file>